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Google Sans Text&quot;" svg:font-family="'&quot;Google Sans Text&quot;'"/>
    <style:font-face style:name="&quot;Google Sans&quot;" svg:font-family="'&quot;Google Sans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9.91pt"/>
    </style:style>
    <style:style style:name="co2" style:family="table-column">
      <style:table-column-properties fo:break-before="auto" style:column-width="361.84pt"/>
    </style:style>
    <style:style style:name="co3" style:family="table-column">
      <style:table-column-properties fo:break-before="auto" style:column-width="88.89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357.7pt"/>
    </style:style>
    <style:style style:name="co6" style:family="table-column">
      <style:table-column-properties fo:break-before="auto" style:column-width="259.06pt"/>
    </style:style>
    <style:style style:name="co7" style:family="table-column">
      <style:table-column-properties fo:break-before="auto" style:column-width="447.25pt"/>
    </style:style>
    <style:style style:name="co8" style:family="table-column">
      <style:table-column-properties fo:break-before="auto" style:column-width="179.21pt"/>
    </style:style>
    <style:style style:name="co9" style:family="table-column">
      <style:table-column-properties fo:break-before="auto" style:column-width="354.9pt"/>
    </style:style>
    <style:style style:name="co10" style:family="table-column">
      <style:table-column-properties fo:break-before="auto" style:column-width="245.14pt"/>
    </style:style>
    <style:style style:name="co11" style:family="table-column">
      <style:table-column-properties fo:break-before="auto" style:column-width="140.29pt"/>
    </style:style>
    <style:style style:name="co12" style:family="table-column">
      <style:table-column-properties fo:break-before="auto" style:column-width="211.1pt"/>
    </style:style>
    <style:style style:name="co13" style:family="table-column">
      <style:table-column-properties fo:break-before="auto" style:column-width="1152.85pt"/>
    </style:style>
    <style:style style:name="co14" style:family="table-column">
      <style:table-column-properties fo:break-before="auto" style:column-width="280.54pt"/>
    </style:style>
    <style:style style:name="co15" style:family="table-column">
      <style:table-column-properties fo:break-before="auto" style:column-width="383.36pt"/>
    </style:style>
    <style:style style:name="co16" style:family="table-column">
      <style:table-column-properties fo:break-before="auto" style:column-width="112.51pt"/>
    </style:style>
    <style:style style:name="co17" style:family="table-column">
      <style:table-column-properties fo:break-before="auto" style:column-width="253.5pt"/>
    </style:style>
    <style:style style:name="co18" style:family="table-column">
      <style:table-column-properties fo:break-before="auto" style:column-width="125.69pt"/>
    </style:style>
    <style:style style:name="co19" style:family="table-column">
      <style:table-column-properties fo:break-before="auto" style:column-width="308.35pt"/>
    </style:style>
    <style:style style:name="co20" style:family="table-column">
      <style:table-column-properties fo:break-before="auto" style:column-width="310.45pt"/>
    </style:style>
    <style:style style:name="co21" style:family="table-column">
      <style:table-column-properties fo:break-before="auto" style:column-width="91.64pt"/>
    </style:style>
    <style:style style:name="co22" style:family="table-column">
      <style:table-column-properties fo:break-before="auto" style:column-width="234.74pt"/>
    </style:style>
    <style:style style:name="co23" style:family="table-column">
      <style:table-column-properties fo:break-before="auto" style:column-width="80.56pt"/>
    </style:style>
    <style:style style:name="co24" style:family="table-column">
      <style:table-column-properties fo:break-before="auto" style:column-width="300.76pt"/>
    </style:style>
    <style:style style:name="co25" style:family="table-column">
      <style:table-column-properties fo:break-before="auto" style:column-width="340.3pt"/>
    </style:style>
    <style:style style:name="co26" style:family="table-column">
      <style:table-column-properties fo:break-before="auto" style:column-width="104.14pt"/>
    </style:style>
    <style:style style:name="co27" style:family="table-column">
      <style:table-column-properties fo:break-before="auto" style:column-width="147.94pt"/>
    </style:style>
    <style:style style:name="co28" style:family="table-column">
      <style:table-column-properties fo:break-before="auto" style:column-width="106.24pt"/>
    </style:style>
    <style:style style:name="co29" style:family="table-column">
      <style:table-column-properties fo:break-before="auto" style:column-width="154.2pt"/>
    </style:style>
    <style:style style:name="co30" style:family="table-column">
      <style:table-column-properties fo:break-before="auto" style:column-width="231.96pt"/>
    </style:style>
    <style:style style:name="co31" style:family="table-column">
      <style:table-column-properties fo:break-before="auto" style:column-width="109.76pt"/>
    </style:style>
    <style:style style:name="co32" style:family="table-column">
      <style:table-column-properties fo:break-before="auto" style:column-width="335.45pt"/>
    </style:style>
    <style:style style:name="co33" style:family="table-column">
      <style:table-column-properties fo:break-before="auto" style:column-width="341.01pt"/>
    </style:style>
    <style:style style:name="co34" style:family="table-column">
      <style:table-column-properties fo:break-before="auto" style:column-width="119.45pt"/>
    </style:style>
    <style:style style:name="co35" style:family="table-column">
      <style:table-column-properties fo:break-before="auto" style:column-width="100.69pt"/>
    </style:style>
    <style:style style:name="co36" style:family="table-column">
      <style:table-column-properties fo:break-before="auto" style:column-width="356.94pt"/>
    </style:style>
    <style:style style:name="co37" style:family="table-column">
      <style:table-column-properties fo:break-before="auto" style:column-width="99.35pt"/>
    </style:style>
    <style:style style:name="co38" style:family="table-column">
      <style:table-column-properties fo:break-before="auto" style:column-width="405.61pt"/>
    </style:style>
    <style:style style:name="co39" style:family="table-column">
      <style:table-column-properties fo:break-before="auto" style:column-width="327.8pt"/>
    </style:style>
    <style:style style:name="co40" style:family="table-column">
      <style:table-column-properties fo:break-before="auto" style:column-width="297.24pt"/>
    </style:style>
    <style:style style:name="co41" style:family="table-column">
      <style:table-column-properties fo:break-before="auto" style:column-width="318.1pt"/>
    </style:style>
    <style:style style:name="co42" style:family="table-column">
      <style:table-column-properties fo:break-before="auto" style:column-width="118.06pt"/>
    </style:style>
    <style:style style:name="co43" style:family="table-column">
      <style:table-column-properties fo:break-before="auto" style:column-width="347.95pt"/>
    </style:style>
    <style:style style:name="co44" style:family="table-column">
      <style:table-column-properties fo:break-before="auto" style:column-width="67.41pt"/>
    </style:style>
    <style:style style:name="co45" style:family="table-column">
      <style:table-column-properties fo:break-before="auto" style:column-width="274.99pt"/>
    </style:style>
    <style:style style:name="co46" style:family="table-column">
      <style:table-column-properties fo:break-before="auto" style:column-width="316.6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Unificada">
      <style:table-properties table:display="true" style:writing-mode="lr-tb"/>
    </style:style>
    <style:style style:name="ta2" style:family="table" style:master-page-name="PageStyle_5f_Valter_5f_Rocha">
      <style:table-properties table:display="true" style:writing-mode="lr-tb"/>
    </style:style>
    <style:style style:name="ta3" style:family="table" style:master-page-name="PageStyle_5f_Parque_5f_Nossa_5f_Sra_5f_de_5f_Fatima">
      <style:table-properties table:display="true" style:writing-mode="lr-tb"/>
    </style:style>
    <style:style style:name="ta4" style:family="table" style:master-page-name="PageStyle_5f_Pref_5f_Luiz_5f_Pereira_5f_da_5f_Silva">
      <style:table-properties table:display="true" style:writing-mode="lr-tb"/>
    </style:style>
    <style:style style:name="ta5" style:family="table" style:master-page-name="PageStyle_5f_Santa_5f_Cecilia">
      <style:table-properties table:display="true" style:writing-mode="lr-tb"/>
    </style:style>
    <style:style style:name="ta6" style:family="table" style:master-page-name="PageStyle_5f_José_5f_do_5f_Prado_5f_Franco_5f_Neto">
      <style:table-properties table:display="true" style:writing-mode="lr-tb"/>
    </style:style>
    <style:style style:name="ta7" style:family="table" style:master-page-name="PageStyle_5f_Gilton_5f_Rezende">
      <style:table-properties table:display="true" style:writing-mode="lr-tb"/>
    </style:style>
    <style:style style:name="ta8" style:family="table" style:master-page-name="PageStyle_5f_Alcino_5f_Correia">
      <style:table-properties table:display="true" style:writing-mode="lr-tb"/>
    </style:style>
    <style:style style:name="ta9" style:family="table" style:master-page-name="PageStyle_5f_Muciano_5f_Guajara">
      <style:table-properties table:display="true" style:writing-mode="lr-tb"/>
    </style:style>
    <style:style style:name="ta10" style:family="table" style:master-page-name="PageStyle_5f_Valdemar_5f_Pinto_5f_Pereira">
      <style:table-properties table:display="true" style:writing-mode="lr-tb"/>
    </style:style>
    <style:style style:name="ta11" style:family="table" style:master-page-name="PageStyle_5f_Suzinete_5f_Gomes_20_">
      <style:table-properties table:display="true" style:writing-mode="lr-tb"/>
    </style:style>
    <style:style style:name="ta12" style:family="table" style:master-page-name="PageStyle_5f_Josafa_5f_Mota">
      <style:table-properties table:display="true" style:writing-mode="lr-tb"/>
    </style:style>
    <style:style style:name="ta13" style:family="table" style:master-page-name="PageStyle_5f_Gervasio">
      <style:table-properties table:display="true" style:writing-mode="lr-tb"/>
    </style:style>
    <style:style style:name="ta14" style:family="table" style:master-page-name="PageStyle_5f_Maria_5f_Lenice">
      <style:table-properties table:display="true" style:writing-mode="lr-tb"/>
    </style:style>
    <style:style style:name="ta15" style:family="table" style:master-page-name="PageStyle_5f_Alcides_5f_Alves">
      <style:table-properties table:display="true" style:writing-mode="lr-tb"/>
    </style:style>
    <style:style style:name="ta16" style:family="table" style:master-page-name="PageStyle_5f_Antônio_5f_Carlos_5f_Leite_5f_Franco">
      <style:table-properties table:display="true" style:writing-mode="lr-tb"/>
    </style:style>
    <style:style style:name="ta17" style:family="table" style:master-page-name="PageStyle_5f_Jose_5f_Alves_5f_dos_5f_Santos">
      <style:table-properties table:display="true" style:writing-mode="lr-tb"/>
    </style:style>
    <style:style style:name="ta18" style:family="table" style:master-page-name="PageStyle_5f_Heitor_5f_Dias_5f_Soares">
      <style:table-properties table:display="true" style:writing-mode="lr-tb"/>
    </style:style>
    <style:style style:name="ta19" style:family="table" style:master-page-name="PageStyle_5f_Tancredo_5f_Neves_20_">
      <style:table-properties table:display="true" style:writing-mode="lr-tb"/>
    </style:style>
    <style:style style:name="ta20" style:family="table" style:master-page-name="PageStyle_5f_Mugival_5f_Messias">
      <style:table-properties table:display="true" style:writing-mode="lr-tb"/>
    </style:style>
    <style:style style:name="ta21" style:family="table" style:master-page-name="PageStyle_5f_Antonio_5f_Nascimento">
      <style:table-properties table:display="true" style:writing-mode="lr-tb"/>
    </style:style>
    <style:style style:name="ta22" style:family="table" style:master-page-name="PageStyle_5f_Lauro_5f_maia_20_">
      <style:table-properties table:display="true" style:writing-mode="lr-tb"/>
    </style:style>
    <style:style style:name="ta23" style:family="table" style:master-page-name="PageStyle_5f_Otaviana_5f_Matos">
      <style:table-properties table:display="true" style:writing-mode="lr-tb"/>
    </style:style>
    <style:style style:name="ta24" style:family="table" style:master-page-name="PageStyle_5f_Jose_5f_do_5f_prado_5f_barreto_20_">
      <style:table-properties table:display="true" style:writing-mode="lr-tb"/>
    </style:style>
    <style:style style:name="ta25" style:family="table" style:master-page-name="PageStyle_5f_Jose_20_de_20_Carvalho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&quot;Google Sans Text&quot;" fo:font-size="11pt" fo:font-style="normal" fo:text-shadow="none" style:text-underline-style="none" fo:font-weight="normal" style:font-size-asian="11pt" style:font-style-asian="normal" style:font-weight-asian="normal" style:font-name-complex="&quot;Google Sans Text&quot;" style:font-size-complex="11pt" style:font-style-complex="normal" style:font-weight-complex="normal"/>
    </style:style>
    <style:style style:name="ce6" style:family="table-cell" style:parent-style-name="Default">
      <style:table-cell-properties fo:background-color="#d8e5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&quot;Google Sans&quot;" fo:font-size="11pt" fo:font-style="normal" fo:text-shadow="none" style:text-underline-style="none" fo:font-weight="normal" style:font-size-asian="11pt" style:font-style-asian="normal" style:font-weight-asian="normal" style:font-name-complex="&quot;Google Sans&quot;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f1f1f" style:text-outline="false" style:text-line-through-style="none" style:text-line-through-type="none" style:font-name="&quot;Google Sans&quot;" fo:font-size="11pt" fo:font-style="normal" fo:text-shadow="none" style:text-underline-style="none" fo:font-weight="normal" style:font-size-asian="11pt" style:font-style-asian="normal" style:font-weight-asian="normal" style:font-name-complex="&quot;Google Sans&quot;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nificad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ubs_referencia</text:p>
          </table:table-cell>
          <table:table-cell table:style-name="ce1" office:value-type="string" calcext:value-type="string">
            <text:p>localizacao_ubs</text:p>
          </table:table-cell>
          <table:table-cell table:style-name="ce1" office:value-type="string" calcext:value-type="string">
            <text:p>link_map_ubs</text:p>
          </table:table-cell>
          <table:table-cell table:style-name="ce1" office:value-type="string" calcext:value-type="string">
            <text:p>micro_area</text:p>
          </table:table-cell>
          <table:table-cell table:style-name="ce1" office:value-type="string" calcext:value-type="string">
            <text:p>endereco_completo</text:p>
          </table:table-cell>
          <table:table-cell table:style-name="ce4" table:number-columns-repeated="22"/>
          <table:table-cell table:number-columns-repeated="997"/>
        </table:table-row>
        <table:table-row table:style-name="ro2" table:number-rows-repeated="84">
          <table:table-cell table:number-columns-repeated="1024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Aramuru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Caete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Caxico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Karapato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Pataco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v. Tomoio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Tapuia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Tupinamba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Xoco Guara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Xingú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Espirito Santo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v. Florionopolis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Mato Grosso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avessa Mato Grosso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Santa Catarina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v. Curitiba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avessa Curitiba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v. Eng. Galvão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Parana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Porto Alegre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Rio de Janeiro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Sao Paulo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v. Engenheiro Luciano Santana Gaalvão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05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essa 19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essa 17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Espirito Santo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Goias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Mato Grosso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essa 16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essa Maria Freire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essa 20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A (Jardim Esperança)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B (Jardim Esperança)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09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03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02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01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Distrito Federal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Minas Gerais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Goias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v. Curitiba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v. Florionopolis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Mato Grosso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Mato Grosso do Sul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Tapuia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Kariri-Xoco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Novo Acesso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v. Tupiniquins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v. Tamoio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Potiguara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07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08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09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10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11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12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13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14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15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Bras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Diego Emerson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v. Eng. Luciano Galvão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maps.app.goo.gl/RhAmaYNywDHYjnQU9" xlink:type="simple">https://maps.app.goo.gl/RhAmaYNywDHYjnQU9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D3, Sao Braz, Nossa Senhora do Socorro - SE</text:p>
          </table:table-cell>
          <table:table-cell table:number-columns-repeated="1019"/>
        </table:table-row>
        <table:table-row table:style-name="ro2" table:number-rows-repeated="10484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lter_Rocha" table:style-name="ta2"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ubs_referencia</text:p>
          </table:table-cell>
          <table:table-cell table:style-name="ce1" office:value-type="string" calcext:value-type="string">
            <text:p>localizacao_ubs</text:p>
          </table:table-cell>
          <table:table-cell table:style-name="ce1" office:value-type="string" calcext:value-type="string">
            <text:p>link_map_ubs</text:p>
          </table:table-cell>
          <table:table-cell table:style-name="ce1" office:value-type="string" calcext:value-type="string">
            <text:p>micro_area</text:p>
          </table:table-cell>
          <table:table-cell table:style-name="ce1" office:value-type="string" calcext:value-type="string">
            <text:p>endereco_complet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Aramuru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Caete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Caxico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Karapato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Pataco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v. Tomoio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Tapuia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Tupinamba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Xoco Guara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Xingú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Espirito Santo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v. Florionopolis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Mato Grosso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avessa Mato Grosso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Santa Catarina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v. Curitiba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avessa Curitiba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v. Eng. Galvão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Parana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Porto Alegre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Rio de Janeiro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Sao Paulo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v. Engenheiro Luciano Santana Gaalvão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05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essa 19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essa 17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Espirito Santo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Goias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Mato Grosso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essa 16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essa Maria Freire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essa 20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A (Jardim Esperança)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B (Jardim Esperança)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09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03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02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01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Distrito Federal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Minas Gerais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Goias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v. Curitiba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v. Florionopolis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Mato Grosso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Mato Grosso do Sul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Tapuia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Kariri-Xoco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Novo Acesso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v. Tupiniquins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v. Tamoio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Potiguara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07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08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09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10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11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12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13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14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15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Bras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Diego Emerson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v. Eng. Luciano Galvão, Sao Braz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ter Rocha</text:p>
          </table:table-cell>
          <table:table-cell table:style-name="ce2" office:value-type="string" calcext:value-type="string">
            <text:p>Tv. 3 A Jd Mariana, 500 - Lot. Jardim Mariana, Nossa Sra. do Socorro - SE, 49160-000</text:p>
          </table:table-cell>
          <table:table-cell table:style-name="ce3" office:value-type="string" calcext:value-type="string">
            <text:p><text:a xlink:href="https://www.google.com/maps/place/UBS+Valter+de+Jesus+Rocha/@-10.846243,-37.0535139,17z/data=!3m1!4b1!4m6!3m5!1s0x7054db0bf994a35:0x4e186ae9f0f781c!8m2!3d-10.846243!4d-37.050939!16s%2Fg%2F11kn0q_mcy?entry=ttu&amp;g_ep=EgoyMDI1MTIwOS4wIKXMDSoASAFQAw%3D%3D" xlink:type="simple">https://www.google.com/maps/place/UBS+Valter+de+Jesus+Rocha/@-10.846243,-37.0535139,17z/data=!3m1!4b1!4m6!3m5!1s0x7054db0bf994a35:0x4e186ae9f0f781c!8m2!3d-10.846243!4d-37.050939!16s%2Fg%2F11kn0q_mcy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D3, Sao Braz, Nossa Senhora do Socorro - SE</text:p>
          </table:table-cell>
          <table:table-cell table:number-columns-repeated="1019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que_Nossa_Sra_de_Fatima" table:style-name="ta3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ubs_referencia</text:p>
          </table:table-cell>
          <table:table-cell table:style-name="ce1" office:value-type="string" calcext:value-type="string">
            <text:p>localizacao_ubs</text:p>
          </table:table-cell>
          <table:table-cell table:style-name="ce1" office:value-type="string" calcext:value-type="string">
            <text:p>link_map_ubs</text:p>
          </table:table-cell>
          <table:table-cell table:style-name="ce1" office:value-type="string" calcext:value-type="string">
            <text:p>micro_area</text:p>
          </table:table-cell>
          <table:table-cell table:style-name="ce1" office:value-type="string" calcext:value-type="string">
            <text:p>endereco_complet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venida Ferrea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Rua B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Rua C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Rua D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Rua E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strada Velha do Sobrado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Rua F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Rua G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Travessa G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Rua I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venida Ferrea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Rua A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Rua B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Rua C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strada Velha do Sobrado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Rua G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Rua D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Travessa G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venida Leste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venida Canal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venida Canal 2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Travessa Canal 2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Travessa Canal 2 Assentamento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Rua B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Rua C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Rua E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ua E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ua F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ua K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ua L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ua M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Travessa F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Rua A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Rua C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Rua D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Rua N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Rua O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Rua P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Rua Q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Rua R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Rua S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Rua V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venida Chesf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Rua A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Rua C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Rua I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Rua E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Rua F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Rua G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Rua H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Rua J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arque Nossa Senhora de Fátima</text:p>
          </table:table-cell>
          <table:table-cell table:style-name="ce2" office:value-type="string" calcext:value-type="string">
            <text:p>R. F - Sobrado, Nossa Sra. do Socorro - SE, 49160-000</text:p>
          </table:table-cell>
          <table:table-cell table:style-name="ce3" office:value-type="string" calcext:value-type="string">
            <text:p><text:a xlink:href="https://maps.app.goo.gl/TwPdUwVHfmgcFter8" xlink:type="simple">https://maps.app.goo.gl/TwPdUwVHfmgcFter8</text:a>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Avenida Ferrea, Sobrado, Nossa Senhora do Socorro - SE</text:p>
          </table:table-cell>
          <table:table-cell table:number-columns-repeated="1019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ef_Luiz_Pereira_da_Silva" table:style-name="ta4">
        <table:table-column table:style-name="co4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ubs_referencia</text:p>
          </table:table-cell>
          <table:table-cell table:style-name="ce1" office:value-type="string" calcext:value-type="string">
            <text:p>localizacao_ubs</text:p>
          </table:table-cell>
          <table:table-cell table:style-name="ce1" office:value-type="string" calcext:value-type="string">
            <text:p>link_map_ubs</text:p>
          </table:table-cell>
          <table:table-cell table:style-name="ce1" office:value-type="string" calcext:value-type="string">
            <text:p>micro_area</text:p>
          </table:table-cell>
          <table:table-cell table:style-name="ce1" office:value-type="string" calcext:value-type="string">
            <text:p>endereco_complet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iz Pereira </text:p>
          </table:table-cell>
          <table:table-cell table:style-name="ce2" office:value-type="string" calcext:value-type="string">
            <text:p>R. Quintino Bocaiúva, 292-314 - Taiçoca de Fora, Nossa Sra. do Socorro - SE, 49160-000</text:p>
          </table:table-cell>
          <table:table-cell table:style-name="ce3" office:value-type="string" calcext:value-type="string">
            <text:p><text:a xlink:href="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" xlink:type="simple">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Manoel Hilário, Taiçoca de Fo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iz Pereira </text:p>
          </table:table-cell>
          <table:table-cell table:style-name="ce2" office:value-type="string" calcext:value-type="string">
            <text:p>R. Quintino Bocaiúva, 292-314 - Taiçoca de Fora, Nossa Sra. do Socorro - SE, 49160-000</text:p>
          </table:table-cell>
          <table:table-cell table:style-name="ce3" office:value-type="string" calcext:value-type="string">
            <text:p><text:a xlink:href="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" xlink:type="simple">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Renato Rocha, Taiçoca de Fo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iz Pereira </text:p>
          </table:table-cell>
          <table:table-cell table:style-name="ce2" office:value-type="string" calcext:value-type="string">
            <text:p>R. Quintino Bocaiúva, 292-314 - Taiçoca de Fora, Nossa Sra. do Socorro - SE, 49160-000</text:p>
          </table:table-cell>
          <table:table-cell table:style-name="ce3" office:value-type="string" calcext:value-type="string">
            <text:p><text:a xlink:href="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" xlink:type="simple">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avessa Manoel Hilário, Taiçoca de Fo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iz Pereira </text:p>
          </table:table-cell>
          <table:table-cell table:style-name="ce2" office:value-type="string" calcext:value-type="string">
            <text:p>R. Quintino Bocaiúva, 292-314 - Taiçoca de Fora, Nossa Sra. do Socorro - SE, 49160-000</text:p>
          </table:table-cell>
          <table:table-cell table:style-name="ce3" office:value-type="string" calcext:value-type="string">
            <text:p><text:a xlink:href="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" xlink:type="simple">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avessa da Colina Renato Rocha, Taiçoca de Fo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iz Pereira </text:p>
          </table:table-cell>
          <table:table-cell table:style-name="ce2" office:value-type="string" calcext:value-type="string">
            <text:p>R. Quintino Bocaiúva, 292-314 - Taiçoca de Fora, Nossa Sra. do Socorro - SE, 49160-000</text:p>
          </table:table-cell>
          <table:table-cell table:style-name="ce3" office:value-type="string" calcext:value-type="string">
            <text:p><text:a xlink:href="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" xlink:type="simple">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Pedro Manoel, Taiçoca de Fo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iz Pereira </text:p>
          </table:table-cell>
          <table:table-cell table:style-name="ce2" office:value-type="string" calcext:value-type="string">
            <text:p>R. Quintino Bocaiúva, 292-314 - Taiçoca de Fora, Nossa Sra. do Socorro - SE, 49160-000</text:p>
          </table:table-cell>
          <table:table-cell table:style-name="ce3" office:value-type="string" calcext:value-type="string">
            <text:p><text:a xlink:href="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" xlink:type="simple">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avessa São José, Taiçoca de Fo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iz Pereira </text:p>
          </table:table-cell>
          <table:table-cell table:style-name="ce2" office:value-type="string" calcext:value-type="string">
            <text:p>R. Quintino Bocaiúva, 292-314 - Taiçoca de Fora, Nossa Sra. do Socorro - SE, 49160-000</text:p>
          </table:table-cell>
          <table:table-cell table:style-name="ce3" office:value-type="string" calcext:value-type="string">
            <text:p><text:a xlink:href="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" xlink:type="simple">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Prefeito José Franco, Taiçoca de Fo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iz Pereira </text:p>
          </table:table-cell>
          <table:table-cell table:style-name="ce2" office:value-type="string" calcext:value-type="string">
            <text:p>R. Quintino Bocaiúva, 292-314 - Taiçoca de Fora, Nossa Sra. do Socorro - SE, 49160-000</text:p>
          </table:table-cell>
          <table:table-cell table:style-name="ce3" office:value-type="string" calcext:value-type="string">
            <text:p><text:a xlink:href="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" xlink:type="simple">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essa Prefeito José Franco, Taiçoca de Fo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iz Pereira </text:p>
          </table:table-cell>
          <table:table-cell table:style-name="ce2" office:value-type="string" calcext:value-type="string">
            <text:p>R. Quintino Bocaiúva, 292-314 - Taiçoca de Fora, Nossa Sra. do Socorro - SE, 49160-000</text:p>
          </table:table-cell>
          <table:table-cell table:style-name="ce3" office:value-type="string" calcext:value-type="string">
            <text:p><text:a xlink:href="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" xlink:type="simple">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Paulinha Abelha, Taiçoca de Fo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iz Pereira </text:p>
          </table:table-cell>
          <table:table-cell table:style-name="ce2" office:value-type="string" calcext:value-type="string">
            <text:p>R. Quintino Bocaiúva, 292-314 - Taiçoca de Fora, Nossa Sra. do Socorro - SE, 49160-000</text:p>
          </table:table-cell>
          <table:table-cell table:style-name="ce3" office:value-type="string" calcext:value-type="string">
            <text:p><text:a xlink:href="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" xlink:type="simple">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Francisco Souza Aguiar, Taiçoca de Fo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iz Pereira </text:p>
          </table:table-cell>
          <table:table-cell table:style-name="ce2" office:value-type="string" calcext:value-type="string">
            <text:p>R. Quintino Bocaiúva, 292-314 - Taiçoca de Fora, Nossa Sra. do Socorro - SE, 49160-000</text:p>
          </table:table-cell>
          <table:table-cell table:style-name="ce3" office:value-type="string" calcext:value-type="string">
            <text:p><text:a xlink:href="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" xlink:type="simple">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avessa Francisco Souza Aguiar, Taiçoca de Fo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iz Pereira </text:p>
          </table:table-cell>
          <table:table-cell table:style-name="ce2" office:value-type="string" calcext:value-type="string">
            <text:p>R. Quintino Bocaiúva, 292-314 - Taiçoca de Fora, Nossa Sra. do Socorro - SE, 49160-000</text:p>
          </table:table-cell>
          <table:table-cell table:style-name="ce3" office:value-type="string" calcext:value-type="string">
            <text:p><text:a xlink:href="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" xlink:type="simple">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Carolina Santos, Taiçoca de Fo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iz Pereira </text:p>
          </table:table-cell>
          <table:table-cell table:style-name="ce2" office:value-type="string" calcext:value-type="string">
            <text:p>R. Quintino Bocaiúva, 292-314 - Taiçoca de Fora, Nossa Sra. do Socorro - SE, 49160-000</text:p>
          </table:table-cell>
          <table:table-cell table:style-name="ce3" office:value-type="string" calcext:value-type="string">
            <text:p><text:a xlink:href="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" xlink:type="simple">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Recanto do Mar, Taiçoca de Fo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iz Pereira </text:p>
          </table:table-cell>
          <table:table-cell table:style-name="ce2" office:value-type="string" calcext:value-type="string">
            <text:p>R. Quintino Bocaiúva, 292-314 - Taiçoca de Fora, Nossa Sra. do Socorro - SE, 49160-000</text:p>
          </table:table-cell>
          <table:table-cell table:style-name="ce3" office:value-type="string" calcext:value-type="string">
            <text:p><text:a xlink:href="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" xlink:type="simple">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São Mateus, Taiçoca de Fo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iz Pereira </text:p>
          </table:table-cell>
          <table:table-cell table:style-name="ce2" office:value-type="string" calcext:value-type="string">
            <text:p>R. Quintino Bocaiúva, 292-314 - Taiçoca de Fora, Nossa Sra. do Socorro - SE, 49160-000</text:p>
          </table:table-cell>
          <table:table-cell table:style-name="ce3" office:value-type="string" calcext:value-type="string">
            <text:p><text:a xlink:href="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" xlink:type="simple">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G, Taiçoca de Fo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iz Pereira </text:p>
          </table:table-cell>
          <table:table-cell table:style-name="ce2" office:value-type="string" calcext:value-type="string">
            <text:p>R. Quintino Bocaiúva, 292-314 - Taiçoca de Fora, Nossa Sra. do Socorro - SE, 49160-000</text:p>
          </table:table-cell>
          <table:table-cell table:style-name="ce3" office:value-type="string" calcext:value-type="string">
            <text:p><text:a xlink:href="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" xlink:type="simple">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B, Taiçoca de Fo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iz Pereira </text:p>
          </table:table-cell>
          <table:table-cell table:style-name="ce2" office:value-type="string" calcext:value-type="string">
            <text:p>R. Quintino Bocaiúva, 292-314 - Taiçoca de Fora, Nossa Sra. do Socorro - SE, 49160-000</text:p>
          </table:table-cell>
          <table:table-cell table:style-name="ce3" office:value-type="string" calcext:value-type="string">
            <text:p><text:a xlink:href="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" xlink:type="simple">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I, Taiçoca de Fo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iz Pereira </text:p>
          </table:table-cell>
          <table:table-cell table:style-name="ce2" office:value-type="string" calcext:value-type="string">
            <text:p>R. Quintino Bocaiúva, 292-314 - Taiçoca de Fora, Nossa Sra. do Socorro - SE, 49160-000</text:p>
          </table:table-cell>
          <table:table-cell table:style-name="ce3" office:value-type="string" calcext:value-type="string">
            <text:p><text:a xlink:href="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" xlink:type="simple">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venida A, Taiçoca de Fo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iz Pereira </text:p>
          </table:table-cell>
          <table:table-cell table:style-name="ce2" office:value-type="string" calcext:value-type="string">
            <text:p>R. Quintino Bocaiúva, 292-314 - Taiçoca de Fora, Nossa Sra. do Socorro - SE, 49160-000</text:p>
          </table:table-cell>
          <table:table-cell table:style-name="ce3" office:value-type="string" calcext:value-type="string">
            <text:p><text:a xlink:href="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" xlink:type="simple">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C, Taiçoca de Fo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iz Pereira </text:p>
          </table:table-cell>
          <table:table-cell table:style-name="ce2" office:value-type="string" calcext:value-type="string">
            <text:p>R. Quintino Bocaiúva, 292-314 - Taiçoca de Fora, Nossa Sra. do Socorro - SE, 49160-000</text:p>
          </table:table-cell>
          <table:table-cell table:style-name="ce3" office:value-type="string" calcext:value-type="string">
            <text:p><text:a xlink:href="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" xlink:type="simple">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avessa A01, Taiçoca de Fo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iz Pereira </text:p>
          </table:table-cell>
          <table:table-cell table:style-name="ce2" office:value-type="string" calcext:value-type="string">
            <text:p>R. Quintino Bocaiúva, 292-314 - Taiçoca de Fora, Nossa Sra. do Socorro - SE, 49160-000</text:p>
          </table:table-cell>
          <table:table-cell table:style-name="ce3" office:value-type="string" calcext:value-type="string">
            <text:p><text:a xlink:href="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" xlink:type="simple">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venida H, Taiçoca de Fo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iz Pereira </text:p>
          </table:table-cell>
          <table:table-cell table:style-name="ce2" office:value-type="string" calcext:value-type="string">
            <text:p>R. Quintino Bocaiúva, 292-314 - Taiçoca de Fora, Nossa Sra. do Socorro - SE, 49160-000</text:p>
          </table:table-cell>
          <table:table-cell table:style-name="ce3" office:value-type="string" calcext:value-type="string">
            <text:p><text:a xlink:href="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" xlink:type="simple">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Maria Ceris dos Santos, Taiçoca de Fo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iz Pereira </text:p>
          </table:table-cell>
          <table:table-cell table:style-name="ce2" office:value-type="string" calcext:value-type="string">
            <text:p>R. Quintino Bocaiúva, 292-314 - Taiçoca de Fora, Nossa Sra. do Socorro - SE, 49160-000</text:p>
          </table:table-cell>
          <table:table-cell table:style-name="ce3" office:value-type="string" calcext:value-type="string">
            <text:p><text:a xlink:href="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" xlink:type="simple">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Quintino Bocaiuva, Taiçoca de Fo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iz Pereira </text:p>
          </table:table-cell>
          <table:table-cell table:style-name="ce2" office:value-type="string" calcext:value-type="string">
            <text:p>R. Quintino Bocaiúva, 292-314 - Taiçoca de Fora, Nossa Sra. do Socorro - SE, 49160-000</text:p>
          </table:table-cell>
          <table:table-cell table:style-name="ce3" office:value-type="string" calcext:value-type="string">
            <text:p><text:a xlink:href="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" xlink:type="simple">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Josefa Pereira Góes, Taiçoca de Fo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iz Pereira </text:p>
          </table:table-cell>
          <table:table-cell table:style-name="ce2" office:value-type="string" calcext:value-type="string">
            <text:p>R. Quintino Bocaiúva, 292-314 - Taiçoca de Fora, Nossa Sra. do Socorro - SE, 49160-000</text:p>
          </table:table-cell>
          <table:table-cell table:style-name="ce3" office:value-type="string" calcext:value-type="string">
            <text:p><text:a xlink:href="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" xlink:type="simple">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Idalina, Taiçoca de Fo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iz Pereira </text:p>
          </table:table-cell>
          <table:table-cell table:style-name="ce2" office:value-type="string" calcext:value-type="string">
            <text:p>R. Quintino Bocaiúva, 292-314 - Taiçoca de Fora, Nossa Sra. do Socorro - SE, 49160-000</text:p>
          </table:table-cell>
          <table:table-cell table:style-name="ce3" office:value-type="string" calcext:value-type="string">
            <text:p><text:a xlink:href="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" xlink:type="simple">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v. Idalina, Taiçoca de Fo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iz Pereira </text:p>
          </table:table-cell>
          <table:table-cell table:style-name="ce2" office:value-type="string" calcext:value-type="string">
            <text:p>R. Quintino Bocaiúva, 292-314 - Taiçoca de Fora, Nossa Sra. do Socorro - SE, 49160-000</text:p>
          </table:table-cell>
          <table:table-cell table:style-name="ce3" office:value-type="string" calcext:value-type="string">
            <text:p><text:a xlink:href="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" xlink:type="simple">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Alziro Ludovice, Taiçoca de Fo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iz Pereira </text:p>
          </table:table-cell>
          <table:table-cell table:style-name="ce2" office:value-type="string" calcext:value-type="string">
            <text:p>R. Quintino Bocaiúva, 292-314 - Taiçoca de Fora, Nossa Sra. do Socorro - SE, 49160-000</text:p>
          </table:table-cell>
          <table:table-cell table:style-name="ce3" office:value-type="string" calcext:value-type="string">
            <text:p><text:a xlink:href="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" xlink:type="simple">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v. Manoel Moraes, Taiçoca de Fo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iz Pereira </text:p>
          </table:table-cell>
          <table:table-cell table:style-name="ce2" office:value-type="string" calcext:value-type="string">
            <text:p>R. Quintino Bocaiúva, 292-314 - Taiçoca de Fora, Nossa Sra. do Socorro - SE, 49160-000</text:p>
          </table:table-cell>
          <table:table-cell table:style-name="ce3" office:value-type="string" calcext:value-type="string">
            <text:p><text:a xlink:href="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" xlink:type="simple">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José Bernardo, Taiçoca de Fo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iz Pereira </text:p>
          </table:table-cell>
          <table:table-cell table:style-name="ce2" office:value-type="string" calcext:value-type="string">
            <text:p>R. Quintino Bocaiúva, 292-314 - Taiçoca de Fora, Nossa Sra. do Socorro - SE, 49160-000</text:p>
          </table:table-cell>
          <table:table-cell table:style-name="ce3" office:value-type="string" calcext:value-type="string">
            <text:p><text:a xlink:href="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" xlink:type="simple">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Alberto Garcia Leite, Taiçoca de Fo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iz Pereira </text:p>
          </table:table-cell>
          <table:table-cell table:style-name="ce2" office:value-type="string" calcext:value-type="string">
            <text:p>R. Quintino Bocaiúva, 292-314 - Taiçoca de Fora, Nossa Sra. do Socorro - SE, 49160-000</text:p>
          </table:table-cell>
          <table:table-cell table:style-name="ce3" office:value-type="string" calcext:value-type="string">
            <text:p><text:a xlink:href="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" xlink:type="simple">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Cabo Gildo, Taiçoca de Fo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iz Pereira </text:p>
          </table:table-cell>
          <table:table-cell table:style-name="ce2" office:value-type="string" calcext:value-type="string">
            <text:p>R. Quintino Bocaiúva, 292-314 - Taiçoca de Fora, Nossa Sra. do Socorro - SE, 49160-000</text:p>
          </table:table-cell>
          <table:table-cell table:style-name="ce3" office:value-type="string" calcext:value-type="string">
            <text:p><text:a xlink:href="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" xlink:type="simple">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v. Cabo Gildo, Taiçoca de Fo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iz Pereira </text:p>
          </table:table-cell>
          <table:table-cell table:style-name="ce2" office:value-type="string" calcext:value-type="string">
            <text:p>R. Quintino Bocaiúva, 292-314 - Taiçoca de Fora, Nossa Sra. do Socorro - SE, 49160-000</text:p>
          </table:table-cell>
          <table:table-cell table:style-name="ce3" office:value-type="string" calcext:value-type="string">
            <text:p><text:a xlink:href="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" xlink:type="simple">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v. João Martins, Taiçoca de Fo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iz Pereira </text:p>
          </table:table-cell>
          <table:table-cell table:style-name="ce2" office:value-type="string" calcext:value-type="string">
            <text:p>R. Quintino Bocaiúva, 292-314 - Taiçoca de Fora, Nossa Sra. do Socorro - SE, 49160-000</text:p>
          </table:table-cell>
          <table:table-cell table:style-name="ce3" office:value-type="string" calcext:value-type="string">
            <text:p><text:a xlink:href="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" xlink:type="simple">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Carlos Alberto Garcia Leite, Taiçoca de Fo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iz Pereira </text:p>
          </table:table-cell>
          <table:table-cell table:style-name="ce2" office:value-type="string" calcext:value-type="string">
            <text:p>R. Quintino Bocaiúva, 292-314 - Taiçoca de Fora, Nossa Sra. do Socorro - SE, 49160-000</text:p>
          </table:table-cell>
          <table:table-cell table:style-name="ce3" office:value-type="string" calcext:value-type="string">
            <text:p><text:a xlink:href="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" xlink:type="simple">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v. Carlos Alberto Garcia Leite, Taiçoca de Fo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iz Pereira </text:p>
          </table:table-cell>
          <table:table-cell table:style-name="ce2" office:value-type="string" calcext:value-type="string">
            <text:p>R. Quintino Bocaiúva, 292-314 - Taiçoca de Fora, Nossa Sra. do Socorro - SE, 49160-000</text:p>
          </table:table-cell>
          <table:table-cell table:style-name="ce3" office:value-type="string" calcext:value-type="string">
            <text:p><text:a xlink:href="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" xlink:type="simple">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Valdemar Andrade, Taiçoca de Fo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iz Pereira </text:p>
          </table:table-cell>
          <table:table-cell table:style-name="ce2" office:value-type="string" calcext:value-type="string">
            <text:p>R. Quintino Bocaiúva, 292-314 - Taiçoca de Fora, Nossa Sra. do Socorro - SE, 49160-000</text:p>
          </table:table-cell>
          <table:table-cell table:style-name="ce3" office:value-type="string" calcext:value-type="string">
            <text:p><text:a xlink:href="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" xlink:type="simple">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Orlando Vieira, Taiçoca de Fo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iz Pereira </text:p>
          </table:table-cell>
          <table:table-cell table:style-name="ce2" office:value-type="string" calcext:value-type="string">
            <text:p>R. Quintino Bocaiúva, 292-314 - Taiçoca de Fora, Nossa Sra. do Socorro - SE, 49160-000</text:p>
          </table:table-cell>
          <table:table-cell table:style-name="ce3" office:value-type="string" calcext:value-type="string">
            <text:p><text:a xlink:href="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" xlink:type="simple">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Manoel Do Siri, Taiçoca de Fo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iz Pereira </text:p>
          </table:table-cell>
          <table:table-cell table:style-name="ce2" office:value-type="string" calcext:value-type="string">
            <text:p>R. Quintino Bocaiúva, 292-314 - Taiçoca de Fora, Nossa Sra. do Socorro - SE, 49160-000</text:p>
          </table:table-cell>
          <table:table-cell table:style-name="ce3" office:value-type="string" calcext:value-type="string">
            <text:p><text:a xlink:href="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" xlink:type="simple">https://www.google.com/maps/place/UBS+Prefeito+Luiz+Pereira+da+Silva/@-10.8408632,-37.0948677,3a,75y,128.18h,90.8t/data=!3m7!1e1!3m5!1sEHCbMGKiver3Qf3a5hH2EQ!2e0!6shttps:%2F%2Fstreetviewpixels-pa.googleapis.com%2Fv1%2Fthumbnail%3Fcb_client%3Dmaps_sv.tactile%26w%3D900%26h%3D600%26pitch%3D-0.7994430332429232%26panoid%3DEHCbMGKiver3Qf3a5hH2EQ%26yaw%3D128.17785915266631!7i16384!8i8192!4m10!1m2!2m1!1subs+luiz+pereira!3m6!1s0x7054d0889e5748d:0x774db0aba08c72eb!8m2!3d-10.8409373!4d-37.0948918!15sChB1YnMgbHVpeiBwZXJlaXJhkgEVcHVibGljX21lZGljYWxfY2VudGVy4AEA!16s%2Fg%2F11dfttg7z1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v. Manoel Do Siri, Taiçoca de Fora, Nossa Senhora do Socorro - SE</text:p>
          </table:table-cell>
          <table:table-cell table:number-columns-repeated="1019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nta_Cecilia" table:style-name="ta5">
        <table:table-column table:style-name="co4" table:number-columns-repeated="4" table:default-cell-style-name="Default"/>
        <table:table-column table:style-name="co10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ubs_referencia</text:p>
          </table:table-cell>
          <table:table-cell table:style-name="ce1" office:value-type="string" calcext:value-type="string">
            <text:p>localizacao_ubs</text:p>
          </table:table-cell>
          <table:table-cell table:style-name="ce1" office:value-type="string" calcext:value-type="string">
            <text:p>link_map_ubs</text:p>
          </table:table-cell>
          <table:table-cell table:style-name="ce1" office:value-type="string" calcext:value-type="string">
            <text:p>micro_area</text:p>
          </table:table-cell>
          <table:table-cell table:style-name="ce1" office:value-type="string" calcext:value-type="string">
            <text:p>endereco_completo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anta Cecilia</text:p>
          </table:table-cell>
          <table:table-cell table:style-name="ce2" office:value-type="string" calcext:value-type="string">
            <text:p>Av. Saneamento, 489 - Lot. Santa Cecilia, Nossa Sra. do Socorro - SE, 49160-000</text:p>
          </table:table-cell>
          <table:table-cell table:style-name="ce3" office:value-type="string" calcext:value-type="string">
            <text:p><text:a xlink:href="https://www.google.com/maps/place/U.B.S+Santa+Cec%C3%ADlia/@-10.8912281,-37.1297385,17z/data=!3m1!4b1!4m6!3m5!1s0x71aadcccda4e855:0x492b031d4b087abb!8m2!3d-10.8912334!4d-37.1271636!16s%2Fg%2F11gxw22cfq?entry=ttu&amp;g_ep=EgoyMDI1MTIwOS4wIKXMDSoASAFQAw%3D%3D" xlink:type="simple">https://www.google.com/maps/place/U.B.S+Santa+Cec%C3%ADlia/@-10.8912281,-37.1297385,17z/data=!3m1!4b1!4m6!3m5!1s0x71aadcccda4e855:0x492b031d4b087abb!8m2!3d-10.8912334!4d-37.1271636!16s%2Fg%2F11gxw22cfq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167, Santa Cecília, Nossa Senhora do Socorro - SE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anta Cecilia</text:p>
          </table:table-cell>
          <table:table-cell table:style-name="ce2" office:value-type="string" calcext:value-type="string">
            <text:p>Av. Saneamento, 489 - Lot. Santa Cecilia, Nossa Sra. do Socorro - SE, 49160-000</text:p>
          </table:table-cell>
          <table:table-cell table:style-name="ce3" office:value-type="string" calcext:value-type="string">
            <text:p><text:a xlink:href="https://www.google.com/maps/place/U.B.S+Santa+Cec%C3%ADlia/@-10.8912281,-37.1297385,17z/data=!3m1!4b1!4m6!3m5!1s0x71aadcccda4e855:0x492b031d4b087abb!8m2!3d-10.8912334!4d-37.1271636!16s%2Fg%2F11gxw22cfq?entry=ttu&amp;g_ep=EgoyMDI1MTIwOS4wIKXMDSoASAFQAw%3D%3D" xlink:type="simple">https://www.google.com/maps/place/U.B.S+Santa+Cec%C3%ADlia/@-10.8912281,-37.1297385,17z/data=!3m1!4b1!4m6!3m5!1s0x71aadcccda4e855:0x492b031d4b087abb!8m2!3d-10.8912334!4d-37.1271636!16s%2Fg%2F11gxw22cfq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133, Santa Cecília, Nossa Senhora do Socorro - SE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anta Cecilia</text:p>
          </table:table-cell>
          <table:table-cell table:style-name="ce2" office:value-type="string" calcext:value-type="string">
            <text:p>Av. Saneamento, 489 - Lot. Santa Cecilia, Nossa Sra. do Socorro - SE, 49160-000</text:p>
          </table:table-cell>
          <table:table-cell table:style-name="ce3" office:value-type="string" calcext:value-type="string">
            <text:p><text:a xlink:href="https://www.google.com/maps/place/U.B.S+Santa+Cec%C3%ADlia/@-10.8912281,-37.1297385,17z/data=!3m1!4b1!4m6!3m5!1s0x71aadcccda4e855:0x492b031d4b087abb!8m2!3d-10.8912334!4d-37.1271636!16s%2Fg%2F11gxw22cfq?entry=ttu&amp;g_ep=EgoyMDI1MTIwOS4wIKXMDSoASAFQAw%3D%3D" xlink:type="simple">https://www.google.com/maps/place/U.B.S+Santa+Cec%C3%ADlia/@-10.8912281,-37.1297385,17z/data=!3m1!4b1!4m6!3m5!1s0x71aadcccda4e855:0x492b031d4b087abb!8m2!3d-10.8912334!4d-37.1271636!16s%2Fg%2F11gxw22cfq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168, Santa Cecília, Nossa Senhora do Socorro - SE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anta Cecilia</text:p>
          </table:table-cell>
          <table:table-cell table:style-name="ce2" office:value-type="string" calcext:value-type="string">
            <text:p>Av. Saneamento, 489 - Lot. Santa Cecilia, Nossa Sra. do Socorro - SE, 49160-000</text:p>
          </table:table-cell>
          <table:table-cell table:style-name="ce3" office:value-type="string" calcext:value-type="string">
            <text:p><text:a xlink:href="https://www.google.com/maps/place/U.B.S+Santa+Cec%C3%ADlia/@-10.8912281,-37.1297385,17z/data=!3m1!4b1!4m6!3m5!1s0x71aadcccda4e855:0x492b031d4b087abb!8m2!3d-10.8912334!4d-37.1271636!16s%2Fg%2F11gxw22cfq?entry=ttu&amp;g_ep=EgoyMDI1MTIwOS4wIKXMDSoASAFQAw%3D%3D" xlink:type="simple">https://www.google.com/maps/place/U.B.S+Santa+Cec%C3%ADlia/@-10.8912281,-37.1297385,17z/data=!3m1!4b1!4m6!3m5!1s0x71aadcccda4e855:0x492b031d4b087abb!8m2!3d-10.8912334!4d-37.1271636!16s%2Fg%2F11gxw22cfq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169, Santa Cecília, Nossa Senhora do Socorro - SE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anta Cecilia</text:p>
          </table:table-cell>
          <table:table-cell table:style-name="ce2" office:value-type="string" calcext:value-type="string">
            <text:p>Av. Saneamento, 489 - Lot. Santa Cecilia, Nossa Sra. do Socorro - SE, 49160-000</text:p>
          </table:table-cell>
          <table:table-cell table:style-name="ce3" office:value-type="string" calcext:value-type="string">
            <text:p><text:a xlink:href="https://www.google.com/maps/place/U.B.S+Santa+Cec%C3%ADlia/@-10.8912281,-37.1297385,17z/data=!3m1!4b1!4m6!3m5!1s0x71aadcccda4e855:0x492b031d4b087abb!8m2!3d-10.8912334!4d-37.1271636!16s%2Fg%2F11gxw22cfq?entry=ttu&amp;g_ep=EgoyMDI1MTIwOS4wIKXMDSoASAFQAw%3D%3D" xlink:type="simple">https://www.google.com/maps/place/U.B.S+Santa+Cec%C3%ADlia/@-10.8912281,-37.1297385,17z/data=!3m1!4b1!4m6!3m5!1s0x71aadcccda4e855:0x492b031d4b087abb!8m2!3d-10.8912334!4d-37.1271636!16s%2Fg%2F11gxw22cfq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170, Santa Cecília, Nossa Senhora do Socorro - SE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anta Cecilia</text:p>
          </table:table-cell>
          <table:table-cell table:style-name="ce2" office:value-type="string" calcext:value-type="string">
            <text:p>Av. Saneamento, 489 - Lot. Santa Cecilia, Nossa Sra. do Socorro - SE, 49160-000</text:p>
          </table:table-cell>
          <table:table-cell table:style-name="ce3" office:value-type="string" calcext:value-type="string">
            <text:p><text:a xlink:href="https://www.google.com/maps/place/U.B.S+Santa+Cec%C3%ADlia/@-10.8912281,-37.1297385,17z/data=!3m1!4b1!4m6!3m5!1s0x71aadcccda4e855:0x492b031d4b087abb!8m2!3d-10.8912334!4d-37.1271636!16s%2Fg%2F11gxw22cfq?entry=ttu&amp;g_ep=EgoyMDI1MTIwOS4wIKXMDSoASAFQAw%3D%3D" xlink:type="simple">https://www.google.com/maps/place/U.B.S+Santa+Cec%C3%ADlia/@-10.8912281,-37.1297385,17z/data=!3m1!4b1!4m6!3m5!1s0x71aadcccda4e855:0x492b031d4b087abb!8m2!3d-10.8912334!4d-37.1271636!16s%2Fg%2F11gxw22cfq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venida 02, Santa Cecília, Nossa Senhora do Socorro - SE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anta Cecilia</text:p>
          </table:table-cell>
          <table:table-cell table:style-name="ce2" office:value-type="string" calcext:value-type="string">
            <text:p>Av. Saneamento, 489 - Lot. Santa Cecilia, Nossa Sra. do Socorro - SE, 49160-000</text:p>
          </table:table-cell>
          <table:table-cell table:style-name="ce3" office:value-type="string" calcext:value-type="string">
            <text:p><text:a xlink:href="https://www.google.com/maps/place/U.B.S+Santa+Cec%C3%ADlia/@-10.8912281,-37.1297385,17z/data=!3m1!4b1!4m6!3m5!1s0x71aadcccda4e855:0x492b031d4b087abb!8m2!3d-10.8912334!4d-37.1271636!16s%2Fg%2F11gxw22cfq?entry=ttu&amp;g_ep=EgoyMDI1MTIwOS4wIKXMDSoASAFQAw%3D%3D" xlink:type="simple">https://www.google.com/maps/place/U.B.S+Santa+Cec%C3%ADlia/@-10.8912281,-37.1297385,17z/data=!3m1!4b1!4m6!3m5!1s0x71aadcccda4e855:0x492b031d4b087abb!8m2!3d-10.8912334!4d-37.1271636!16s%2Fg%2F11gxw22cfq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140, Santa Cecília, Nossa Senhora do Socorro - SE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anta Cecilia</text:p>
          </table:table-cell>
          <table:table-cell table:style-name="ce2" office:value-type="string" calcext:value-type="string">
            <text:p>Av. Saneamento, 489 - Lot. Santa Cecilia, Nossa Sra. do Socorro - SE, 49160-000</text:p>
          </table:table-cell>
          <table:table-cell table:style-name="ce3" office:value-type="string" calcext:value-type="string">
            <text:p><text:a xlink:href="https://www.google.com/maps/place/U.B.S+Santa+Cec%C3%ADlia/@-10.8912281,-37.1297385,17z/data=!3m1!4b1!4m6!3m5!1s0x71aadcccda4e855:0x492b031d4b087abb!8m2!3d-10.8912334!4d-37.1271636!16s%2Fg%2F11gxw22cfq?entry=ttu&amp;g_ep=EgoyMDI1MTIwOS4wIKXMDSoASAFQAw%3D%3D" xlink:type="simple">https://www.google.com/maps/place/U.B.S+Santa+Cec%C3%ADlia/@-10.8912281,-37.1297385,17z/data=!3m1!4b1!4m6!3m5!1s0x71aadcccda4e855:0x492b031d4b087abb!8m2!3d-10.8912334!4d-37.1271636!16s%2Fg%2F11gxw22cfq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142, Santa Cecília, Nossa Senhora do Socorro - SE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anta Cecilia</text:p>
          </table:table-cell>
          <table:table-cell table:style-name="ce2" office:value-type="string" calcext:value-type="string">
            <text:p>Av. Saneamento, 489 - Lot. Santa Cecilia, Nossa Sra. do Socorro - SE, 49160-000</text:p>
          </table:table-cell>
          <table:table-cell table:style-name="ce3" office:value-type="string" calcext:value-type="string">
            <text:p><text:a xlink:href="https://www.google.com/maps/place/U.B.S+Santa+Cec%C3%ADlia/@-10.8912281,-37.1297385,17z/data=!3m1!4b1!4m6!3m5!1s0x71aadcccda4e855:0x492b031d4b087abb!8m2!3d-10.8912334!4d-37.1271636!16s%2Fg%2F11gxw22cfq?entry=ttu&amp;g_ep=EgoyMDI1MTIwOS4wIKXMDSoASAFQAw%3D%3D" xlink:type="simple">https://www.google.com/maps/place/U.B.S+Santa+Cec%C3%ADlia/@-10.8912281,-37.1297385,17z/data=!3m1!4b1!4m6!3m5!1s0x71aadcccda4e855:0x492b031d4b087abb!8m2!3d-10.8912334!4d-37.1271636!16s%2Fg%2F11gxw22cfq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143, Santa Cecília, Nossa Senhora do Socorro - SE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anta Cecilia</text:p>
          </table:table-cell>
          <table:table-cell table:style-name="ce2" office:value-type="string" calcext:value-type="string">
            <text:p>Av. Saneamento, 489 - Lot. Santa Cecilia, Nossa Sra. do Socorro - SE, 49160-000</text:p>
          </table:table-cell>
          <table:table-cell table:style-name="ce3" office:value-type="string" calcext:value-type="string">
            <text:p><text:a xlink:href="https://www.google.com/maps/place/U.B.S+Santa+Cec%C3%ADlia/@-10.8912281,-37.1297385,17z/data=!3m1!4b1!4m6!3m5!1s0x71aadcccda4e855:0x492b031d4b087abb!8m2!3d-10.8912334!4d-37.1271636!16s%2Fg%2F11gxw22cfq?entry=ttu&amp;g_ep=EgoyMDI1MTIwOS4wIKXMDSoASAFQAw%3D%3D" xlink:type="simple">https://www.google.com/maps/place/U.B.S+Santa+Cec%C3%ADlia/@-10.8912281,-37.1297385,17z/data=!3m1!4b1!4m6!3m5!1s0x71aadcccda4e855:0x492b031d4b087abb!8m2!3d-10.8912334!4d-37.1271636!16s%2Fg%2F11gxw22cfq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avessa Itacanema, Santa Cecília, Nossa Senhora do Socorro - SE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anta Cecilia</text:p>
          </table:table-cell>
          <table:table-cell table:style-name="ce2" office:value-type="string" calcext:value-type="string">
            <text:p>Av. Saneamento, 489 - Lot. Santa Cecilia, Nossa Sra. do Socorro - SE, 49160-000</text:p>
          </table:table-cell>
          <table:table-cell table:style-name="ce3" office:value-type="string" calcext:value-type="string">
            <text:p><text:a xlink:href="https://www.google.com/maps/place/U.B.S+Santa+Cec%C3%ADlia/@-10.8912281,-37.1297385,17z/data=!3m1!4b1!4m6!3m5!1s0x71aadcccda4e855:0x492b031d4b087abb!8m2!3d-10.8912334!4d-37.1271636!16s%2Fg%2F11gxw22cfq?entry=ttu&amp;g_ep=EgoyMDI1MTIwOS4wIKXMDSoASAFQAw%3D%3D" xlink:type="simple">https://www.google.com/maps/place/U.B.S+Santa+Cec%C3%ADlia/@-10.8912281,-37.1297385,17z/data=!3m1!4b1!4m6!3m5!1s0x71aadcccda4e855:0x492b031d4b087abb!8m2!3d-10.8912334!4d-37.1271636!16s%2Fg%2F11gxw22cfq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144, Santa Cecília, Nossa Senhora do Socorro - SE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anta Cecilia</text:p>
          </table:table-cell>
          <table:table-cell table:style-name="ce2" office:value-type="string" calcext:value-type="string">
            <text:p>Av. Saneamento, 489 - Lot. Santa Cecilia, Nossa Sra. do Socorro - SE, 49160-000</text:p>
          </table:table-cell>
          <table:table-cell table:style-name="ce3" office:value-type="string" calcext:value-type="string">
            <text:p><text:a xlink:href="https://www.google.com/maps/place/U.B.S+Santa+Cec%C3%ADlia/@-10.8912281,-37.1297385,17z/data=!3m1!4b1!4m6!3m5!1s0x71aadcccda4e855:0x492b031d4b087abb!8m2!3d-10.8912334!4d-37.1271636!16s%2Fg%2F11gxw22cfq?entry=ttu&amp;g_ep=EgoyMDI1MTIwOS4wIKXMDSoASAFQAw%3D%3D" xlink:type="simple">https://www.google.com/maps/place/U.B.S+Santa+Cec%C3%ADlia/@-10.8912281,-37.1297385,17z/data=!3m1!4b1!4m6!3m5!1s0x71aadcccda4e855:0x492b031d4b087abb!8m2!3d-10.8912334!4d-37.1271636!16s%2Fg%2F11gxw22cfq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155, Santa Cecília, Nossa Senhora do Socorro - SE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anta Cecilia</text:p>
          </table:table-cell>
          <table:table-cell table:style-name="ce2" office:value-type="string" calcext:value-type="string">
            <text:p>Av. Saneamento, 489 - Lot. Santa Cecilia, Nossa Sra. do Socorro - SE, 49160-000</text:p>
          </table:table-cell>
          <table:table-cell table:style-name="ce3" office:value-type="string" calcext:value-type="string">
            <text:p><text:a xlink:href="https://www.google.com/maps/place/U.B.S+Santa+Cec%C3%ADlia/@-10.8912281,-37.1297385,17z/data=!3m1!4b1!4m6!3m5!1s0x71aadcccda4e855:0x492b031d4b087abb!8m2!3d-10.8912334!4d-37.1271636!16s%2Fg%2F11gxw22cfq?entry=ttu&amp;g_ep=EgoyMDI1MTIwOS4wIKXMDSoASAFQAw%3D%3D" xlink:type="simple">https://www.google.com/maps/place/U.B.S+Santa+Cec%C3%ADlia/@-10.8912281,-37.1297385,17z/data=!3m1!4b1!4m6!3m5!1s0x71aadcccda4e855:0x492b031d4b087abb!8m2!3d-10.8912334!4d-37.1271636!16s%2Fg%2F11gxw22cfq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venida Saneamento, Santa Cecília, Nossa Senhora do Socorro - SE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anta Cecilia</text:p>
          </table:table-cell>
          <table:table-cell table:style-name="ce2" office:value-type="string" calcext:value-type="string">
            <text:p>Av. Saneamento, 489 - Lot. Santa Cecilia, Nossa Sra. do Socorro - SE, 49160-000</text:p>
          </table:table-cell>
          <table:table-cell table:style-name="ce3" office:value-type="string" calcext:value-type="string">
            <text:p><text:a xlink:href="https://www.google.com/maps/place/U.B.S+Santa+Cec%C3%ADlia/@-10.8912281,-37.1297385,17z/data=!3m1!4b1!4m6!3m5!1s0x71aadcccda4e855:0x492b031d4b087abb!8m2!3d-10.8912334!4d-37.1271636!16s%2Fg%2F11gxw22cfq?entry=ttu&amp;g_ep=EgoyMDI1MTIwOS4wIKXMDSoASAFQAw%3D%3D" xlink:type="simple">https://www.google.com/maps/place/U.B.S+Santa+Cec%C3%ADlia/@-10.8912281,-37.1297385,17z/data=!3m1!4b1!4m6!3m5!1s0x71aadcccda4e855:0x492b031d4b087abb!8m2!3d-10.8912334!4d-37.1271636!16s%2Fg%2F11gxw22cfq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153, Santa Cecília, Nossa Senhora do Socorro - SE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anta Cecilia</text:p>
          </table:table-cell>
          <table:table-cell table:style-name="ce2" office:value-type="string" calcext:value-type="string">
            <text:p>Av. Saneamento, 489 - Lot. Santa Cecilia, Nossa Sra. do Socorro - SE, 49160-000</text:p>
          </table:table-cell>
          <table:table-cell table:style-name="ce3" office:value-type="string" calcext:value-type="string">
            <text:p><text:a xlink:href="https://www.google.com/maps/place/U.B.S+Santa+Cec%C3%ADlia/@-10.8912281,-37.1297385,17z/data=!3m1!4b1!4m6!3m5!1s0x71aadcccda4e855:0x492b031d4b087abb!8m2!3d-10.8912334!4d-37.1271636!16s%2Fg%2F11gxw22cfq?entry=ttu&amp;g_ep=EgoyMDI1MTIwOS4wIKXMDSoASAFQAw%3D%3D" xlink:type="simple">https://www.google.com/maps/place/U.B.S+Santa+Cec%C3%ADlia/@-10.8912281,-37.1297385,17z/data=!3m1!4b1!4m6!3m5!1s0x71aadcccda4e855:0x492b031d4b087abb!8m2!3d-10.8912334!4d-37.1271636!16s%2Fg%2F11gxw22cfq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152, Santa Cecília, Nossa Senhora do Socorro - SE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anta Cecilia</text:p>
          </table:table-cell>
          <table:table-cell table:style-name="ce2" office:value-type="string" calcext:value-type="string">
            <text:p>Av. Saneamento, 489 - Lot. Santa Cecilia, Nossa Sra. do Socorro - SE, 49160-000</text:p>
          </table:table-cell>
          <table:table-cell table:style-name="ce3" office:value-type="string" calcext:value-type="string">
            <text:p><text:a xlink:href="https://www.google.com/maps/place/U.B.S+Santa+Cec%C3%ADlia/@-10.8912281,-37.1297385,17z/data=!3m1!4b1!4m6!3m5!1s0x71aadcccda4e855:0x492b031d4b087abb!8m2!3d-10.8912334!4d-37.1271636!16s%2Fg%2F11gxw22cfq?entry=ttu&amp;g_ep=EgoyMDI1MTIwOS4wIKXMDSoASAFQAw%3D%3D" xlink:type="simple">https://www.google.com/maps/place/U.B.S+Santa+Cec%C3%ADlia/@-10.8912281,-37.1297385,17z/data=!3m1!4b1!4m6!3m5!1s0x71aadcccda4e855:0x492b031d4b087abb!8m2!3d-10.8912334!4d-37.1271636!16s%2Fg%2F11gxw22cfq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151, Santa Cecília, Nossa Senhora do Socorro - SE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anta Cecilia</text:p>
          </table:table-cell>
          <table:table-cell table:style-name="ce2" office:value-type="string" calcext:value-type="string">
            <text:p>Av. Saneamento, 489 - Lot. Santa Cecilia, Nossa Sra. do Socorro - SE, 49160-000</text:p>
          </table:table-cell>
          <table:table-cell table:style-name="ce3" office:value-type="string" calcext:value-type="string">
            <text:p><text:a xlink:href="https://www.google.com/maps/place/U.B.S+Santa+Cec%C3%ADlia/@-10.8912281,-37.1297385,17z/data=!3m1!4b1!4m6!3m5!1s0x71aadcccda4e855:0x492b031d4b087abb!8m2!3d-10.8912334!4d-37.1271636!16s%2Fg%2F11gxw22cfq?entry=ttu&amp;g_ep=EgoyMDI1MTIwOS4wIKXMDSoASAFQAw%3D%3D" xlink:type="simple">https://www.google.com/maps/place/U.B.S+Santa+Cec%C3%ADlia/@-10.8912281,-37.1297385,17z/data=!3m1!4b1!4m6!3m5!1s0x71aadcccda4e855:0x492b031d4b087abb!8m2!3d-10.8912334!4d-37.1271636!16s%2Fg%2F11gxw22cfq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ítio Floresta, Santa Cecília, Nossa Senhora do Socorro - SE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anta Cecilia</text:p>
          </table:table-cell>
          <table:table-cell table:style-name="ce2" office:value-type="string" calcext:value-type="string">
            <text:p>Av. Saneamento, 489 - Lot. Santa Cecilia, Nossa Sra. do Socorro - SE, 49160-000</text:p>
          </table:table-cell>
          <table:table-cell table:style-name="ce3" office:value-type="string" calcext:value-type="string">
            <text:p><text:a xlink:href="https://www.google.com/maps/place/U.B.S+Santa+Cec%C3%ADlia/@-10.8912281,-37.1297385,17z/data=!3m1!4b1!4m6!3m5!1s0x71aadcccda4e855:0x492b031d4b087abb!8m2!3d-10.8912334!4d-37.1271636!16s%2Fg%2F11gxw22cfq?entry=ttu&amp;g_ep=EgoyMDI1MTIwOS4wIKXMDSoASAFQAw%3D%3D" xlink:type="simple">https://www.google.com/maps/place/U.B.S+Santa+Cec%C3%ADlia/@-10.8912281,-37.1297385,17z/data=!3m1!4b1!4m6!3m5!1s0x71aadcccda4e855:0x492b031d4b087abb!8m2!3d-10.8912334!4d-37.1271636!16s%2Fg%2F11gxw22cfq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Antônio Maurício, Santa Cecília, Nossa Senhora do Socorro - SE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anta Cecilia</text:p>
          </table:table-cell>
          <table:table-cell table:style-name="ce2" office:value-type="string" calcext:value-type="string">
            <text:p>Av. Saneamento, 489 - Lot. Santa Cecilia, Nossa Sra. do Socorro - SE, 49160-000</text:p>
          </table:table-cell>
          <table:table-cell table:style-name="ce3" office:value-type="string" calcext:value-type="string">
            <text:p><text:a xlink:href="https://www.google.com/maps/place/U.B.S+Santa+Cec%C3%ADlia/@-10.8912281,-37.1297385,17z/data=!3m1!4b1!4m6!3m5!1s0x71aadcccda4e855:0x492b031d4b087abb!8m2!3d-10.8912334!4d-37.1271636!16s%2Fg%2F11gxw22cfq?entry=ttu&amp;g_ep=EgoyMDI1MTIwOS4wIKXMDSoASAFQAw%3D%3D" xlink:type="simple">https://www.google.com/maps/place/U.B.S+Santa+Cec%C3%ADlia/@-10.8912281,-37.1297385,17z/data=!3m1!4b1!4m6!3m5!1s0x71aadcccda4e855:0x492b031d4b087abb!8m2!3d-10.8912334!4d-37.1271636!16s%2Fg%2F11gxw22cfq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137, Santa Cecília, Nossa Senhora do Socorro - SE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anta Cecilia</text:p>
          </table:table-cell>
          <table:table-cell table:style-name="ce2" office:value-type="string" calcext:value-type="string">
            <text:p>Av. Saneamento, 489 - Lot. Santa Cecilia, Nossa Sra. do Socorro - SE, 49160-000</text:p>
          </table:table-cell>
          <table:table-cell table:style-name="ce3" office:value-type="string" calcext:value-type="string">
            <text:p><text:a xlink:href="https://www.google.com/maps/place/U.B.S+Santa+Cec%C3%ADlia/@-10.8912281,-37.1297385,17z/data=!3m1!4b1!4m6!3m5!1s0x71aadcccda4e855:0x492b031d4b087abb!8m2!3d-10.8912334!4d-37.1271636!16s%2Fg%2F11gxw22cfq?entry=ttu&amp;g_ep=EgoyMDI1MTIwOS4wIKXMDSoASAFQAw%3D%3D" xlink:type="simple">https://www.google.com/maps/place/U.B.S+Santa+Cec%C3%ADlia/@-10.8912281,-37.1297385,17z/data=!3m1!4b1!4m6!3m5!1s0x71aadcccda4e855:0x492b031d4b087abb!8m2!3d-10.8912334!4d-37.1271636!16s%2Fg%2F11gxw22cfq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138, Santa Cecília, Nossa Senhora do Socorro - SE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anta Cecilia</text:p>
          </table:table-cell>
          <table:table-cell table:style-name="ce2" office:value-type="string" calcext:value-type="string">
            <text:p>Av. Saneamento, 489 - Lot. Santa Cecilia, Nossa Sra. do Socorro - SE, 49160-000</text:p>
          </table:table-cell>
          <table:table-cell table:style-name="ce3" office:value-type="string" calcext:value-type="string">
            <text:p><text:a xlink:href="https://www.google.com/maps/place/U.B.S+Santa+Cec%C3%ADlia/@-10.8912281,-37.1297385,17z/data=!3m1!4b1!4m6!3m5!1s0x71aadcccda4e855:0x492b031d4b087abb!8m2!3d-10.8912334!4d-37.1271636!16s%2Fg%2F11gxw22cfq?entry=ttu&amp;g_ep=EgoyMDI1MTIwOS4wIKXMDSoASAFQAw%3D%3D" xlink:type="simple">https://www.google.com/maps/place/U.B.S+Santa+Cec%C3%ADlia/@-10.8912281,-37.1297385,17z/data=!3m1!4b1!4m6!3m5!1s0x71aadcccda4e855:0x492b031d4b087abb!8m2!3d-10.8912334!4d-37.1271636!16s%2Fg%2F11gxw22cfq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139, Santa Cecília, Nossa Senhora do Socorro - SE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anta Cecilia</text:p>
          </table:table-cell>
          <table:table-cell table:style-name="ce2" office:value-type="string" calcext:value-type="string">
            <text:p>Av. Saneamento, 489 - Lot. Santa Cecilia, Nossa Sra. do Socorro - SE, 49160-000</text:p>
          </table:table-cell>
          <table:table-cell table:style-name="ce3" office:value-type="string" calcext:value-type="string">
            <text:p><text:a xlink:href="https://www.google.com/maps/place/U.B.S+Santa+Cec%C3%ADlia/@-10.8912281,-37.1297385,17z/data=!3m1!4b1!4m6!3m5!1s0x71aadcccda4e855:0x492b031d4b087abb!8m2!3d-10.8912334!4d-37.1271636!16s%2Fg%2F11gxw22cfq?entry=ttu&amp;g_ep=EgoyMDI1MTIwOS4wIKXMDSoASAFQAw%3D%3D" xlink:type="simple">https://www.google.com/maps/place/U.B.S+Santa+Cec%C3%ADlia/@-10.8912281,-37.1297385,17z/data=!3m1!4b1!4m6!3m5!1s0x71aadcccda4e855:0x492b031d4b087abb!8m2!3d-10.8912334!4d-37.1271636!16s%2Fg%2F11gxw22cfq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141, Santa Cecília, Nossa Senhora do Socorro - SE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Santa Cecilia</text:p>
          </table:table-cell>
          <table:table-cell table:style-name="ce2" office:value-type="string" calcext:value-type="string">
            <text:p>Av. Saneamento, 489 - Lot. Santa Cecilia, Nossa Sra. do Socorro - SE, 49160-000</text:p>
          </table:table-cell>
          <table:table-cell table:style-name="ce3" office:value-type="string" calcext:value-type="string">
            <text:p><text:a xlink:href="https://www.google.com/maps/place/U.B.S+Santa+Cec%C3%ADlia/@-10.8912281,-37.1297385,17z/data=!3m1!4b1!4m6!3m5!1s0x71aadcccda4e855:0x492b031d4b087abb!8m2!3d-10.8912334!4d-37.1271636!16s%2Fg%2F11gxw22cfq?entry=ttu&amp;g_ep=EgoyMDI1MTIwOS4wIKXMDSoASAFQAw%3D%3D" xlink:type="simple">https://www.google.com/maps/place/U.B.S+Santa+Cec%C3%ADlia/@-10.8912281,-37.1297385,17z/data=!3m1!4b1!4m6!3m5!1s0x71aadcccda4e855:0x492b031d4b087abb!8m2!3d-10.8912334!4d-37.1271636!16s%2Fg%2F11gxw22cfq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146, Santa Cecília, Nossa Senhora do Socorro - SE</text:p>
          </table:table-cell>
          <table:table-cell table:number-columns-repeated="101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sé_do_Prado_Franco_Neto" table:style-name="ta6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1021" table:default-cell-style-name="Default"/>
        <table:table-row table:style-name="ro1">
          <table:table-cell table:style-name="ce2" office:value-type="string" calcext:value-type="string">
            <text:p>ubs_referencia</text:p>
          </table:table-cell>
          <table:table-cell table:style-name="ce2" office:value-type="string" calcext:value-type="string">
            <text:p>localizacao_ubs</text:p>
          </table:table-cell>
          <table:table-cell table:style-name="ce2" office:value-type="string" calcext:value-type="string">
            <text:p>link_map_ubs</text:p>
          </table:table-cell>
          <table:table-cell table:style-name="ce2" office:value-type="string" calcext:value-type="string">
            <text:p>micro_area</text:p>
          </table:table-cell>
          <table:table-cell table:style-name="ce2" office:value-type="string" calcext:value-type="string">
            <text:p>endereco_complet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BS José do Prado Franco Neto</text:p>
          </table:table-cell>
          <table:table-cell table:style-name="ce2" office:value-type="string" calcext:value-type="string">
            <text:p>R. do Jardim - Oiteiro, Nossa Sra. do Socorro - SE, 49160-000</text:p>
          </table:table-cell>
          <table:table-cell table:style-name="ce3" office:value-type="string" calcext:value-type="string">
            <text:p><text:a xlink:href="https://www.google.com/maps/place/UBS+Jos%C3%A9+do+Prado+Franco+Neto/@-10.8705767,-37.1657455,3a,21.4y,34.56h,88.38t/data=!3m7!1e1!3m5!1s5AiW8IJx7b_ekxob383pkw!2e0!6shttps:%2F%2Fstreetviewpixels-pa.googleapis.com%2Fv1%2Fthumbnail%3Fcb_client%3Dmaps_sv.tactile%26w%3D900%26h%3D600%26pitch%3D1.6195941844322874%26panoid%3D5AiW8IJx7b_ekxob383pkw%26yaw%3D34.564470457086976!7i16384!8i8192!4m14!1m7!3m6!1s0x71aad2bb5b085eb:0xf1685d1d71349591!2sUBS+Jos%C3%A9+do+Prado+Franco+Neto!8m2!3d-10.8704951!4d-37.1656546!16s%2Fg%2F11vf1qhj49!3m5!1s0x71aad2bb5b085eb:0xf1685d1d71349591!8m2!3d-10.8704951!4d-37.1656546!16s%2Fg%2F11vf1qhj49?entry=ttu&amp;g_ep=EgoyMDI1MTIwOS4wIKXMDSoKLDEwMDc5MjA3MUgBUAM%3D" xlink:type="simple">https://www.google.com/maps/place/UBS+Jos%C3%A9+do+Prado+Franco+Neto/@-10.8705767,-37.1657455,3a,21.4y,34.56h,88.38t/data=!3m7!1e1!3m5!1s5AiW8IJx7b_ekxob383pkw!2e0!6shttps:%2F%2Fstreetviewpixels-pa.googleapis.com%2Fv1%2Fthumbnail%3Fcb_client%3Dmaps_sv.tactile%26w%3D900%26h%3D600%26pitch%3D1.6195941844322874%26panoid%3D5AiW8IJx7b_ekxob383pkw%26yaw%3D34.564470457086976!7i16384!8i8192!4m14!1m7!3m6!1s0x71aad2bb5b085eb:0xf1685d1d71349591!2sUBS+Jos%C3%A9+do+Prado+Franco+Neto!8m2!3d-10.8704951!4d-37.1656546!16s%2Fg%2F11vf1qhj49!3m5!1s0x71aad2bb5b085eb:0xf1685d1d71349591!8m2!3d-10.8704951!4d-37.1656546!16s%2Fg%2F11vf1qhj49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do Jardim, Povoado Oiteiros, Nossa Senhora do Socorro/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BS José do Prado Franco Neto</text:p>
          </table:table-cell>
          <table:table-cell table:style-name="ce2" office:value-type="string" calcext:value-type="string">
            <text:p>R. do Jardim - Oiteiro, Nossa Sra. do Socorro - SE, 49160-000</text:p>
          </table:table-cell>
          <table:table-cell table:style-name="ce3" office:value-type="string" calcext:value-type="string">
            <text:p><text:a xlink:href="https://www.google.com/maps/place/UBS+Jos%C3%A9+do+Prado+Franco+Neto/@-10.8705767,-37.1657455,3a,21.4y,34.56h,88.38t/data=!3m7!1e1!3m5!1s5AiW8IJx7b_ekxob383pkw!2e0!6shttps:%2F%2Fstreetviewpixels-pa.googleapis.com%2Fv1%2Fthumbnail%3Fcb_client%3Dmaps_sv.tactile%26w%3D900%26h%3D600%26pitch%3D1.6195941844322874%26panoid%3D5AiW8IJx7b_ekxob383pkw%26yaw%3D34.564470457086976!7i16384!8i8192!4m14!1m7!3m6!1s0x71aad2bb5b085eb:0xf1685d1d71349591!2sUBS+Jos%C3%A9+do+Prado+Franco+Neto!8m2!3d-10.8704951!4d-37.1656546!16s%2Fg%2F11vf1qhj49!3m5!1s0x71aad2bb5b085eb:0xf1685d1d71349591!8m2!3d-10.8704951!4d-37.1656546!16s%2Fg%2F11vf1qhj49?entry=ttu&amp;g_ep=EgoyMDI1MTIwOS4wIKXMDSoKLDEwMDc5MjA3MUgBUAM%3D" xlink:type="simple">https://www.google.com/maps/place/UBS+Jos%C3%A9+do+Prado+Franco+Neto/@-10.8705767,-37.1657455,3a,21.4y,34.56h,88.38t/data=!3m7!1e1!3m5!1s5AiW8IJx7b_ekxob383pkw!2e0!6shttps:%2F%2Fstreetviewpixels-pa.googleapis.com%2Fv1%2Fthumbnail%3Fcb_client%3Dmaps_sv.tactile%26w%3D900%26h%3D600%26pitch%3D1.6195941844322874%26panoid%3D5AiW8IJx7b_ekxob383pkw%26yaw%3D34.564470457086976!7i16384!8i8192!4m14!1m7!3m6!1s0x71aad2bb5b085eb:0xf1685d1d71349591!2sUBS+Jos%C3%A9+do+Prado+Franco+Neto!8m2!3d-10.8704951!4d-37.1656546!16s%2Fg%2F11vf1qhj49!3m5!1s0x71aad2bb5b085eb:0xf1685d1d71349591!8m2!3d-10.8704951!4d-37.1656546!16s%2Fg%2F11vf1qhj49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Anita Leite Farias, Povoado Oiteiros, Nossa Senhora do Socorro/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BS José do Prado Franco Neto</text:p>
          </table:table-cell>
          <table:table-cell table:style-name="ce2" office:value-type="string" calcext:value-type="string">
            <text:p>R. do Jardim - Oiteiro, Nossa Sra. do Socorro - SE, 49160-000</text:p>
          </table:table-cell>
          <table:table-cell table:style-name="ce3" office:value-type="string" calcext:value-type="string">
            <text:p><text:a xlink:href="https://www.google.com/maps/place/UBS+Jos%C3%A9+do+Prado+Franco+Neto/@-10.8705767,-37.1657455,3a,21.4y,34.56h,88.38t/data=!3m7!1e1!3m5!1s5AiW8IJx7b_ekxob383pkw!2e0!6shttps:%2F%2Fstreetviewpixels-pa.googleapis.com%2Fv1%2Fthumbnail%3Fcb_client%3Dmaps_sv.tactile%26w%3D900%26h%3D600%26pitch%3D1.6195941844322874%26panoid%3D5AiW8IJx7b_ekxob383pkw%26yaw%3D34.564470457086976!7i16384!8i8192!4m14!1m7!3m6!1s0x71aad2bb5b085eb:0xf1685d1d71349591!2sUBS+Jos%C3%A9+do+Prado+Franco+Neto!8m2!3d-10.8704951!4d-37.1656546!16s%2Fg%2F11vf1qhj49!3m5!1s0x71aad2bb5b085eb:0xf1685d1d71349591!8m2!3d-10.8704951!4d-37.1656546!16s%2Fg%2F11vf1qhj49?entry=ttu&amp;g_ep=EgoyMDI1MTIwOS4wIKXMDSoKLDEwMDc5MjA3MUgBUAM%3D" xlink:type="simple">https://www.google.com/maps/place/UBS+Jos%C3%A9+do+Prado+Franco+Neto/@-10.8705767,-37.1657455,3a,21.4y,34.56h,88.38t/data=!3m7!1e1!3m5!1s5AiW8IJx7b_ekxob383pkw!2e0!6shttps:%2F%2Fstreetviewpixels-pa.googleapis.com%2Fv1%2Fthumbnail%3Fcb_client%3Dmaps_sv.tactile%26w%3D900%26h%3D600%26pitch%3D1.6195941844322874%26panoid%3D5AiW8IJx7b_ekxob383pkw%26yaw%3D34.564470457086976!7i16384!8i8192!4m14!1m7!3m6!1s0x71aad2bb5b085eb:0xf1685d1d71349591!2sUBS+Jos%C3%A9+do+Prado+Franco+Neto!8m2!3d-10.8704951!4d-37.1656546!16s%2Fg%2F11vf1qhj49!3m5!1s0x71aad2bb5b085eb:0xf1685d1d71349591!8m2!3d-10.8704951!4d-37.1656546!16s%2Fg%2F11vf1qhj49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Zeca Danga, Povoado Oiteiros, Nossa Senhora do Socorro/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BS José do Prado Franco Neto</text:p>
          </table:table-cell>
          <table:table-cell table:style-name="ce2" office:value-type="string" calcext:value-type="string">
            <text:p>R. do Jardim - Oiteiro, Nossa Sra. do Socorro - SE, 49160-000</text:p>
          </table:table-cell>
          <table:table-cell table:style-name="ce3" office:value-type="string" calcext:value-type="string">
            <text:p><text:a xlink:href="https://www.google.com/maps/place/UBS+Jos%C3%A9+do+Prado+Franco+Neto/@-10.8705767,-37.1657455,3a,21.4y,34.56h,88.38t/data=!3m7!1e1!3m5!1s5AiW8IJx7b_ekxob383pkw!2e0!6shttps:%2F%2Fstreetviewpixels-pa.googleapis.com%2Fv1%2Fthumbnail%3Fcb_client%3Dmaps_sv.tactile%26w%3D900%26h%3D600%26pitch%3D1.6195941844322874%26panoid%3D5AiW8IJx7b_ekxob383pkw%26yaw%3D34.564470457086976!7i16384!8i8192!4m14!1m7!3m6!1s0x71aad2bb5b085eb:0xf1685d1d71349591!2sUBS+Jos%C3%A9+do+Prado+Franco+Neto!8m2!3d-10.8704951!4d-37.1656546!16s%2Fg%2F11vf1qhj49!3m5!1s0x71aad2bb5b085eb:0xf1685d1d71349591!8m2!3d-10.8704951!4d-37.1656546!16s%2Fg%2F11vf1qhj49?entry=ttu&amp;g_ep=EgoyMDI1MTIwOS4wIKXMDSoKLDEwMDc5MjA3MUgBUAM%3D" xlink:type="simple">https://www.google.com/maps/place/UBS+Jos%C3%A9+do+Prado+Franco+Neto/@-10.8705767,-37.1657455,3a,21.4y,34.56h,88.38t/data=!3m7!1e1!3m5!1s5AiW8IJx7b_ekxob383pkw!2e0!6shttps:%2F%2Fstreetviewpixels-pa.googleapis.com%2Fv1%2Fthumbnail%3Fcb_client%3Dmaps_sv.tactile%26w%3D900%26h%3D600%26pitch%3D1.6195941844322874%26panoid%3D5AiW8IJx7b_ekxob383pkw%26yaw%3D34.564470457086976!7i16384!8i8192!4m14!1m7!3m6!1s0x71aad2bb5b085eb:0xf1685d1d71349591!2sUBS+Jos%C3%A9+do+Prado+Franco+Neto!8m2!3d-10.8704951!4d-37.1656546!16s%2Fg%2F11vf1qhj49!3m5!1s0x71aad2bb5b085eb:0xf1685d1d71349591!8m2!3d-10.8704951!4d-37.1656546!16s%2Fg%2F11vf1qhj49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do Maxixe, Povoado Oiteiros, Nossa Senhora do Socorro/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BS José do Prado Franco Neto</text:p>
          </table:table-cell>
          <table:table-cell table:style-name="ce2" office:value-type="string" calcext:value-type="string">
            <text:p>R. do Jardim - Oiteiro, Nossa Sra. do Socorro - SE, 49160-000</text:p>
          </table:table-cell>
          <table:table-cell table:style-name="ce3" office:value-type="string" calcext:value-type="string">
            <text:p><text:a xlink:href="https://www.google.com/maps/place/UBS+Jos%C3%A9+do+Prado+Franco+Neto/@-10.8705767,-37.1657455,3a,21.4y,34.56h,88.38t/data=!3m7!1e1!3m5!1s5AiW8IJx7b_ekxob383pkw!2e0!6shttps:%2F%2Fstreetviewpixels-pa.googleapis.com%2Fv1%2Fthumbnail%3Fcb_client%3Dmaps_sv.tactile%26w%3D900%26h%3D600%26pitch%3D1.6195941844322874%26panoid%3D5AiW8IJx7b_ekxob383pkw%26yaw%3D34.564470457086976!7i16384!8i8192!4m14!1m7!3m6!1s0x71aad2bb5b085eb:0xf1685d1d71349591!2sUBS+Jos%C3%A9+do+Prado+Franco+Neto!8m2!3d-10.8704951!4d-37.1656546!16s%2Fg%2F11vf1qhj49!3m5!1s0x71aad2bb5b085eb:0xf1685d1d71349591!8m2!3d-10.8704951!4d-37.1656546!16s%2Fg%2F11vf1qhj49?entry=ttu&amp;g_ep=EgoyMDI1MTIwOS4wIKXMDSoKLDEwMDc5MjA3MUgBUAM%3D" xlink:type="simple">https://www.google.com/maps/place/UBS+Jos%C3%A9+do+Prado+Franco+Neto/@-10.8705767,-37.1657455,3a,21.4y,34.56h,88.38t/data=!3m7!1e1!3m5!1s5AiW8IJx7b_ekxob383pkw!2e0!6shttps:%2F%2Fstreetviewpixels-pa.googleapis.com%2Fv1%2Fthumbnail%3Fcb_client%3Dmaps_sv.tactile%26w%3D900%26h%3D600%26pitch%3D1.6195941844322874%26panoid%3D5AiW8IJx7b_ekxob383pkw%26yaw%3D34.564470457086976!7i16384!8i8192!4m14!1m7!3m6!1s0x71aad2bb5b085eb:0xf1685d1d71349591!2sUBS+Jos%C3%A9+do+Prado+Franco+Neto!8m2!3d-10.8704951!4d-37.1656546!16s%2Fg%2F11vf1qhj49!3m5!1s0x71aad2bb5b085eb:0xf1685d1d71349591!8m2!3d-10.8704951!4d-37.1656546!16s%2Fg%2F11vf1qhj49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azenda Candeias, Povoado Oiteiros, Nossa Senhora do Socorro/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BS José do Prado Franco Neto</text:p>
          </table:table-cell>
          <table:table-cell table:style-name="ce2" office:value-type="string" calcext:value-type="string">
            <text:p>R. do Jardim - Oiteiro, Nossa Sra. do Socorro - SE, 49160-000</text:p>
          </table:table-cell>
          <table:table-cell table:style-name="ce3" office:value-type="string" calcext:value-type="string">
            <text:p><text:a xlink:href="https://www.google.com/maps/place/UBS+Jos%C3%A9+do+Prado+Franco+Neto/@-10.8705767,-37.1657455,3a,21.4y,34.56h,88.38t/data=!3m7!1e1!3m5!1s5AiW8IJx7b_ekxob383pkw!2e0!6shttps:%2F%2Fstreetviewpixels-pa.googleapis.com%2Fv1%2Fthumbnail%3Fcb_client%3Dmaps_sv.tactile%26w%3D900%26h%3D600%26pitch%3D1.6195941844322874%26panoid%3D5AiW8IJx7b_ekxob383pkw%26yaw%3D34.564470457086976!7i16384!8i8192!4m14!1m7!3m6!1s0x71aad2bb5b085eb:0xf1685d1d71349591!2sUBS+Jos%C3%A9+do+Prado+Franco+Neto!8m2!3d-10.8704951!4d-37.1656546!16s%2Fg%2F11vf1qhj49!3m5!1s0x71aad2bb5b085eb:0xf1685d1d71349591!8m2!3d-10.8704951!4d-37.1656546!16s%2Fg%2F11vf1qhj49?entry=ttu&amp;g_ep=EgoyMDI1MTIwOS4wIKXMDSoKLDEwMDc5MjA3MUgBUAM%3D" xlink:type="simple">https://www.google.com/maps/place/UBS+Jos%C3%A9+do+Prado+Franco+Neto/@-10.8705767,-37.1657455,3a,21.4y,34.56h,88.38t/data=!3m7!1e1!3m5!1s5AiW8IJx7b_ekxob383pkw!2e0!6shttps:%2F%2Fstreetviewpixels-pa.googleapis.com%2Fv1%2Fthumbnail%3Fcb_client%3Dmaps_sv.tactile%26w%3D900%26h%3D600%26pitch%3D1.6195941844322874%26panoid%3D5AiW8IJx7b_ekxob383pkw%26yaw%3D34.564470457086976!7i16384!8i8192!4m14!1m7!3m6!1s0x71aad2bb5b085eb:0xf1685d1d71349591!2sUBS+Jos%C3%A9+do+Prado+Franco+Neto!8m2!3d-10.8704951!4d-37.1656546!16s%2Fg%2F11vf1qhj49!3m5!1s0x71aad2bb5b085eb:0xf1685d1d71349591!8m2!3d-10.8704951!4d-37.1656546!16s%2Fg%2F11vf1qhj49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azenda Mucuri, Povoado Oiteiros, Nossa Senhora do Socorro/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BS José do Prado Franco Neto</text:p>
          </table:table-cell>
          <table:table-cell table:style-name="ce2" office:value-type="string" calcext:value-type="string">
            <text:p>R. do Jardim - Oiteiro, Nossa Sra. do Socorro - SE, 49160-000</text:p>
          </table:table-cell>
          <table:table-cell table:style-name="ce3" office:value-type="string" calcext:value-type="string">
            <text:p><text:a xlink:href="https://www.google.com/maps/place/UBS+Jos%C3%A9+do+Prado+Franco+Neto/@-10.8705767,-37.1657455,3a,21.4y,34.56h,88.38t/data=!3m7!1e1!3m5!1s5AiW8IJx7b_ekxob383pkw!2e0!6shttps:%2F%2Fstreetviewpixels-pa.googleapis.com%2Fv1%2Fthumbnail%3Fcb_client%3Dmaps_sv.tactile%26w%3D900%26h%3D600%26pitch%3D1.6195941844322874%26panoid%3D5AiW8IJx7b_ekxob383pkw%26yaw%3D34.564470457086976!7i16384!8i8192!4m14!1m7!3m6!1s0x71aad2bb5b085eb:0xf1685d1d71349591!2sUBS+Jos%C3%A9+do+Prado+Franco+Neto!8m2!3d-10.8704951!4d-37.1656546!16s%2Fg%2F11vf1qhj49!3m5!1s0x71aad2bb5b085eb:0xf1685d1d71349591!8m2!3d-10.8704951!4d-37.1656546!16s%2Fg%2F11vf1qhj49?entry=ttu&amp;g_ep=EgoyMDI1MTIwOS4wIKXMDSoKLDEwMDc5MjA3MUgBUAM%3D" xlink:type="simple">https://www.google.com/maps/place/UBS+Jos%C3%A9+do+Prado+Franco+Neto/@-10.8705767,-37.1657455,3a,21.4y,34.56h,88.38t/data=!3m7!1e1!3m5!1s5AiW8IJx7b_ekxob383pkw!2e0!6shttps:%2F%2Fstreetviewpixels-pa.googleapis.com%2Fv1%2Fthumbnail%3Fcb_client%3Dmaps_sv.tactile%26w%3D900%26h%3D600%26pitch%3D1.6195941844322874%26panoid%3D5AiW8IJx7b_ekxob383pkw%26yaw%3D34.564470457086976!7i16384!8i8192!4m14!1m7!3m6!1s0x71aad2bb5b085eb:0xf1685d1d71349591!2sUBS+Jos%C3%A9+do+Prado+Franco+Neto!8m2!3d-10.8704951!4d-37.1656546!16s%2Fg%2F11vf1qhj49!3m5!1s0x71aad2bb5b085eb:0xf1685d1d71349591!8m2!3d-10.8704951!4d-37.1656546!16s%2Fg%2F11vf1qhj49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da BR, Povoado Oiteiros, Nossa Senhora do Socorro/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BS José do Prado Franco Neto</text:p>
          </table:table-cell>
          <table:table-cell table:style-name="ce2" office:value-type="string" calcext:value-type="string">
            <text:p>R. do Jardim - Oiteiro, Nossa Sra. do Socorro - SE, 49160-000</text:p>
          </table:table-cell>
          <table:table-cell table:style-name="ce3" office:value-type="string" calcext:value-type="string">
            <text:p><text:a xlink:href="https://www.google.com/maps/place/UBS+Jos%C3%A9+do+Prado+Franco+Neto/@-10.8705767,-37.1657455,3a,21.4y,34.56h,88.38t/data=!3m7!1e1!3m5!1s5AiW8IJx7b_ekxob383pkw!2e0!6shttps:%2F%2Fstreetviewpixels-pa.googleapis.com%2Fv1%2Fthumbnail%3Fcb_client%3Dmaps_sv.tactile%26w%3D900%26h%3D600%26pitch%3D1.6195941844322874%26panoid%3D5AiW8IJx7b_ekxob383pkw%26yaw%3D34.564470457086976!7i16384!8i8192!4m14!1m7!3m6!1s0x71aad2bb5b085eb:0xf1685d1d71349591!2sUBS+Jos%C3%A9+do+Prado+Franco+Neto!8m2!3d-10.8704951!4d-37.1656546!16s%2Fg%2F11vf1qhj49!3m5!1s0x71aad2bb5b085eb:0xf1685d1d71349591!8m2!3d-10.8704951!4d-37.1656546!16s%2Fg%2F11vf1qhj49?entry=ttu&amp;g_ep=EgoyMDI1MTIwOS4wIKXMDSoKLDEwMDc5MjA3MUgBUAM%3D" xlink:type="simple">https://www.google.com/maps/place/UBS+Jos%C3%A9+do+Prado+Franco+Neto/@-10.8705767,-37.1657455,3a,21.4y,34.56h,88.38t/data=!3m7!1e1!3m5!1s5AiW8IJx7b_ekxob383pkw!2e0!6shttps:%2F%2Fstreetviewpixels-pa.googleapis.com%2Fv1%2Fthumbnail%3Fcb_client%3Dmaps_sv.tactile%26w%3D900%26h%3D600%26pitch%3D1.6195941844322874%26panoid%3D5AiW8IJx7b_ekxob383pkw%26yaw%3D34.564470457086976!7i16384!8i8192!4m14!1m7!3m6!1s0x71aad2bb5b085eb:0xf1685d1d71349591!2sUBS+Jos%C3%A9+do+Prado+Franco+Neto!8m2!3d-10.8704951!4d-37.1656546!16s%2Fg%2F11vf1qhj49!3m5!1s0x71aad2bb5b085eb:0xf1685d1d71349591!8m2!3d-10.8704951!4d-37.1656546!16s%2Fg%2F11vf1qhj49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da Igreja, Povoado Oiteiros, Nossa Senhora do Socorro/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BS José do Prado Franco Neto</text:p>
          </table:table-cell>
          <table:table-cell table:style-name="ce2" office:value-type="string" calcext:value-type="string">
            <text:p>R. do Jardim - Oiteiro, Nossa Sra. do Socorro - SE, 49160-000</text:p>
          </table:table-cell>
          <table:table-cell table:style-name="ce3" office:value-type="string" calcext:value-type="string">
            <text:p><text:a xlink:href="https://www.google.com/maps/place/UBS+Jos%C3%A9+do+Prado+Franco+Neto/@-10.8705767,-37.1657455,3a,21.4y,34.56h,88.38t/data=!3m7!1e1!3m5!1s5AiW8IJx7b_ekxob383pkw!2e0!6shttps:%2F%2Fstreetviewpixels-pa.googleapis.com%2Fv1%2Fthumbnail%3Fcb_client%3Dmaps_sv.tactile%26w%3D900%26h%3D600%26pitch%3D1.6195941844322874%26panoid%3D5AiW8IJx7b_ekxob383pkw%26yaw%3D34.564470457086976!7i16384!8i8192!4m14!1m7!3m6!1s0x71aad2bb5b085eb:0xf1685d1d71349591!2sUBS+Jos%C3%A9+do+Prado+Franco+Neto!8m2!3d-10.8704951!4d-37.1656546!16s%2Fg%2F11vf1qhj49!3m5!1s0x71aad2bb5b085eb:0xf1685d1d71349591!8m2!3d-10.8704951!4d-37.1656546!16s%2Fg%2F11vf1qhj49?entry=ttu&amp;g_ep=EgoyMDI1MTIwOS4wIKXMDSoKLDEwMDc5MjA3MUgBUAM%3D" xlink:type="simple">https://www.google.com/maps/place/UBS+Jos%C3%A9+do+Prado+Franco+Neto/@-10.8705767,-37.1657455,3a,21.4y,34.56h,88.38t/data=!3m7!1e1!3m5!1s5AiW8IJx7b_ekxob383pkw!2e0!6shttps:%2F%2Fstreetviewpixels-pa.googleapis.com%2Fv1%2Fthumbnail%3Fcb_client%3Dmaps_sv.tactile%26w%3D900%26h%3D600%26pitch%3D1.6195941844322874%26panoid%3D5AiW8IJx7b_ekxob383pkw%26yaw%3D34.564470457086976!7i16384!8i8192!4m14!1m7!3m6!1s0x71aad2bb5b085eb:0xf1685d1d71349591!2sUBS+Jos%C3%A9+do+Prado+Franco+Neto!8m2!3d-10.8704951!4d-37.1656546!16s%2Fg%2F11vf1qhj49!3m5!1s0x71aad2bb5b085eb:0xf1685d1d71349591!8m2!3d-10.8704951!4d-37.1656546!16s%2Fg%2F11vf1qhj49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da Caixa d'água, Povoado Oiteiros, Nossa Senhora do Socorro/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BS José do Prado Franco Neto</text:p>
          </table:table-cell>
          <table:table-cell table:style-name="ce2" office:value-type="string" calcext:value-type="string">
            <text:p>R. do Jardim - Oiteiro, Nossa Sra. do Socorro - SE, 49160-000</text:p>
          </table:table-cell>
          <table:table-cell table:style-name="ce3" office:value-type="string" calcext:value-type="string">
            <text:p><text:a xlink:href="https://www.google.com/maps/place/UBS+Jos%C3%A9+do+Prado+Franco+Neto/@-10.8705767,-37.1657455,3a,21.4y,34.56h,88.38t/data=!3m7!1e1!3m5!1s5AiW8IJx7b_ekxob383pkw!2e0!6shttps:%2F%2Fstreetviewpixels-pa.googleapis.com%2Fv1%2Fthumbnail%3Fcb_client%3Dmaps_sv.tactile%26w%3D900%26h%3D600%26pitch%3D1.6195941844322874%26panoid%3D5AiW8IJx7b_ekxob383pkw%26yaw%3D34.564470457086976!7i16384!8i8192!4m14!1m7!3m6!1s0x71aad2bb5b085eb:0xf1685d1d71349591!2sUBS+Jos%C3%A9+do+Prado+Franco+Neto!8m2!3d-10.8704951!4d-37.1656546!16s%2Fg%2F11vf1qhj49!3m5!1s0x71aad2bb5b085eb:0xf1685d1d71349591!8m2!3d-10.8704951!4d-37.1656546!16s%2Fg%2F11vf1qhj49?entry=ttu&amp;g_ep=EgoyMDI1MTIwOS4wIKXMDSoKLDEwMDc5MjA3MUgBUAM%3D" xlink:type="simple">https://www.google.com/maps/place/UBS+Jos%C3%A9+do+Prado+Franco+Neto/@-10.8705767,-37.1657455,3a,21.4y,34.56h,88.38t/data=!3m7!1e1!3m5!1s5AiW8IJx7b_ekxob383pkw!2e0!6shttps:%2F%2Fstreetviewpixels-pa.googleapis.com%2Fv1%2Fthumbnail%3Fcb_client%3Dmaps_sv.tactile%26w%3D900%26h%3D600%26pitch%3D1.6195941844322874%26panoid%3D5AiW8IJx7b_ekxob383pkw%26yaw%3D34.564470457086976!7i16384!8i8192!4m14!1m7!3m6!1s0x71aad2bb5b085eb:0xf1685d1d71349591!2sUBS+Jos%C3%A9+do+Prado+Franco+Neto!8m2!3d-10.8704951!4d-37.1656546!16s%2Fg%2F11vf1qhj49!3m5!1s0x71aad2bb5b085eb:0xf1685d1d71349591!8m2!3d-10.8704951!4d-37.1656546!16s%2Fg%2F11vf1qhj49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Largo do Cruzeiro, Povoado Oiteiros, Nossa Senhora do Socorro/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BS José do Prado Franco Neto</text:p>
          </table:table-cell>
          <table:table-cell table:style-name="ce2" office:value-type="string" calcext:value-type="string">
            <text:p>R. do Jardim - Oiteiro, Nossa Sra. do Socorro - SE, 49160-000</text:p>
          </table:table-cell>
          <table:table-cell table:style-name="ce3" office:value-type="string" calcext:value-type="string">
            <text:p><text:a xlink:href="https://www.google.com/maps/place/UBS+Jos%C3%A9+do+Prado+Franco+Neto/@-10.8705767,-37.1657455,3a,21.4y,34.56h,88.38t/data=!3m7!1e1!3m5!1s5AiW8IJx7b_ekxob383pkw!2e0!6shttps:%2F%2Fstreetviewpixels-pa.googleapis.com%2Fv1%2Fthumbnail%3Fcb_client%3Dmaps_sv.tactile%26w%3D900%26h%3D600%26pitch%3D1.6195941844322874%26panoid%3D5AiW8IJx7b_ekxob383pkw%26yaw%3D34.564470457086976!7i16384!8i8192!4m14!1m7!3m6!1s0x71aad2bb5b085eb:0xf1685d1d71349591!2sUBS+Jos%C3%A9+do+Prado+Franco+Neto!8m2!3d-10.8704951!4d-37.1656546!16s%2Fg%2F11vf1qhj49!3m5!1s0x71aad2bb5b085eb:0xf1685d1d71349591!8m2!3d-10.8704951!4d-37.1656546!16s%2Fg%2F11vf1qhj49?entry=ttu&amp;g_ep=EgoyMDI1MTIwOS4wIKXMDSoKLDEwMDc5MjA3MUgBUAM%3D" xlink:type="simple">https://www.google.com/maps/place/UBS+Jos%C3%A9+do+Prado+Franco+Neto/@-10.8705767,-37.1657455,3a,21.4y,34.56h,88.38t/data=!3m7!1e1!3m5!1s5AiW8IJx7b_ekxob383pkw!2e0!6shttps:%2F%2Fstreetviewpixels-pa.googleapis.com%2Fv1%2Fthumbnail%3Fcb_client%3Dmaps_sv.tactile%26w%3D900%26h%3D600%26pitch%3D1.6195941844322874%26panoid%3D5AiW8IJx7b_ekxob383pkw%26yaw%3D34.564470457086976!7i16384!8i8192!4m14!1m7!3m6!1s0x71aad2bb5b085eb:0xf1685d1d71349591!2sUBS+Jos%C3%A9+do+Prado+Franco+Neto!8m2!3d-10.8704951!4d-37.1656546!16s%2Fg%2F11vf1qhj49!3m5!1s0x71aad2bb5b085eb:0xf1685d1d71349591!8m2!3d-10.8704951!4d-37.1656546!16s%2Fg%2F11vf1qhj49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do Adilson, Povoado Oiteiros, Nossa Senhora do Socorro/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BS José do Prado Franco Neto</text:p>
          </table:table-cell>
          <table:table-cell table:style-name="ce2" office:value-type="string" calcext:value-type="string">
            <text:p>R. do Jardim - Oiteiro, Nossa Sra. do Socorro - SE, 49160-000</text:p>
          </table:table-cell>
          <table:table-cell table:style-name="ce3" office:value-type="string" calcext:value-type="string">
            <text:p><text:a xlink:href="https://www.google.com/maps/place/UBS+Jos%C3%A9+do+Prado+Franco+Neto/@-10.8705767,-37.1657455,3a,21.4y,34.56h,88.38t/data=!3m7!1e1!3m5!1s5AiW8IJx7b_ekxob383pkw!2e0!6shttps:%2F%2Fstreetviewpixels-pa.googleapis.com%2Fv1%2Fthumbnail%3Fcb_client%3Dmaps_sv.tactile%26w%3D900%26h%3D600%26pitch%3D1.6195941844322874%26panoid%3D5AiW8IJx7b_ekxob383pkw%26yaw%3D34.564470457086976!7i16384!8i8192!4m14!1m7!3m6!1s0x71aad2bb5b085eb:0xf1685d1d71349591!2sUBS+Jos%C3%A9+do+Prado+Franco+Neto!8m2!3d-10.8704951!4d-37.1656546!16s%2Fg%2F11vf1qhj49!3m5!1s0x71aad2bb5b085eb:0xf1685d1d71349591!8m2!3d-10.8704951!4d-37.1656546!16s%2Fg%2F11vf1qhj49?entry=ttu&amp;g_ep=EgoyMDI1MTIwOS4wIKXMDSoKLDEwMDc5MjA3MUgBUAM%3D" xlink:type="simple">https://www.google.com/maps/place/UBS+Jos%C3%A9+do+Prado+Franco+Neto/@-10.8705767,-37.1657455,3a,21.4y,34.56h,88.38t/data=!3m7!1e1!3m5!1s5AiW8IJx7b_ekxob383pkw!2e0!6shttps:%2F%2Fstreetviewpixels-pa.googleapis.com%2Fv1%2Fthumbnail%3Fcb_client%3Dmaps_sv.tactile%26w%3D900%26h%3D600%26pitch%3D1.6195941844322874%26panoid%3D5AiW8IJx7b_ekxob383pkw%26yaw%3D34.564470457086976!7i16384!8i8192!4m14!1m7!3m6!1s0x71aad2bb5b085eb:0xf1685d1d71349591!2sUBS+Jos%C3%A9+do+Prado+Franco+Neto!8m2!3d-10.8704951!4d-37.1656546!16s%2Fg%2F11vf1qhj49!3m5!1s0x71aad2bb5b085eb:0xf1685d1d71349591!8m2!3d-10.8704951!4d-37.1656546!16s%2Fg%2F11vf1qhj49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do Cabelão, Povoado Oiteiros, Nossa Senhora do Socorro/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BS José do Prado Franco Neto</text:p>
          </table:table-cell>
          <table:table-cell table:style-name="ce2" office:value-type="string" calcext:value-type="string">
            <text:p>R. do Jardim - Oiteiro, Nossa Sra. do Socorro - SE, 49160-000</text:p>
          </table:table-cell>
          <table:table-cell table:style-name="ce3" office:value-type="string" calcext:value-type="string">
            <text:p><text:a xlink:href="https://www.google.com/maps/place/UBS+Jos%C3%A9+do+Prado+Franco+Neto/@-10.8705767,-37.1657455,3a,21.4y,34.56h,88.38t/data=!3m7!1e1!3m5!1s5AiW8IJx7b_ekxob383pkw!2e0!6shttps:%2F%2Fstreetviewpixels-pa.googleapis.com%2Fv1%2Fthumbnail%3Fcb_client%3Dmaps_sv.tactile%26w%3D900%26h%3D600%26pitch%3D1.6195941844322874%26panoid%3D5AiW8IJx7b_ekxob383pkw%26yaw%3D34.564470457086976!7i16384!8i8192!4m14!1m7!3m6!1s0x71aad2bb5b085eb:0xf1685d1d71349591!2sUBS+Jos%C3%A9+do+Prado+Franco+Neto!8m2!3d-10.8704951!4d-37.1656546!16s%2Fg%2F11vf1qhj49!3m5!1s0x71aad2bb5b085eb:0xf1685d1d71349591!8m2!3d-10.8704951!4d-37.1656546!16s%2Fg%2F11vf1qhj49?entry=ttu&amp;g_ep=EgoyMDI1MTIwOS4wIKXMDSoKLDEwMDc5MjA3MUgBUAM%3D" xlink:type="simple">https://www.google.com/maps/place/UBS+Jos%C3%A9+do+Prado+Franco+Neto/@-10.8705767,-37.1657455,3a,21.4y,34.56h,88.38t/data=!3m7!1e1!3m5!1s5AiW8IJx7b_ekxob383pkw!2e0!6shttps:%2F%2Fstreetviewpixels-pa.googleapis.com%2Fv1%2Fthumbnail%3Fcb_client%3Dmaps_sv.tactile%26w%3D900%26h%3D600%26pitch%3D1.6195941844322874%26panoid%3D5AiW8IJx7b_ekxob383pkw%26yaw%3D34.564470457086976!7i16384!8i8192!4m14!1m7!3m6!1s0x71aad2bb5b085eb:0xf1685d1d71349591!2sUBS+Jos%C3%A9+do+Prado+Franco+Neto!8m2!3d-10.8704951!4d-37.1656546!16s%2Fg%2F11vf1qhj49!3m5!1s0x71aad2bb5b085eb:0xf1685d1d71349591!8m2!3d-10.8704951!4d-37.1656546!16s%2Fg%2F11vf1qhj49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Estrada da Bita, Povoado Oiteiros, Nossa Senhora do Socorro/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BS José do Prado Franco Neto</text:p>
          </table:table-cell>
          <table:table-cell table:style-name="ce2" office:value-type="string" calcext:value-type="string">
            <text:p>R. do Jardim - Oiteiro, Nossa Sra. do Socorro - SE, 49160-000</text:p>
          </table:table-cell>
          <table:table-cell table:style-name="ce3" office:value-type="string" calcext:value-type="string">
            <text:p><text:a xlink:href="https://www.google.com/maps/place/UBS+Jos%C3%A9+do+Prado+Franco+Neto/@-10.8705767,-37.1657455,3a,21.4y,34.56h,88.38t/data=!3m7!1e1!3m5!1s5AiW8IJx7b_ekxob383pkw!2e0!6shttps:%2F%2Fstreetviewpixels-pa.googleapis.com%2Fv1%2Fthumbnail%3Fcb_client%3Dmaps_sv.tactile%26w%3D900%26h%3D600%26pitch%3D1.6195941844322874%26panoid%3D5AiW8IJx7b_ekxob383pkw%26yaw%3D34.564470457086976!7i16384!8i8192!4m14!1m7!3m6!1s0x71aad2bb5b085eb:0xf1685d1d71349591!2sUBS+Jos%C3%A9+do+Prado+Franco+Neto!8m2!3d-10.8704951!4d-37.1656546!16s%2Fg%2F11vf1qhj49!3m5!1s0x71aad2bb5b085eb:0xf1685d1d71349591!8m2!3d-10.8704951!4d-37.1656546!16s%2Fg%2F11vf1qhj49?entry=ttu&amp;g_ep=EgoyMDI1MTIwOS4wIKXMDSoKLDEwMDc5MjA3MUgBUAM%3D" xlink:type="simple">https://www.google.com/maps/place/UBS+Jos%C3%A9+do+Prado+Franco+Neto/@-10.8705767,-37.1657455,3a,21.4y,34.56h,88.38t/data=!3m7!1e1!3m5!1s5AiW8IJx7b_ekxob383pkw!2e0!6shttps:%2F%2Fstreetviewpixels-pa.googleapis.com%2Fv1%2Fthumbnail%3Fcb_client%3Dmaps_sv.tactile%26w%3D900%26h%3D600%26pitch%3D1.6195941844322874%26panoid%3D5AiW8IJx7b_ekxob383pkw%26yaw%3D34.564470457086976!7i16384!8i8192!4m14!1m7!3m6!1s0x71aad2bb5b085eb:0xf1685d1d71349591!2sUBS+Jos%C3%A9+do+Prado+Franco+Neto!8m2!3d-10.8704951!4d-37.1656546!16s%2Fg%2F11vf1qhj49!3m5!1s0x71aad2bb5b085eb:0xf1685d1d71349591!8m2!3d-10.8704951!4d-37.1656546!16s%2Fg%2F11vf1qhj49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essa João Santana, Povoado Oiteiros, Nossa Senhora do Socorro/SE</text:p>
          </table:table-cell>
          <table:table-cell table:number-columns-repeated="1019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ilton_Rezende" table:style-name="ta7">
        <table:table-column table:style-name="co4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15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ubs_referencia</text:p>
          </table:table-cell>
          <table:table-cell table:style-name="ce1" office:value-type="string" calcext:value-type="string">
            <text:p>localizacao_ubs</text:p>
          </table:table-cell>
          <table:table-cell table:style-name="ce1" office:value-type="string" calcext:value-type="string">
            <text:p>link_map_ubs</text:p>
          </table:table-cell>
          <table:table-cell table:style-name="ce1" office:value-type="string" calcext:value-type="string">
            <text:p>micro_area</text:p>
          </table:table-cell>
          <table:table-cell table:style-name="ce1" office:value-type="string" calcext:value-type="string">
            <text:p>endereco_complet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Aumerindo de Souza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20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21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24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Maria da Conceição Pinheiro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30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31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A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avessa A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Cruzeiro do Sul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D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E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venida JS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Maria Vicentina dos Santos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venida Chesf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venida Prefeito Humberto dos Santos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R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venida Coletora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Flor de Flamboyan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Flor de Bromélia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Flor de Girassol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Flor de Eucalipto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Flor de Hortência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Flor de Íris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21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40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42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43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25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26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27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28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32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33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34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35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02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03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Dernival dos Santos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venida Prefeito Humberto dos Santos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José dos Santos Reis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Flor de Camomila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Flor de Dália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Flor de Eucalipto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46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48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49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52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67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venida Itacanema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A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56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avessa Lima Farias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venida Itacanema 2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campamento Coração do Parque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AM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venida Chesf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F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José dos Santos Sobrinho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H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José Reis da Conceição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J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L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O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M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Jorge Cardoso de Lima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Prof.ª Eliza Teles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20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21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22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avessa 56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56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avessa 57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57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61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64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24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46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47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49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67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70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B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C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E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D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venida Itacanema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avessa 01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avessa 02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Marcos Magno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33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04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05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06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07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09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20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21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28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29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49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venida Prefeito Humberto dos Santos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53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54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67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venida Beira Rio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24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36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43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46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das Flores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ravessa Castelo Branco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venida Itacanema 2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B2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C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07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H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J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I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A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B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ravessa B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ravessa Itacanema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G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F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D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E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30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32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AC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Irmão Fego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venida Chesf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ravessa Chesf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Y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K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X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ravessa São João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P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venida Maneca Prudente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08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15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18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19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22, Parque dos Farói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ilton Rezende</text:p>
          </table:table-cell>
          <table:table-cell table:style-name="ce2" office:value-type="string" calcext:value-type="string">
            <text:p>R. 42 - Parque dos Faróis, Nossa Sra. do Socorro - SE, 49160-000</text:p>
          </table:table-cell>
          <table:table-cell table:style-name="ce3" office:value-type="string" calcext:value-type="string">
            <text:p><text:a xlink:href="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" xlink:type="simple">https://www.google.com/maps/@-10.9163434,-37.1328674,3a,75y,184.56h,86.91t/data=!3m7!1e1!3m5!1sg3HzgdQFyF2ML35i5Ij6mA!2e0!6shttps:%2F%2Fstreetviewpixels-pa.googleapis.com%2Fv1%2Fthumbnail%3Fcb_client%3Dmaps_sv.tactile%26w%3D900%26h%3D600%26pitch%3D3.0932414903697634%26panoid%3Dg3HzgdQFyF2ML35i5Ij6mA%26yaw%3D184.56384325763665!7i16384!8i8192!5m1!1e4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Prof.ª Eliza Teles, Parque dos Faróis, Nossa Senhora do Socorro - SE</text:p>
          </table:table-cell>
          <table:table-cell table:number-columns-repeated="1019"/>
        </table:table-row>
        <table:table-row table:style-name="ro2" table:number-rows-repeated="10484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cino_Correia" table:style-name="ta8">
        <table:table-column table:style-name="co16" table:default-cell-style-name="Default"/>
        <table:table-column table:style-name="co17" table:default-cell-style-name="Default"/>
        <table:table-column table:style-name="co4" table:number-columns-repeated="1022" table:default-cell-style-name="Default"/>
        <table:table-row table:style-name="ro1">
          <table:table-cell table:style-name="ce1" office:value-type="string" calcext:value-type="string">
            <text:p>ubs_referencia</text:p>
          </table:table-cell>
          <table:table-cell table:style-name="ce1" office:value-type="string" calcext:value-type="string">
            <text:p>localizacao_ubs</text:p>
          </table:table-cell>
          <table:table-cell table:style-name="ce1" office:value-type="string" calcext:value-type="string">
            <text:p>link_map_ubs</text:p>
          </table:table-cell>
          <table:table-cell table:style-name="ce1" office:value-type="string" calcext:value-type="string">
            <text:p>micro_area</text:p>
          </table:table-cell>
          <table:table-cell table:style-name="ce1" office:value-type="string" calcext:value-type="string">
            <text:p>endereco_complet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ino Correia dos Santos</text:p>
          </table:table-cell>
          <table:table-cell table:style-name="ce2" office:value-type="string" calcext:value-type="string">
            <text:p>Povoado Bita - Bita, Nossa Sra. do Socorro - SE, 49160-000</text:p>
          </table:table-cell>
          <table:table-cell table:style-name="ce3" office:value-type="string" calcext:value-type="string">
            <text:p><text:a xlink:href="https://www.google.com/maps/place/U.B.S.+ALCINO+CORREIA+DOS+SANTOS/@-10.878673,-37.1846542,17z/data=!3m1!4b1!4m6!3m5!1s0x71aadb0954bdc0d:0x9353fe7ae59d4006!8m2!3d-10.878673!4d-37.1820793!16s%2Fg%2F11s3dfhwv4!5m1!1e4?entry=ttu&amp;g_ep=EgoyMDI1MTIwOS4wIKXMDSoKLDEwMDc5MjA3MUgBUAM%3D" xlink:type="simple">https://www.google.com/maps/place/U.B.S.+ALCINO+CORREIA+DOS+SANTOS/@-10.878673,-37.1846542,17z/data=!3m1!4b1!4m6!3m5!1s0x71aadb0954bdc0d:0x9353fe7ae59d4006!8m2!3d-10.878673!4d-37.1820793!16s%2Fg%2F11s3dfhwv4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venida Principal, Bit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ino Correia dos Santos</text:p>
          </table:table-cell>
          <table:table-cell table:style-name="ce2" office:value-type="string" calcext:value-type="string">
            <text:p>Povoado Bita - Bita, Nossa Sra. do Socorro - SE, 49160-000</text:p>
          </table:table-cell>
          <table:table-cell table:style-name="ce3" office:value-type="string" calcext:value-type="string">
            <text:p><text:a xlink:href="https://www.google.com/maps/place/U.B.S.+ALCINO+CORREIA+DOS+SANTOS/@-10.878673,-37.1846542,17z/data=!3m1!4b1!4m6!3m5!1s0x71aadb0954bdc0d:0x9353fe7ae59d4006!8m2!3d-10.878673!4d-37.1820793!16s%2Fg%2F11s3dfhwv4!5m1!1e4?entry=ttu&amp;g_ep=EgoyMDI1MTIwOS4wIKXMDSoKLDEwMDc5MjA3MUgBUAM%3D" xlink:type="simple">https://www.google.com/maps/place/U.B.S.+ALCINO+CORREIA+DOS+SANTOS/@-10.878673,-37.1846542,17z/data=!3m1!4b1!4m6!3m5!1s0x71aadb0954bdc0d:0x9353fe7ae59d4006!8m2!3d-10.878673!4d-37.1820793!16s%2Fg%2F11s3dfhwv4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Mucuri de Fora, Bit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ino Correia dos Santos</text:p>
          </table:table-cell>
          <table:table-cell table:style-name="ce2" office:value-type="string" calcext:value-type="string">
            <text:p>Povoado Bita - Bita, Nossa Sra. do Socorro - SE, 49160-000</text:p>
          </table:table-cell>
          <table:table-cell table:style-name="ce3" office:value-type="string" calcext:value-type="string">
            <text:p><text:a xlink:href="https://www.google.com/maps/place/U.B.S.+ALCINO+CORREIA+DOS+SANTOS/@-10.878673,-37.1846542,17z/data=!3m1!4b1!4m6!3m5!1s0x71aadb0954bdc0d:0x9353fe7ae59d4006!8m2!3d-10.878673!4d-37.1820793!16s%2Fg%2F11s3dfhwv4!5m1!1e4?entry=ttu&amp;g_ep=EgoyMDI1MTIwOS4wIKXMDSoKLDEwMDc5MjA3MUgBUAM%3D" xlink:type="simple">https://www.google.com/maps/place/U.B.S.+ALCINO+CORREIA+DOS+SANTOS/@-10.878673,-37.1846542,17z/data=!3m1!4b1!4m6!3m5!1s0x71aadb0954bdc0d:0x9353fe7ae59d4006!8m2!3d-10.878673!4d-37.1820793!16s%2Fg%2F11s3dfhwv4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azendinha, Bita, Nossa Senhora do Socorro - SE</text:p>
          </table:table-cell>
          <table:table-cell table:number-columns-repeated="1019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ciano_Guajara" table:style-name="ta9">
        <table:table-column table:style-name="co4" table:default-cell-style-name="Default"/>
        <table:table-column table:style-name="co3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9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ubs_referencia</text:p>
          </table:table-cell>
          <table:table-cell table:style-name="ce7" office:value-type="string" calcext:value-type="string">
            <text:p>localizacao_ubs</text:p>
          </table:table-cell>
          <table:table-cell table:style-name="ce1" office:value-type="string" calcext:value-type="string">
            <text:p>link_map_ubs</text:p>
          </table:table-cell>
          <table:table-cell table:style-name="ce2" office:value-type="string" calcext:value-type="string">
            <text:p>Micro Area</text:p>
          </table:table-cell>
          <table:table-cell table:style-name="ce2" office:value-type="string" calcext:value-type="string">
            <text:p>Endereco_Complet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ua 2 de Fevereiro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ua 3 de Fevereiro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ua 12 de Fevereiro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ua 11 de Fevereiro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ua 13 de Fevereiro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ua 10 de Fevereiro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ravessa Quissamã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ua Nossa Senhora de Fátima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ua 1 de Fevereiro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ua das Orquídeas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Avenida Chesf 01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ua A1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ua BC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ua D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ua E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ua M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ua P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Vila Ney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Avenida Quissamã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Avenida Perimetral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Avenida Chesf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ua do Tanque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ua da Fazenda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ravessa C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ravessa D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ravessa E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ua A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ua B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ua C (São Benedito)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ua D (São Benedito)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ua E (São Benedito)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Avenida 2 de Maio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ua Dois de Maio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ua 4 de Janeiro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ua 5 de Janeiro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ua 6 de Janeiro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ua 7 de Janeiro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ua 9 de Janeiro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ua 10 de Janeiro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ua 11 de Janeiro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ua 12 de Janeiro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ua 13 de Janeiro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ua 14 de Janeiro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Praça 16 de Janeiro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Avenida Rosa de Maio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ua 9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ua 11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ua 10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ua 8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ua 4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ua Existente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venida Principal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ua Padre Cícero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ravessa Padre Cícero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ua São Luiz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ua B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ua Treze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ua Otto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ua E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ua Profeta Eliseu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ua Jorge Amado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ua J. Emílio de Carvalho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ua Joze Aloisio da Silva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ua Elias Almeida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ua Antonio Torres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ravessa Jucelino Emilio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ua Humberto Silva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ua Ezequiel Cardoso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ua Projetada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ravessa Agepino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ua Almeida Fraga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ua F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ua H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ua G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ua Santa Barbara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ravessa Santa Bárbara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ravessa I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ravessa E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ua Colonial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ua K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ua C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ua Odálio Golveia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ua Balbino José, Guajará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ciano Guajara</text:p>
          </table:table-cell>
          <table:table-cell table:style-name="ce2" office:value-type="string" calcext:value-type="string">
            <text:p>Av. Principal, 355 - Guajará, Nossa Sra. do Socorro - SE, 49160-000</text:p>
          </table:table-cell>
          <table:table-cell table:style-name="ce3" office:value-type="string" calcext:value-type="string">
            <text:p><text:a xlink:href="https://maps.app.goo.gl/skDfKoLb2iqzoAuMA" xlink:type="simple">https://maps.app.goo.gl/skDfKoLb2iqzoAuMA</text:a>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ua Bela Vista, Guajará, Nossa Senhora do Socorro - SE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ldemar_Pinto_Pereira" table:style-name="ta10">
        <table:table-column table:style-name="co4" table:default-cell-style-name="Default"/>
        <table:table-column table:style-name="co20" table:default-cell-style-name="Default"/>
        <table:table-column table:style-name="co4" table:number-columns-repeated="1022" table:default-cell-style-name="Default"/>
        <table:table-row table:style-name="ro1">
          <table:table-cell table:style-name="ce1" office:value-type="string" calcext:value-type="string">
            <text:p>ubs_referencia</text:p>
          </table:table-cell>
          <table:table-cell table:style-name="ce7" office:value-type="string" calcext:value-type="string">
            <text:p>localizacao_ubs</text:p>
          </table:table-cell>
          <table:table-cell table:style-name="ce1" office:value-type="string" calcext:value-type="string">
            <text:p>link_map_ubs</text:p>
          </table:table-cell>
          <table:table-cell table:style-name="ce2" office:value-type="string" calcext:value-type="string">
            <text:p>Micro Area</text:p>
          </table:table-cell>
          <table:table-cell table:style-name="ce2" office:value-type="string" calcext:value-type="string">
            <text:p>Endereco_Complet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demar Pinto </text:p>
          </table:table-cell>
          <table:table-cell table:style-name="ce2" office:value-type="string" calcext:value-type="string">
            <text:p>Estr. Calumbi, 404-436 - Calumbi, Nossa Sra. do Socorro - SE, 49160-000</text:p>
          </table:table-cell>
          <table:table-cell table:style-name="ce3" office:value-type="string" calcext:value-type="string">
            <text:p><text:a xlink:href="https://www.google.com/maps/place/Unidade+B%C3%A1sica+de+Saude+Valdemar+Pinto/@-10.8777329,-37.1193641,17z/data=!4m14!1m7!3m6!1s0x71ab2addf2e8523:0xd24faef84a47f8d9!2sUnidade+B%C3%A1sica+de+Saude+Valdemar+Pinto!8m2!3d-10.8777382!4d-37.1167892!16s%2Fg%2F11fx894s40!3m5!1s0x71ab2addf2e8523:0xd24faef84a47f8d9!8m2!3d-10.8777382!4d-37.1167892!16s%2Fg%2F11fx894s40?entry=ttu&amp;g_ep=EgoyMDI1MTIwOS4wIKXMDSoASAFQAw%3D%3D" xlink:type="simple">https://www.google.com/maps/place/Unidade+B%C3%A1sica+de+Saude+Valdemar+Pinto/@-10.8777329,-37.1193641,17z/data=!4m14!1m7!3m6!1s0x71ab2addf2e8523:0xd24faef84a47f8d9!2sUnidade+B%C3%A1sica+de+Saude+Valdemar+Pinto!8m2!3d-10.8777382!4d-37.1167892!16s%2Fg%2F11fx894s40!3m5!1s0x71ab2addf2e8523:0xd24faef84a47f8d9!8m2!3d-10.8777382!4d-37.1167892!16s%2Fg%2F11fx894s40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strada Lazareto, Calumbi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demar Pinto </text:p>
          </table:table-cell>
          <table:table-cell table:style-name="ce2" office:value-type="string" calcext:value-type="string">
            <text:p>Estr. Calumbi, 404-436 - Calumbi, Nossa Sra. do Socorro - SE, 49160-000</text:p>
          </table:table-cell>
          <table:table-cell table:style-name="ce3" office:value-type="string" calcext:value-type="string">
            <text:p><text:a xlink:href="https://www.google.com/maps/place/Unidade+B%C3%A1sica+de+Saude+Valdemar+Pinto/@-10.8777329,-37.1193641,17z/data=!4m14!1m7!3m6!1s0x71ab2addf2e8523:0xd24faef84a47f8d9!2sUnidade+B%C3%A1sica+de+Saude+Valdemar+Pinto!8m2!3d-10.8777382!4d-37.1167892!16s%2Fg%2F11fx894s40!3m5!1s0x71ab2addf2e8523:0xd24faef84a47f8d9!8m2!3d-10.8777382!4d-37.1167892!16s%2Fg%2F11fx894s40?entry=ttu&amp;g_ep=EgoyMDI1MTIwOS4wIKXMDSoASAFQAw%3D%3D" xlink:type="simple">https://www.google.com/maps/place/Unidade+B%C3%A1sica+de+Saude+Valdemar+Pinto/@-10.8777329,-37.1193641,17z/data=!4m14!1m7!3m6!1s0x71ab2addf2e8523:0xd24faef84a47f8d9!2sUnidade+B%C3%A1sica+de+Saude+Valdemar+Pinto!8m2!3d-10.8777382!4d-37.1167892!16s%2Fg%2F11fx894s40!3m5!1s0x71ab2addf2e8523:0xd24faef84a47f8d9!8m2!3d-10.8777382!4d-37.1167892!16s%2Fg%2F11fx894s40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dos Viveiros, Calumbi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demar Pinto </text:p>
          </table:table-cell>
          <table:table-cell table:style-name="ce2" office:value-type="string" calcext:value-type="string">
            <text:p>Estr. Calumbi, 404-436 - Calumbi, Nossa Sra. do Socorro - SE, 49160-000</text:p>
          </table:table-cell>
          <table:table-cell table:style-name="ce3" office:value-type="string" calcext:value-type="string">
            <text:p><text:a xlink:href="https://www.google.com/maps/place/Unidade+B%C3%A1sica+de+Saude+Valdemar+Pinto/@-10.8777329,-37.1193641,17z/data=!4m14!1m7!3m6!1s0x71ab2addf2e8523:0xd24faef84a47f8d9!2sUnidade+B%C3%A1sica+de+Saude+Valdemar+Pinto!8m2!3d-10.8777382!4d-37.1167892!16s%2Fg%2F11fx894s40!3m5!1s0x71ab2addf2e8523:0xd24faef84a47f8d9!8m2!3d-10.8777382!4d-37.1167892!16s%2Fg%2F11fx894s40?entry=ttu&amp;g_ep=EgoyMDI1MTIwOS4wIKXMDSoASAFQAw%3D%3D" xlink:type="simple">https://www.google.com/maps/place/Unidade+B%C3%A1sica+de+Saude+Valdemar+Pinto/@-10.8777329,-37.1193641,17z/data=!4m14!1m7!3m6!1s0x71ab2addf2e8523:0xd24faef84a47f8d9!2sUnidade+B%C3%A1sica+de+Saude+Valdemar+Pinto!8m2!3d-10.8777382!4d-37.1167892!16s%2Fg%2F11fx894s40!3m5!1s0x71ab2addf2e8523:0xd24faef84a47f8d9!8m2!3d-10.8777382!4d-37.1167892!16s%2Fg%2F11fx894s40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v. Emerson Menezes, Calumbi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demar Pinto </text:p>
          </table:table-cell>
          <table:table-cell table:style-name="ce2" office:value-type="string" calcext:value-type="string">
            <text:p>Estr. Calumbi, 404-436 - Calumbi, Nossa Sra. do Socorro - SE, 49160-000</text:p>
          </table:table-cell>
          <table:table-cell table:style-name="ce3" office:value-type="string" calcext:value-type="string">
            <text:p><text:a xlink:href="https://www.google.com/maps/place/Unidade+B%C3%A1sica+de+Saude+Valdemar+Pinto/@-10.8777329,-37.1193641,17z/data=!4m14!1m7!3m6!1s0x71ab2addf2e8523:0xd24faef84a47f8d9!2sUnidade+B%C3%A1sica+de+Saude+Valdemar+Pinto!8m2!3d-10.8777382!4d-37.1167892!16s%2Fg%2F11fx894s40!3m5!1s0x71ab2addf2e8523:0xd24faef84a47f8d9!8m2!3d-10.8777382!4d-37.1167892!16s%2Fg%2F11fx894s40?entry=ttu&amp;g_ep=EgoyMDI1MTIwOS4wIKXMDSoASAFQAw%3D%3D" xlink:type="simple">https://www.google.com/maps/place/Unidade+B%C3%A1sica+de+Saude+Valdemar+Pinto/@-10.8777329,-37.1193641,17z/data=!4m14!1m7!3m6!1s0x71ab2addf2e8523:0xd24faef84a47f8d9!2sUnidade+B%C3%A1sica+de+Saude+Valdemar+Pinto!8m2!3d-10.8777382!4d-37.1167892!16s%2Fg%2F11fx894s40!3m5!1s0x71ab2addf2e8523:0xd24faef84a47f8d9!8m2!3d-10.8777382!4d-37.1167892!16s%2Fg%2F11fx894s40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v. Felix de Andrade, Calumbi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demar Pinto </text:p>
          </table:table-cell>
          <table:table-cell table:style-name="ce2" office:value-type="string" calcext:value-type="string">
            <text:p>Estr. Calumbi, 404-436 - Calumbi, Nossa Sra. do Socorro - SE, 49160-000</text:p>
          </table:table-cell>
          <table:table-cell table:style-name="ce3" office:value-type="string" calcext:value-type="string">
            <text:p><text:a xlink:href="https://www.google.com/maps/place/Unidade+B%C3%A1sica+de+Saude+Valdemar+Pinto/@-10.8777329,-37.1193641,17z/data=!4m14!1m7!3m6!1s0x71ab2addf2e8523:0xd24faef84a47f8d9!2sUnidade+B%C3%A1sica+de+Saude+Valdemar+Pinto!8m2!3d-10.8777382!4d-37.1167892!16s%2Fg%2F11fx894s40!3m5!1s0x71ab2addf2e8523:0xd24faef84a47f8d9!8m2!3d-10.8777382!4d-37.1167892!16s%2Fg%2F11fx894s40?entry=ttu&amp;g_ep=EgoyMDI1MTIwOS4wIKXMDSoASAFQAw%3D%3D" xlink:type="simple">https://www.google.com/maps/place/Unidade+B%C3%A1sica+de+Saude+Valdemar+Pinto/@-10.8777329,-37.1193641,17z/data=!4m14!1m7!3m6!1s0x71ab2addf2e8523:0xd24faef84a47f8d9!2sUnidade+B%C3%A1sica+de+Saude+Valdemar+Pinto!8m2!3d-10.8777382!4d-37.1167892!16s%2Fg%2F11fx894s40!3m5!1s0x71ab2addf2e8523:0xd24faef84a47f8d9!8m2!3d-10.8777382!4d-37.1167892!16s%2Fg%2F11fx894s40?entry=ttu&amp;g_ep=EgoyMDI1MTIwOS4wIKXMDSoASAFQAw%3D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Principal, Calumbi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demar Pinto </text:p>
          </table:table-cell>
          <table:table-cell table:style-name="ce2" office:value-type="string" calcext:value-type="string">
            <text:p>Estr. Calumbi, 404-436 - Calumbi, Nossa Sra. do Socorro - SE, 49160-000</text:p>
          </table:table-cell>
          <table:table-cell table:style-name="ce3" office:value-type="string" calcext:value-type="string">
            <text:p><text:a xlink:href="https://www.google.com/maps/place/Unidade+B%C3%A1sica+de+Saude+Valdemar+Pinto/@-10.8777329,-37.1193641,17z/data=!4m14!1m7!3m6!1s0x71ab2addf2e8523:0xd24faef84a47f8d9!2sUnidade+B%C3%A1sica+de+Saude+Valdemar+Pinto!8m2!3d-10.8777382!4d-37.1167892!16s%2Fg%2F11fx894s40!3m5!1s0x71ab2addf2e8523:0xd24faef84a47f8d9!8m2!3d-10.8777382!4d-37.1167892!16s%2Fg%2F11fx894s40?entry=ttu&amp;g_ep=EgoyMDI1MTIwOS4wIKXMDSoASAFQAw%3D%3D" xlink:type="simple">https://www.google.com/maps/place/Unidade+B%C3%A1sica+de+Saude+Valdemar+Pinto/@-10.8777329,-37.1193641,17z/data=!4m14!1m7!3m6!1s0x71ab2addf2e8523:0xd24faef84a47f8d9!2sUnidade+B%C3%A1sica+de+Saude+Valdemar+Pinto!8m2!3d-10.8777382!4d-37.1167892!16s%2Fg%2F11fx894s40!3m5!1s0x71ab2addf2e8523:0xd24faef84a47f8d9!8m2!3d-10.8777382!4d-37.1167892!16s%2Fg%2F11fx894s40?entry=ttu&amp;g_ep=EgoyMDI1MTIwOS4wIKXMDSoASAFQAw%3D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Via Férrea, Calumbi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demar Pinto </text:p>
          </table:table-cell>
          <table:table-cell table:style-name="ce2" office:value-type="string" calcext:value-type="string">
            <text:p>Estr. Calumbi, 404-436 - Calumbi, Nossa Sra. do Socorro - SE, 49160-000</text:p>
          </table:table-cell>
          <table:table-cell table:style-name="ce3" office:value-type="string" calcext:value-type="string">
            <text:p><text:a xlink:href="https://www.google.com/maps/place/Unidade+B%C3%A1sica+de+Saude+Valdemar+Pinto/@-10.8777329,-37.1193641,17z/data=!4m14!1m7!3m6!1s0x71ab2addf2e8523:0xd24faef84a47f8d9!2sUnidade+B%C3%A1sica+de+Saude+Valdemar+Pinto!8m2!3d-10.8777382!4d-37.1167892!16s%2Fg%2F11fx894s40!3m5!1s0x71ab2addf2e8523:0xd24faef84a47f8d9!8m2!3d-10.8777382!4d-37.1167892!16s%2Fg%2F11fx894s40?entry=ttu&amp;g_ep=EgoyMDI1MTIwOS4wIKXMDSoASAFQAw%3D%3D" xlink:type="simple">https://www.google.com/maps/place/Unidade+B%C3%A1sica+de+Saude+Valdemar+Pinto/@-10.8777329,-37.1193641,17z/data=!4m14!1m7!3m6!1s0x71ab2addf2e8523:0xd24faef84a47f8d9!2sUnidade+B%C3%A1sica+de+Saude+Valdemar+Pinto!8m2!3d-10.8777382!4d-37.1167892!16s%2Fg%2F11fx894s40!3m5!1s0x71ab2addf2e8523:0xd24faef84a47f8d9!8m2!3d-10.8777382!4d-37.1167892!16s%2Fg%2F11fx894s40?entry=ttu&amp;g_ep=EgoyMDI1MTIwOS4wIKXMDSoASAFQAw%3D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das Mangueiras, Calumbi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aldemar Pinto </text:p>
          </table:table-cell>
          <table:table-cell table:style-name="ce2" office:value-type="string" calcext:value-type="string">
            <text:p>Estr. Calumbi, 404-436 - Calumbi, Nossa Sra. do Socorro - SE, 49160-000</text:p>
          </table:table-cell>
          <table:table-cell table:style-name="ce3" office:value-type="string" calcext:value-type="string">
            <text:p><text:a xlink:href="https://www.google.com/maps/place/Unidade+B%C3%A1sica+de+Saude+Valdemar+Pinto/@-10.8777329,-37.1193641,17z/data=!4m14!1m7!3m6!1s0x71ab2addf2e8523:0xd24faef84a47f8d9!2sUnidade+B%C3%A1sica+de+Saude+Valdemar+Pinto!8m2!3d-10.8777382!4d-37.1167892!16s%2Fg%2F11fx894s40!3m5!1s0x71ab2addf2e8523:0xd24faef84a47f8d9!8m2!3d-10.8777382!4d-37.1167892!16s%2Fg%2F11fx894s40?entry=ttu&amp;g_ep=EgoyMDI1MTIwOS4wIKXMDSoASAFQAw%3D%3D" xlink:type="simple">https://www.google.com/maps/place/Unidade+B%C3%A1sica+de+Saude+Valdemar+Pinto/@-10.8777329,-37.1193641,17z/data=!4m14!1m7!3m6!1s0x71ab2addf2e8523:0xd24faef84a47f8d9!2sUnidade+B%C3%A1sica+de+Saude+Valdemar+Pinto!8m2!3d-10.8777382!4d-37.1167892!16s%2Fg%2F11fx894s40!3m5!1s0x71ab2addf2e8523:0xd24faef84a47f8d9!8m2!3d-10.8777382!4d-37.1167892!16s%2Fg%2F11fx894s40?entry=ttu&amp;g_ep=EgoyMDI1MTIwOS4wIKXMDSoASAFQAw%3D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itio Porto, Calumbi, Nossa Senhora do Socorro - SE</text:p>
          </table:table-cell>
          <table:table-cell table:number-columns-repeated="1019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zinete_Gomes " table:style-name="ta11"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ubs_referencia</text:p>
          </table:table-cell>
          <table:table-cell table:style-name="ce1" office:value-type="string" calcext:value-type="string">
            <text:p>localizacao_ubs</text:p>
          </table:table-cell>
          <table:table-cell table:style-name="ce1" office:value-type="string" calcext:value-type="string">
            <text:p>link_map_ubs</text:p>
          </table:table-cell>
          <table:table-cell table:style-name="ce1" office:value-type="string" calcext:value-type="string">
            <text:p>Microarea</text:p>
          </table:table-cell>
          <table:table-cell table:style-name="ce1" office:value-type="string" calcext:value-type="string">
            <text:p>Endereco_Completo</text:p>
          </table:table-cell>
          <table:table-cell table:number-columns-repeated="3"/>
          <table:table-cell table:style-name="ce2" office:value-type="string" calcext:value-type="string">
            <text:p>Microarea</text:p>
          </table:table-cell>
          <table:table-cell table:style-name="ce2" office:value-type="string" calcext:value-type="string">
            <text:p>Endereco_Completo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S Suziniete Gomes</text:p>
          </table:table-cell>
          <table:table-cell table:style-name="ce2" office:value-type="string" calcext:value-type="string">
            <text:p>Av. David Jonathan Barbosa, S/N - Distrito Industrial da Taiçoca, Nossa Sra. do Socorro - SE, 49160-000</text:p>
          </table:table-cell>
          <table:table-cell table:style-name="ce3" office:value-type="string" calcext:value-type="string">
            <text:p><text:a xlink:href="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" xlink:type="simple">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Novo Horizonte, Novo Horizont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S Suziniete Gomes</text:p>
          </table:table-cell>
          <table:table-cell table:style-name="ce2" office:value-type="string" calcext:value-type="string">
            <text:p>Av. David Jonathan Barbosa, S/N - Distrito Industrial da Taiçoca, Nossa Sra. do Socorro - SE, 49160-000</text:p>
          </table:table-cell>
          <table:table-cell table:style-name="ce3" office:value-type="string" calcext:value-type="string">
            <text:p><text:a xlink:href="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" xlink:type="simple">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Nova Esperança, Novo Horizont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S Suziniete Gomes</text:p>
          </table:table-cell>
          <table:table-cell table:style-name="ce2" office:value-type="string" calcext:value-type="string">
            <text:p>Av. David Jonathan Barbosa, S/N - Distrito Industrial da Taiçoca, Nossa Sra. do Socorro - SE, 49160-000</text:p>
          </table:table-cell>
          <table:table-cell table:style-name="ce3" office:value-type="string" calcext:value-type="string">
            <text:p><text:a xlink:href="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" xlink:type="simple">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do Limão, Novo Horizont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S Suziniete Gomes</text:p>
          </table:table-cell>
          <table:table-cell table:style-name="ce2" office:value-type="string" calcext:value-type="string">
            <text:p>Av. David Jonathan Barbosa, S/N - Distrito Industrial da Taiçoca, Nossa Sra. do Socorro - SE, 49160-000</text:p>
          </table:table-cell>
          <table:table-cell table:style-name="ce3" office:value-type="string" calcext:value-type="string">
            <text:p><text:a xlink:href="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" xlink:type="simple">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do Jumbo, Novo Horizont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S Suziniete Gomes</text:p>
          </table:table-cell>
          <table:table-cell table:style-name="ce2" office:value-type="string" calcext:value-type="string">
            <text:p>Av. David Jonathan Barbosa, S/N - Distrito Industrial da Taiçoca, Nossa Sra. do Socorro - SE, 49160-000</text:p>
          </table:table-cell>
          <table:table-cell table:style-name="ce3" office:value-type="string" calcext:value-type="string">
            <text:p><text:a xlink:href="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" xlink:type="simple">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N. S. de Lourdes, Novo Horizont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S Suziniete Gomes</text:p>
          </table:table-cell>
          <table:table-cell table:style-name="ce2" office:value-type="string" calcext:value-type="string">
            <text:p>Av. David Jonathan Barbosa, S/N - Distrito Industrial da Taiçoca, Nossa Sra. do Socorro - SE, 49160-000</text:p>
          </table:table-cell>
          <table:table-cell table:style-name="ce3" office:value-type="string" calcext:value-type="string">
            <text:p><text:a xlink:href="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" xlink:type="simple">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Frei Damião, Novo Horizont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S Suziniete Gomes</text:p>
          </table:table-cell>
          <table:table-cell table:style-name="ce2" office:value-type="string" calcext:value-type="string">
            <text:p>Av. David Jonathan Barbosa, S/N - Distrito Industrial da Taiçoca, Nossa Sra. do Socorro - SE, 49160-000</text:p>
          </table:table-cell>
          <table:table-cell table:style-name="ce3" office:value-type="string" calcext:value-type="string">
            <text:p><text:a xlink:href="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" xlink:type="simple">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Emiliano Moura, Novo Horizont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S Suziniete Gomes</text:p>
          </table:table-cell>
          <table:table-cell table:style-name="ce2" office:value-type="string" calcext:value-type="string">
            <text:p>Av. David Jonathan Barbosa, S/N - Distrito Industrial da Taiçoca, Nossa Sra. do Socorro - SE, 49160-000</text:p>
          </table:table-cell>
          <table:table-cell table:style-name="ce3" office:value-type="string" calcext:value-type="string">
            <text:p><text:a xlink:href="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" xlink:type="simple">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São José, Novo Horizont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S Suziniete Gomes</text:p>
          </table:table-cell>
          <table:table-cell table:style-name="ce2" office:value-type="string" calcext:value-type="string">
            <text:p>Av. David Jonathan Barbosa, S/N - Distrito Industrial da Taiçoca, Nossa Sra. do Socorro - SE, 49160-000</text:p>
          </table:table-cell>
          <table:table-cell table:style-name="ce3" office:value-type="string" calcext:value-type="string">
            <text:p><text:a xlink:href="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" xlink:type="simple">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São Lucas, Novo Horizont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S Suziniete Gomes</text:p>
          </table:table-cell>
          <table:table-cell table:style-name="ce2" office:value-type="string" calcext:value-type="string">
            <text:p>Av. David Jonathan Barbosa, S/N - Distrito Industrial da Taiçoca, Nossa Sra. do Socorro - SE, 49160-000</text:p>
          </table:table-cell>
          <table:table-cell table:style-name="ce3" office:value-type="string" calcext:value-type="string">
            <text:p><text:a xlink:href="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" xlink:type="simple">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Central, Novo Horizont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S Suziniete Gomes</text:p>
          </table:table-cell>
          <table:table-cell table:style-name="ce2" office:value-type="string" calcext:value-type="string">
            <text:p>Av. David Jonathan Barbosa, S/N - Distrito Industrial da Taiçoca, Nossa Sra. do Socorro - SE, 49160-000</text:p>
          </table:table-cell>
          <table:table-cell table:style-name="ce3" office:value-type="string" calcext:value-type="string">
            <text:p><text:a xlink:href="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" xlink:type="simple">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avessa Santo Expedito, Novo Horizont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S Suziniete Gomes</text:p>
          </table:table-cell>
          <table:table-cell table:style-name="ce2" office:value-type="string" calcext:value-type="string">
            <text:p>Av. David Jonathan Barbosa, S/N - Distrito Industrial da Taiçoca, Nossa Sra. do Socorro - SE, 49160-000</text:p>
          </table:table-cell>
          <table:table-cell table:style-name="ce3" office:value-type="string" calcext:value-type="string">
            <text:p><text:a xlink:href="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" xlink:type="simple">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V. Canadá I, Novo Horizont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S Suziniete Gomes</text:p>
          </table:table-cell>
          <table:table-cell table:style-name="ce2" office:value-type="string" calcext:value-type="string">
            <text:p>Av. David Jonathan Barbosa, S/N - Distrito Industrial da Taiçoca, Nossa Sra. do Socorro - SE, 49160-000</text:p>
          </table:table-cell>
          <table:table-cell table:style-name="ce3" office:value-type="string" calcext:value-type="string">
            <text:p><text:a xlink:href="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" xlink:type="simple">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essa Perimetral I, Novo Horizont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S Suziniete Gomes</text:p>
          </table:table-cell>
          <table:table-cell table:style-name="ce2" office:value-type="string" calcext:value-type="string">
            <text:p>Av. David Jonathan Barbosa, S/N - Distrito Industrial da Taiçoca, Nossa Sra. do Socorro - SE, 49160-000</text:p>
          </table:table-cell>
          <table:table-cell table:style-name="ce3" office:value-type="string" calcext:value-type="string">
            <text:p><text:a xlink:href="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" xlink:type="simple">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da Paz, Novo Horizont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S Suziniete Gomes</text:p>
          </table:table-cell>
          <table:table-cell table:style-name="ce2" office:value-type="string" calcext:value-type="string">
            <text:p>Av. David Jonathan Barbosa, S/N - Distrito Industrial da Taiçoca, Nossa Sra. do Socorro - SE, 49160-000</text:p>
          </table:table-cell>
          <table:table-cell table:style-name="ce3" office:value-type="string" calcext:value-type="string">
            <text:p><text:a xlink:href="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" xlink:type="simple">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essa da Paz, Novo Horizont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S Suziniete Gomes</text:p>
          </table:table-cell>
          <table:table-cell table:style-name="ce2" office:value-type="string" calcext:value-type="string">
            <text:p>Av. David Jonathan Barbosa, S/N - Distrito Industrial da Taiçoca, Nossa Sra. do Socorro - SE, 49160-000</text:p>
          </table:table-cell>
          <table:table-cell table:style-name="ce3" office:value-type="string" calcext:value-type="string">
            <text:p><text:a xlink:href="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" xlink:type="simple">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Clara Angélica (06 até 410), Novo Horizont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S Suziniete Gomes</text:p>
          </table:table-cell>
          <table:table-cell table:style-name="ce2" office:value-type="string" calcext:value-type="string">
            <text:p>Av. David Jonathan Barbosa, S/N - Distrito Industrial da Taiçoca, Nossa Sra. do Socorro - SE, 49160-000</text:p>
          </table:table-cell>
          <table:table-cell table:style-name="ce3" office:value-type="string" calcext:value-type="string">
            <text:p><text:a xlink:href="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" xlink:type="simple">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essa da Flores, Novo Horizont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S Suziniete Gomes</text:p>
          </table:table-cell>
          <table:table-cell table:style-name="ce2" office:value-type="string" calcext:value-type="string">
            <text:p>Av. David Jonathan Barbosa, S/N - Distrito Industrial da Taiçoca, Nossa Sra. do Socorro - SE, 49160-000</text:p>
          </table:table-cell>
          <table:table-cell table:style-name="ce3" office:value-type="string" calcext:value-type="string">
            <text:p><text:a xlink:href="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" xlink:type="simple">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essa Perimetral I (06 até 242), Novo Horizont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S Suziniete Gomes</text:p>
          </table:table-cell>
          <table:table-cell table:style-name="ce2" office:value-type="string" calcext:value-type="string">
            <text:p>Av. David Jonathan Barbosa, S/N - Distrito Industrial da Taiçoca, Nossa Sra. do Socorro - SE, 49160-000</text:p>
          </table:table-cell>
          <table:table-cell table:style-name="ce3" office:value-type="string" calcext:value-type="string">
            <text:p><text:a xlink:href="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" xlink:type="simple">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Frei Paulo, Novo Horizont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S Suziniete Gomes</text:p>
          </table:table-cell>
          <table:table-cell table:style-name="ce2" office:value-type="string" calcext:value-type="string">
            <text:p>Av. David Jonathan Barbosa, S/N - Distrito Industrial da Taiçoca, Nossa Sra. do Socorro - SE, 49160-000</text:p>
          </table:table-cell>
          <table:table-cell table:style-name="ce3" office:value-type="string" calcext:value-type="string">
            <text:p><text:a xlink:href="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" xlink:type="simple">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São Francisco, Novo Horizont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S Suziniete Gomes</text:p>
          </table:table-cell>
          <table:table-cell table:style-name="ce2" office:value-type="string" calcext:value-type="string">
            <text:p>Av. David Jonathan Barbosa, S/N - Distrito Industrial da Taiçoca, Nossa Sra. do Socorro - SE, 49160-000</text:p>
          </table:table-cell>
          <table:table-cell table:style-name="ce3" office:value-type="string" calcext:value-type="string">
            <text:p><text:a xlink:href="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" xlink:type="simple">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Nossa Senhora da Conceição, Novo Horizont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S Suziniete Gomes</text:p>
          </table:table-cell>
          <table:table-cell table:style-name="ce2" office:value-type="string" calcext:value-type="string">
            <text:p>Av. David Jonathan Barbosa, S/N - Distrito Industrial da Taiçoca, Nossa Sra. do Socorro - SE, 49160-000</text:p>
          </table:table-cell>
          <table:table-cell table:style-name="ce3" office:value-type="string" calcext:value-type="string">
            <text:p><text:a xlink:href="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" xlink:type="simple">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São Marcos, Novo Horizont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S Suziniete Gomes</text:p>
          </table:table-cell>
          <table:table-cell table:style-name="ce2" office:value-type="string" calcext:value-type="string">
            <text:p>Av. David Jonathan Barbosa, S/N - Distrito Industrial da Taiçoca, Nossa Sra. do Socorro - SE, 49160-000</text:p>
          </table:table-cell>
          <table:table-cell table:style-name="ce3" office:value-type="string" calcext:value-type="string">
            <text:p><text:a xlink:href="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" xlink:type="simple">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Carlos Cunha, Novo Horizont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S Suziniete Gomes</text:p>
          </table:table-cell>
          <table:table-cell table:style-name="ce2" office:value-type="string" calcext:value-type="string">
            <text:p>Av. David Jonathan Barbosa, S/N - Distrito Industrial da Taiçoca, Nossa Sra. do Socorro - SE, 49160-000</text:p>
          </table:table-cell>
          <table:table-cell table:style-name="ce3" office:value-type="string" calcext:value-type="string">
            <text:p><text:a xlink:href="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" xlink:type="simple">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avessa São Pedro, Novo Horizont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S Suziniete Gomes</text:p>
          </table:table-cell>
          <table:table-cell table:style-name="ce2" office:value-type="string" calcext:value-type="string">
            <text:p>Av. David Jonathan Barbosa, S/N - Distrito Industrial da Taiçoca, Nossa Sra. do Socorro - SE, 49160-000</text:p>
          </table:table-cell>
          <table:table-cell table:style-name="ce3" office:value-type="string" calcext:value-type="string">
            <text:p><text:a xlink:href="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" xlink:type="simple">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avessa Nossa Senhora da Conceição, Novo Horizont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S Suziniete Gomes</text:p>
          </table:table-cell>
          <table:table-cell table:style-name="ce2" office:value-type="string" calcext:value-type="string">
            <text:p>Av. David Jonathan Barbosa, S/N - Distrito Industrial da Taiçoca, Nossa Sra. do Socorro - SE, 49160-000</text:p>
          </table:table-cell>
          <table:table-cell table:style-name="ce3" office:value-type="string" calcext:value-type="string">
            <text:p><text:a xlink:href="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" xlink:type="simple">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avessa São Marcos, Novo Horizont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S Suziniete Gomes</text:p>
          </table:table-cell>
          <table:table-cell table:style-name="ce2" office:value-type="string" calcext:value-type="string">
            <text:p>Av. David Jonathan Barbosa, S/N - Distrito Industrial da Taiçoca, Nossa Sra. do Socorro - SE, 49160-000</text:p>
          </table:table-cell>
          <table:table-cell table:style-name="ce3" office:value-type="string" calcext:value-type="string">
            <text:p><text:a xlink:href="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" xlink:type="simple">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avessa Santo Antônio, Novo Horizont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S Suziniete Gomes</text:p>
          </table:table-cell>
          <table:table-cell table:style-name="ce2" office:value-type="string" calcext:value-type="string">
            <text:p>Av. David Jonathan Barbosa, S/N - Distrito Industrial da Taiçoca, Nossa Sra. do Socorro - SE, 49160-000</text:p>
          </table:table-cell>
          <table:table-cell table:style-name="ce3" office:value-type="string" calcext:value-type="string">
            <text:p><text:a xlink:href="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" xlink:type="simple">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H (acima de 406), Novo Horizont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S Suziniete Gomes</text:p>
          </table:table-cell>
          <table:table-cell table:style-name="ce2" office:value-type="string" calcext:value-type="string">
            <text:p>Av. David Jonathan Barbosa, S/N - Distrito Industrial da Taiçoca, Nossa Sra. do Socorro - SE, 49160-000</text:p>
          </table:table-cell>
          <table:table-cell table:style-name="ce3" office:value-type="string" calcext:value-type="string">
            <text:p><text:a xlink:href="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" xlink:type="simple">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Iasmim Catarine, Novo Horizont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S Suziniete Gomes</text:p>
          </table:table-cell>
          <table:table-cell table:style-name="ce2" office:value-type="string" calcext:value-type="string">
            <text:p>Av. David Jonathan Barbosa, S/N - Distrito Industrial da Taiçoca, Nossa Sra. do Socorro - SE, 49160-000</text:p>
          </table:table-cell>
          <table:table-cell table:style-name="ce3" office:value-type="string" calcext:value-type="string">
            <text:p><text:a xlink:href="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" xlink:type="simple">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do Cruzeiro, Novo Horizont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S Suziniete Gomes</text:p>
          </table:table-cell>
          <table:table-cell table:style-name="ce2" office:value-type="string" calcext:value-type="string">
            <text:p>Av. David Jonathan Barbosa, S/N - Distrito Industrial da Taiçoca, Nossa Sra. do Socorro - SE, 49160-000</text:p>
          </table:table-cell>
          <table:table-cell table:style-name="ce3" office:value-type="string" calcext:value-type="string">
            <text:p><text:a xlink:href="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" xlink:type="simple">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Ivone Ferreira, Novo Horizont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S Suziniete Gomes</text:p>
          </table:table-cell>
          <table:table-cell table:style-name="ce2" office:value-type="string" calcext:value-type="string">
            <text:p>Av. David Jonathan Barbosa, S/N - Distrito Industrial da Taiçoca, Nossa Sra. do Socorro - SE, 49160-000</text:p>
          </table:table-cell>
          <table:table-cell table:style-name="ce3" office:value-type="string" calcext:value-type="string">
            <text:p><text:a xlink:href="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" xlink:type="simple">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Cristo Rei, Novo Horizont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S Suziniete Gomes</text:p>
          </table:table-cell>
          <table:table-cell table:style-name="ce2" office:value-type="string" calcext:value-type="string">
            <text:p>Av. David Jonathan Barbosa, S/N - Distrito Industrial da Taiçoca, Nossa Sra. do Socorro - SE, 49160-000</text:p>
          </table:table-cell>
          <table:table-cell table:style-name="ce3" office:value-type="string" calcext:value-type="string">
            <text:p><text:a xlink:href="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" xlink:type="simple">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avessa Ivone Ferreira, Novo Horizont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S Suziniete Gomes</text:p>
          </table:table-cell>
          <table:table-cell table:style-name="ce2" office:value-type="string" calcext:value-type="string">
            <text:p>Av. David Jonathan Barbosa, S/N - Distrito Industrial da Taiçoca, Nossa Sra. do Socorro - SE, 49160-000</text:p>
          </table:table-cell>
          <table:table-cell table:style-name="ce3" office:value-type="string" calcext:value-type="string">
            <text:p><text:a xlink:href="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" xlink:type="simple">https://www.google.com/maps/place/US+Suzinete+Gomes+da+Silva+Dias/@-10.838773,-37.0753159,17z/data=!4m14!1m7!3m6!1s0x7054d2e4686ad5f:0xecd24f5649037f15!2sUS+Suzinete+Gomes+da+Silva+Dias!8m2!3d-10.8387783!4d-37.072741!16s%2Fg%2F11qnwqfm8p!3m5!1s0x7054d2e4686ad5f:0xecd24f5649037f15!8m2!3d-10.8387783!4d-37.072741!16s%2Fg%2F11qnwqfm8p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avessa Cristo Rei, Novo Horizonte, Nossa Senhora do Socorro - SE</text:p>
          </table:table-cell>
          <table:table-cell table:number-columns-repeated="1019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safa_Mota" table:style-name="ta12">
        <table:table-column table:style-name="co4" table:default-cell-style-name="Default"/>
        <table:table-column table:style-name="co25" table:default-cell-style-name="Default"/>
        <table:table-column table:style-name="co4" table:number-columns-repeated="1022" table:default-cell-style-name="Default"/>
        <table:table-row table:style-name="ro1">
          <table:table-cell table:style-name="ce1" office:value-type="string" calcext:value-type="string">
            <text:p>ubs_referencia</text:p>
          </table:table-cell>
          <table:table-cell table:style-name="ce1" office:value-type="string" calcext:value-type="string">
            <text:p>localizacao_ubs</text:p>
          </table:table-cell>
          <table:table-cell table:style-name="ce1" office:value-type="string" calcext:value-type="string">
            <text:p>link_map_ubs</text:p>
          </table:table-cell>
          <table:table-cell table:style-name="ce1" office:value-type="string" calcext:value-type="string">
            <text:p>micro_area</text:p>
          </table:table-cell>
          <table:table-cell table:style-name="ce1" office:value-type="string" calcext:value-type="string">
            <text:p>endereco_complet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v. Maruim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Maruim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v. Simao Dias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v. Dos Trabalhadores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Pinhão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Pacatuba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Santa Rosa De Lima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Santana Do São Francisco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Muribeca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v. Muribeca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v. Boquim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Maruim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v. Simao Dias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Malhador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v. Trabalhadores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Poço Verde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Pirambu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Rio Do Sal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Santa Luzia Do Intanhi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Telha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v. Telha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Malhador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Malhada Dos Bois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v. Malhada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v. Boquim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v. Trabalhadores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Poço Redondo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Santa Rosa De Lima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Ribeiropolis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Neopolis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Maruim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Monte Alegre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Muribeca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Aparecida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Malhada Dos Bois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v. Trabalhadores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Poço Verde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Propriá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Santa Luzia Do Intanhi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Riachuelo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Pedrinhas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Pedra Mole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Dores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Aleixo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Lagarto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Macambira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v. Lagarto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v. Macambira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v. Trabalhadores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Porto Da Folha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Ribeiropolis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Riachão Do Dantas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Aparecida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Maruim, Multirã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afá Mota</text:p>
          </table:table-cell>
          <table:table-cell table:style-name="ce2" office:value-type="string" calcext:value-type="string">
            <text:p>Av. dos Trabalhadores, S/N - João Alves, Nossa Sra. do Socorro - SE, 49155-524</text:p>
          </table:table-cell>
          <table:table-cell table:style-name="ce3" office:value-type="string" calcext:value-type="string">
            <text:p><text:a xlink:href="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" xlink:type="simple">https://www.google.com/maps/place/US+Josaf%C3%A1+Mota+de+Sousa/@-10.8655271,-37.0880034,17z/data=!4m14!1m7!3m6!1s0x7054d2bed3432a7:0x9a7b8d725e6555a9!2sUS+Josaf%C3%A1+Mota+de+Sousa!8m2!3d-10.8634883!4d-37.086201!16s%2Fg%2F11h4yv_1zd!3m5!1s0x7054d2bed3432a7:0x9a7b8d725e6555a9!8m2!3d-10.8634883!4d-37.086201!16s%2Fg%2F11h4yv_1zd?entry=ttu&amp;g_ep=EgoyMDI1MTIwOS4wIKXMDSoASAFQAw%3D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Gloria, Multirão, Nossa Senhora do Socorro - S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rvasio" table:style-name="ta13">
        <table:table-column table:style-name="co26" table:default-cell-style-name="Default"/>
        <table:table-column table:style-name="co4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ubs_referencia</text:p>
          </table:table-cell>
          <table:table-cell table:style-name="ce1" office:value-type="string" calcext:value-type="string">
            <text:p>localizacao_ubs</text:p>
          </table:table-cell>
          <table:table-cell table:style-name="ce1" office:value-type="string" calcext:value-type="string">
            <text:p>link_map_ubs</text:p>
          </table:table-cell>
          <table:table-cell table:style-name="ce1" office:value-type="string" calcext:value-type="string">
            <text:p>Microarea</text:p>
          </table:table-cell>
          <table:table-cell table:style-name="ce1" office:value-type="string" calcext:value-type="string">
            <text:p>Endereco_Complet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reador Gervasio Reis</text:p>
          </table:table-cell>
          <table:table-cell table:style-name="ce2" office:value-type="string" calcext:value-type="string">
            <text:p>Av. Francisco Ivens de Sá Dias Branco, 186-194 - Marcos Freire I, Nossa Sra. do Socorro - SE, 49160-000</text:p>
          </table:table-cell>
          <table:table-cell table:style-name="ce3" office:value-type="string" calcext:value-type="string">
            <text:p><text:a xlink:href="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" xlink:type="simple">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15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reador Gervasio Reis</text:p>
          </table:table-cell>
          <table:table-cell table:style-name="ce2" office:value-type="string" calcext:value-type="string">
            <text:p>Av. Francisco Ivens de Sá Dias Branco, 186-194 - Marcos Freire I, Nossa Sra. do Socorro - SE, 49160-000</text:p>
          </table:table-cell>
          <table:table-cell table:style-name="ce3" office:value-type="string" calcext:value-type="string">
            <text:p><text:a xlink:href="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" xlink:type="simple">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16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reador Gervasio Reis</text:p>
          </table:table-cell>
          <table:table-cell table:style-name="ce2" office:value-type="string" calcext:value-type="string">
            <text:p>Av. Francisco Ivens de Sá Dias Branco, 186-194 - Marcos Freire I, Nossa Sra. do Socorro - SE, 49160-000</text:p>
          </table:table-cell>
          <table:table-cell table:style-name="ce3" office:value-type="string" calcext:value-type="string">
            <text:p><text:a xlink:href="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" xlink:type="simple">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v. Perimetral A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reador Gervasio Reis</text:p>
          </table:table-cell>
          <table:table-cell table:style-name="ce2" office:value-type="string" calcext:value-type="string">
            <text:p>Av. Francisco Ivens de Sá Dias Branco, 186-194 - Marcos Freire I, Nossa Sra. do Socorro - SE, 49160-000</text:p>
          </table:table-cell>
          <table:table-cell table:style-name="ce3" office:value-type="string" calcext:value-type="string">
            <text:p><text:a xlink:href="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" xlink:type="simple">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v. A10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reador Gervasio Reis</text:p>
          </table:table-cell>
          <table:table-cell table:style-name="ce2" office:value-type="string" calcext:value-type="string">
            <text:p>Av. Francisco Ivens de Sá Dias Branco, 186-194 - Marcos Freire I, Nossa Sra. do Socorro - SE, 49160-000</text:p>
          </table:table-cell>
          <table:table-cell table:style-name="ce3" office:value-type="string" calcext:value-type="string">
            <text:p><text:a xlink:href="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" xlink:type="simple">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v. A8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reador Gervasio Reis</text:p>
          </table:table-cell>
          <table:table-cell table:style-name="ce2" office:value-type="string" calcext:value-type="string">
            <text:p>Av. Francisco Ivens de Sá Dias Branco, 186-194 - Marcos Freire I, Nossa Sra. do Socorro - SE, 49160-000</text:p>
          </table:table-cell>
          <table:table-cell table:style-name="ce3" office:value-type="string" calcext:value-type="string">
            <text:p><text:a xlink:href="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" xlink:type="simple">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v. A5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reador Gervasio Reis</text:p>
          </table:table-cell>
          <table:table-cell table:style-name="ce2" office:value-type="string" calcext:value-type="string">
            <text:p>Av. Francisco Ivens de Sá Dias Branco, 186-194 - Marcos Freire I, Nossa Sra. do Socorro - SE, 49160-000</text:p>
          </table:table-cell>
          <table:table-cell table:style-name="ce3" office:value-type="string" calcext:value-type="string">
            <text:p><text:a xlink:href="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" xlink:type="simple">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v. Coletora A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reador Gervasio Reis</text:p>
          </table:table-cell>
          <table:table-cell table:style-name="ce2" office:value-type="string" calcext:value-type="string">
            <text:p>Av. Francisco Ivens de Sá Dias Branco, 186-194 - Marcos Freire I, Nossa Sra. do Socorro - SE, 49160-000</text:p>
          </table:table-cell>
          <table:table-cell table:style-name="ce3" office:value-type="string" calcext:value-type="string">
            <text:p><text:a xlink:href="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" xlink:type="simple">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v. Perimetral A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reador Gervasio Reis</text:p>
          </table:table-cell>
          <table:table-cell table:style-name="ce2" office:value-type="string" calcext:value-type="string">
            <text:p>Av. Francisco Ivens de Sá Dias Branco, 186-194 - Marcos Freire I, Nossa Sra. do Socorro - SE, 49160-000</text:p>
          </table:table-cell>
          <table:table-cell table:style-name="ce3" office:value-type="string" calcext:value-type="string">
            <text:p><text:a xlink:href="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" xlink:type="simple">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v. A11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reador Gervasio Reis</text:p>
          </table:table-cell>
          <table:table-cell table:style-name="ce2" office:value-type="string" calcext:value-type="string">
            <text:p>Av. Francisco Ivens de Sá Dias Branco, 186-194 - Marcos Freire I, Nossa Sra. do Socorro - SE, 49160-000</text:p>
          </table:table-cell>
          <table:table-cell table:style-name="ce3" office:value-type="string" calcext:value-type="string">
            <text:p><text:a xlink:href="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" xlink:type="simple">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23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reador Gervasio Reis</text:p>
          </table:table-cell>
          <table:table-cell table:style-name="ce2" office:value-type="string" calcext:value-type="string">
            <text:p>Av. Francisco Ivens de Sá Dias Branco, 186-194 - Marcos Freire I, Nossa Sra. do Socorro - SE, 49160-000</text:p>
          </table:table-cell>
          <table:table-cell table:style-name="ce3" office:value-type="string" calcext:value-type="string">
            <text:p><text:a xlink:href="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" xlink:type="simple">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24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reador Gervasio Reis</text:p>
          </table:table-cell>
          <table:table-cell table:style-name="ce2" office:value-type="string" calcext:value-type="string">
            <text:p>Av. Francisco Ivens de Sá Dias Branco, 186-194 - Marcos Freire I, Nossa Sra. do Socorro - SE, 49160-000</text:p>
          </table:table-cell>
          <table:table-cell table:style-name="ce3" office:value-type="string" calcext:value-type="string">
            <text:p><text:a xlink:href="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" xlink:type="simple">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25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reador Gervasio Reis</text:p>
          </table:table-cell>
          <table:table-cell table:style-name="ce2" office:value-type="string" calcext:value-type="string">
            <text:p>Av. Francisco Ivens de Sá Dias Branco, 186-194 - Marcos Freire I, Nossa Sra. do Socorro - SE, 49160-000</text:p>
          </table:table-cell>
          <table:table-cell table:style-name="ce3" office:value-type="string" calcext:value-type="string">
            <text:p><text:a xlink:href="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" xlink:type="simple">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26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reador Gervasio Reis</text:p>
          </table:table-cell>
          <table:table-cell table:style-name="ce2" office:value-type="string" calcext:value-type="string">
            <text:p>Av. Francisco Ivens de Sá Dias Branco, 186-194 - Marcos Freire I, Nossa Sra. do Socorro - SE, 49160-000</text:p>
          </table:table-cell>
          <table:table-cell table:style-name="ce3" office:value-type="string" calcext:value-type="string">
            <text:p><text:a xlink:href="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" xlink:type="simple">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v. A5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reador Gervasio Reis</text:p>
          </table:table-cell>
          <table:table-cell table:style-name="ce2" office:value-type="string" calcext:value-type="string">
            <text:p>Av. Francisco Ivens de Sá Dias Branco, 186-194 - Marcos Freire I, Nossa Sra. do Socorro - SE, 49160-000</text:p>
          </table:table-cell>
          <table:table-cell table:style-name="ce3" office:value-type="string" calcext:value-type="string">
            <text:p><text:a xlink:href="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" xlink:type="simple">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v. Coletora A + Estrutural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reador Gervasio Reis</text:p>
          </table:table-cell>
          <table:table-cell table:style-name="ce2" office:value-type="string" calcext:value-type="string">
            <text:p>Av. Francisco Ivens de Sá Dias Branco, 186-194 - Marcos Freire I, Nossa Sra. do Socorro - SE, 49160-000</text:p>
          </table:table-cell>
          <table:table-cell table:style-name="ce3" office:value-type="string" calcext:value-type="string">
            <text:p><text:a xlink:href="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" xlink:type="simple">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v. Perimetral A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reador Gervasio Reis</text:p>
          </table:table-cell>
          <table:table-cell table:style-name="ce2" office:value-type="string" calcext:value-type="string">
            <text:p>Av. Francisco Ivens de Sá Dias Branco, 186-194 - Marcos Freire I, Nossa Sra. do Socorro - SE, 49160-000</text:p>
          </table:table-cell>
          <table:table-cell table:style-name="ce3" office:value-type="string" calcext:value-type="string">
            <text:p><text:a xlink:href="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" xlink:type="simple">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v. Coletora A + Estrutural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reador Gervasio Reis</text:p>
          </table:table-cell>
          <table:table-cell table:style-name="ce2" office:value-type="string" calcext:value-type="string">
            <text:p>Av. Francisco Ivens de Sá Dias Branco, 186-194 - Marcos Freire I, Nossa Sra. do Socorro - SE, 49160-000</text:p>
          </table:table-cell>
          <table:table-cell table:style-name="ce3" office:value-type="string" calcext:value-type="string">
            <text:p><text:a xlink:href="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" xlink:type="simple">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v. Perimetral A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reador Gervasio Reis</text:p>
          </table:table-cell>
          <table:table-cell table:style-name="ce2" office:value-type="string" calcext:value-type="string">
            <text:p>Av. Francisco Ivens de Sá Dias Branco, 186-194 - Marcos Freire I, Nossa Sra. do Socorro - SE, 49160-000</text:p>
          </table:table-cell>
          <table:table-cell table:style-name="ce3" office:value-type="string" calcext:value-type="string">
            <text:p><text:a xlink:href="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" xlink:type="simple">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v. A12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reador Gervasio Reis</text:p>
          </table:table-cell>
          <table:table-cell table:style-name="ce2" office:value-type="string" calcext:value-type="string">
            <text:p>Av. Francisco Ivens de Sá Dias Branco, 186-194 - Marcos Freire I, Nossa Sra. do Socorro - SE, 49160-000</text:p>
          </table:table-cell>
          <table:table-cell table:style-name="ce3" office:value-type="string" calcext:value-type="string">
            <text:p><text:a xlink:href="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" xlink:type="simple">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26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reador Gervasio Reis</text:p>
          </table:table-cell>
          <table:table-cell table:style-name="ce2" office:value-type="string" calcext:value-type="string">
            <text:p>Av. Francisco Ivens de Sá Dias Branco, 186-194 - Marcos Freire I, Nossa Sra. do Socorro - SE, 49160-000</text:p>
          </table:table-cell>
          <table:table-cell table:style-name="ce3" office:value-type="string" calcext:value-type="string">
            <text:p><text:a xlink:href="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" xlink:type="simple">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27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reador Gervasio Reis</text:p>
          </table:table-cell>
          <table:table-cell table:style-name="ce2" office:value-type="string" calcext:value-type="string">
            <text:p>Av. Francisco Ivens de Sá Dias Branco, 186-194 - Marcos Freire I, Nossa Sra. do Socorro - SE, 49160-000</text:p>
          </table:table-cell>
          <table:table-cell table:style-name="ce3" office:value-type="string" calcext:value-type="string">
            <text:p><text:a xlink:href="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" xlink:type="simple">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101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reador Gervasio Reis</text:p>
          </table:table-cell>
          <table:table-cell table:style-name="ce2" office:value-type="string" calcext:value-type="string">
            <text:p>Av. Francisco Ivens de Sá Dias Branco, 186-194 - Marcos Freire I, Nossa Sra. do Socorro - SE, 49160-000</text:p>
          </table:table-cell>
          <table:table-cell table:style-name="ce3" office:value-type="string" calcext:value-type="string">
            <text:p><text:a xlink:href="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" xlink:type="simple">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102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reador Gervasio Reis</text:p>
          </table:table-cell>
          <table:table-cell table:style-name="ce2" office:value-type="string" calcext:value-type="string">
            <text:p>Av. Francisco Ivens de Sá Dias Branco, 186-194 - Marcos Freire I, Nossa Sra. do Socorro - SE, 49160-000</text:p>
          </table:table-cell>
          <table:table-cell table:style-name="ce3" office:value-type="string" calcext:value-type="string">
            <text:p><text:a xlink:href="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" xlink:type="simple">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103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reador Gervasio Reis</text:p>
          </table:table-cell>
          <table:table-cell table:style-name="ce2" office:value-type="string" calcext:value-type="string">
            <text:p>Av. Francisco Ivens de Sá Dias Branco, 186-194 - Marcos Freire I, Nossa Sra. do Socorro - SE, 49160-000</text:p>
          </table:table-cell>
          <table:table-cell table:style-name="ce3" office:value-type="string" calcext:value-type="string">
            <text:p><text:a xlink:href="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" xlink:type="simple">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104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reador Gervasio Reis</text:p>
          </table:table-cell>
          <table:table-cell table:style-name="ce2" office:value-type="string" calcext:value-type="string">
            <text:p>Av. Francisco Ivens de Sá Dias Branco, 186-194 - Marcos Freire I, Nossa Sra. do Socorro - SE, 49160-000</text:p>
          </table:table-cell>
          <table:table-cell table:style-name="ce3" office:value-type="string" calcext:value-type="string">
            <text:p><text:a xlink:href="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" xlink:type="simple">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105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reador Gervasio Reis</text:p>
          </table:table-cell>
          <table:table-cell table:style-name="ce2" office:value-type="string" calcext:value-type="string">
            <text:p>Av. Francisco Ivens de Sá Dias Branco, 186-194 - Marcos Freire I, Nossa Sra. do Socorro - SE, 49160-000</text:p>
          </table:table-cell>
          <table:table-cell table:style-name="ce3" office:value-type="string" calcext:value-type="string">
            <text:p><text:a xlink:href="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" xlink:type="simple">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108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reador Gervasio Reis</text:p>
          </table:table-cell>
          <table:table-cell table:style-name="ce2" office:value-type="string" calcext:value-type="string">
            <text:p>Av. Francisco Ivens de Sá Dias Branco, 186-194 - Marcos Freire I, Nossa Sra. do Socorro - SE, 49160-000</text:p>
          </table:table-cell>
          <table:table-cell table:style-name="ce3" office:value-type="string" calcext:value-type="string">
            <text:p><text:a xlink:href="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" xlink:type="simple">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112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reador Gervasio Reis</text:p>
          </table:table-cell>
          <table:table-cell table:style-name="ce2" office:value-type="string" calcext:value-type="string">
            <text:p>Av. Francisco Ivens de Sá Dias Branco, 186-194 - Marcos Freire I, Nossa Sra. do Socorro - SE, 49160-000</text:p>
          </table:table-cell>
          <table:table-cell table:style-name="ce3" office:value-type="string" calcext:value-type="string">
            <text:p><text:a xlink:href="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" xlink:type="simple">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A29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reador Gervasio Reis</text:p>
          </table:table-cell>
          <table:table-cell table:style-name="ce2" office:value-type="string" calcext:value-type="string">
            <text:p>Av. Francisco Ivens de Sá Dias Branco, 186-194 - Marcos Freire I, Nossa Sra. do Socorro - SE, 49160-000</text:p>
          </table:table-cell>
          <table:table-cell table:style-name="ce3" office:value-type="string" calcext:value-type="string">
            <text:p><text:a xlink:href="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" xlink:type="simple">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</text:a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v. Coletora C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reador Gervasio Reis</text:p>
          </table:table-cell>
          <table:table-cell table:style-name="ce2" office:value-type="string" calcext:value-type="string">
            <text:p>Av. Francisco Ivens de Sá Dias Branco, 186-194 - Marcos Freire I, Nossa Sra. do Socorro - SE, 49160-000</text:p>
          </table:table-cell>
          <table:table-cell table:style-name="ce3" office:value-type="string" calcext:value-type="string">
            <text:p><text:a xlink:href="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" xlink:type="simple">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</text:a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v. Perimetral E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reador Gervasio Reis</text:p>
          </table:table-cell>
          <table:table-cell table:style-name="ce2" office:value-type="string" calcext:value-type="string">
            <text:p>Av. Francisco Ivens de Sá Dias Branco, 186-194 - Marcos Freire I, Nossa Sra. do Socorro - SE, 49160-000</text:p>
          </table:table-cell>
          <table:table-cell table:style-name="ce3" office:value-type="string" calcext:value-type="string">
            <text:p><text:a xlink:href="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" xlink:type="simple">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</text:a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ua Prof. Fatima de Barros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reador Gervasio Reis</text:p>
          </table:table-cell>
          <table:table-cell table:style-name="ce2" office:value-type="string" calcext:value-type="string">
            <text:p>Av. Francisco Ivens de Sá Dias Branco, 186-194 - Marcos Freire I, Nossa Sra. do Socorro - SE, 49160-000</text:p>
          </table:table-cell>
          <table:table-cell table:style-name="ce3" office:value-type="string" calcext:value-type="string">
            <text:p><text:a xlink:href="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" xlink:type="simple">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</text:a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ua E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reador Gervasio Reis</text:p>
          </table:table-cell>
          <table:table-cell table:style-name="ce2" office:value-type="string" calcext:value-type="string">
            <text:p>Av. Francisco Ivens de Sá Dias Branco, 186-194 - Marcos Freire I, Nossa Sra. do Socorro - SE, 49160-000</text:p>
          </table:table-cell>
          <table:table-cell table:style-name="ce3" office:value-type="string" calcext:value-type="string">
            <text:p><text:a xlink:href="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" xlink:type="simple">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</text:a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ravessa E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reador Gervasio Reis</text:p>
          </table:table-cell>
          <table:table-cell table:style-name="ce2" office:value-type="string" calcext:value-type="string">
            <text:p>Av. Francisco Ivens de Sá Dias Branco, 186-194 - Marcos Freire I, Nossa Sra. do Socorro - SE, 49160-000</text:p>
          </table:table-cell>
          <table:table-cell table:style-name="ce3" office:value-type="string" calcext:value-type="string">
            <text:p><text:a xlink:href="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" xlink:type="simple">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</text:a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ua 106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reador Gervasio Reis</text:p>
          </table:table-cell>
          <table:table-cell table:style-name="ce2" office:value-type="string" calcext:value-type="string">
            <text:p>Av. Francisco Ivens de Sá Dias Branco, 186-194 - Marcos Freire I, Nossa Sra. do Socorro - SE, 49160-000</text:p>
          </table:table-cell>
          <table:table-cell table:style-name="ce3" office:value-type="string" calcext:value-type="string">
            <text:p><text:a xlink:href="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" xlink:type="simple">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</text:a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ua 107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reador Gervasio Reis</text:p>
          </table:table-cell>
          <table:table-cell table:style-name="ce2" office:value-type="string" calcext:value-type="string">
            <text:p>Av. Francisco Ivens de Sá Dias Branco, 186-194 - Marcos Freire I, Nossa Sra. do Socorro - SE, 49160-000</text:p>
          </table:table-cell>
          <table:table-cell table:style-name="ce3" office:value-type="string" calcext:value-type="string">
            <text:p><text:a xlink:href="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" xlink:type="simple">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</text:a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ua 109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ereador Gervasio Reis</text:p>
          </table:table-cell>
          <table:table-cell table:style-name="ce2" office:value-type="string" calcext:value-type="string">
            <text:p>Av. Francisco Ivens de Sá Dias Branco, 186-194 - Marcos Freire I, Nossa Sra. do Socorro - SE, 49160-000</text:p>
          </table:table-cell>
          <table:table-cell table:style-name="ce3" office:value-type="string" calcext:value-type="string">
            <text:p><text:a xlink:href="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" xlink:type="simple">https://www.google.com/maps/place/UBS+Vereador+Gerv%C3%A1sio+Reis/@-10.8388881,-37.0700445,17z/data=!4m14!1m7!3m6!1s0x7054c5937e6b3d1:0x723c21f7f7582bba!2sUBS+Vereador+Gerv%C3%A1sio+Reis!8m2!3d-10.8388881!4d-37.0674696!16s%2Fg%2F11d_2__1wd!3m5!1s0x7054c5937e6b3d1:0x723c21f7f7582bba!8m2!3d-10.8388881!4d-37.0674696!16s%2Fg%2F11d_2__1wd?entry=ttu&amp;g_ep=EgoyMDI1MTIwOS4wIKXMDSoKLDEwMDc5MjA3MUgBUAM%3D</text:a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ua 110, Marcos Freire, Nossa Senhora do Socorro - SE</text:p>
          </table:table-cell>
          <table:table-cell table:number-columns-repeated="1019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ia_Lenice" table:style-name="ta14">
        <table:table-column table:style-name="co29" table:default-cell-style-name="Default"/>
        <table:table-column table:style-name="co4" table:number-columns-repeated="3" table:default-cell-style-name="Default"/>
        <table:table-column table:style-name="co30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ubs_referencia</text:p>
          </table:table-cell>
          <table:table-cell table:style-name="ce1" office:value-type="string" calcext:value-type="string">
            <text:p>localizacao_ubs</text:p>
          </table:table-cell>
          <table:table-cell table:style-name="ce1" office:value-type="string" calcext:value-type="string">
            <text:p>link_map_ubs</text:p>
          </table:table-cell>
          <table:table-cell table:style-name="ce1" office:value-type="string" calcext:value-type="string">
            <text:p>micro_area</text:p>
          </table:table-cell>
          <table:table-cell table:style-name="ce1" office:value-type="string" calcext:value-type="string">
            <text:p>endereco_complet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a Lenice Santos do Nascimento</text:p>
          </table:table-cell>
          <table:table-cell table:number-columns-repeated="2" table:style-name="ce8" office:value-type="string" calcext:value-type="string">
            <text:p>nao achei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Principal 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a Lenice Santos do Nascimento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do Camp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a Lenice Santos do Nascimento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do Centr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a Lenice Santos do Nascimento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da Caixa D'Águ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a Lenice Santos do Nascimento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do Curral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a Lenice Santos do Nascimento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Principal B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a Lenice Santos do Nascimento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A C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ia Lenice Santos do Nascimento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da Pedreira, Nossa Senhora do Socorro - SE</text:p>
          </table:table-cell>
          <table:table-cell table:number-columns-repeated="1019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cides_Alves" table:style-name="ta15">
        <table:table-column table:style-name="co31" table:default-cell-style-name="Default"/>
        <table:table-column table:style-name="co32" table:default-cell-style-name="Default"/>
        <table:table-column table:style-name="co4" table:number-columns-repeated="2" table:default-cell-style-name="Default"/>
        <table:table-column table:style-name="co3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ubs_referencia</text:p>
          </table:table-cell>
          <table:table-cell table:style-name="ce1" office:value-type="string" calcext:value-type="string">
            <text:p>localizacao_ubs</text:p>
          </table:table-cell>
          <table:table-cell table:style-name="ce1" office:value-type="string" calcext:value-type="string">
            <text:p>link_map_ubs</text:p>
          </table:table-cell>
          <table:table-cell table:style-name="ce1" office:value-type="string" calcext:value-type="string">
            <text:p>micro_area</text:p>
          </table:table-cell>
          <table:table-cell table:style-name="ce1" office:value-type="string" calcext:value-type="string">
            <text:p>endereco_complet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ides Alves dos Santos</text:p>
          </table:table-cell>
          <table:table-cell table:style-name="ce2" office:value-type="string" calcext:value-type="string">
            <text:p>R. Esmeraldo da Silva Santos - Taboca, Nossa Sra. do Socorro - SE, 49160-000</text:p>
          </table:table-cell>
          <table:table-cell table:style-name="ce3" office:value-type="string" calcext:value-type="string">
            <text:p><text:a xlink:href="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" xlink:type="simple">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v. Boa Nova, Taboc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ides Alves dos Santos</text:p>
          </table:table-cell>
          <table:table-cell table:style-name="ce2" office:value-type="string" calcext:value-type="string">
            <text:p>R. Esmeraldo da Silva Santos - Taboca, Nossa Sra. do Socorro - SE, 49160-000</text:p>
          </table:table-cell>
          <table:table-cell table:style-name="ce3" office:value-type="string" calcext:value-type="string">
            <text:p><text:a xlink:href="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" xlink:type="simple">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v. Largo Maria Madalena dos Santos, Taboc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ides Alves dos Santos</text:p>
          </table:table-cell>
          <table:table-cell table:style-name="ce2" office:value-type="string" calcext:value-type="string">
            <text:p>R. Esmeraldo da Silva Santos - Taboca, Nossa Sra. do Socorro - SE, 49160-000</text:p>
          </table:table-cell>
          <table:table-cell table:style-name="ce3" office:value-type="string" calcext:value-type="string">
            <text:p><text:a xlink:href="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" xlink:type="simple">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Alcina Souza Ramos, Taboc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ides Alves dos Santos</text:p>
          </table:table-cell>
          <table:table-cell table:style-name="ce2" office:value-type="string" calcext:value-type="string">
            <text:p>R. Esmeraldo da Silva Santos - Taboca, Nossa Sra. do Socorro - SE, 49160-000</text:p>
          </table:table-cell>
          <table:table-cell table:style-name="ce3" office:value-type="string" calcext:value-type="string">
            <text:p><text:a xlink:href="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" xlink:type="simple">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Boa Nova, Taboc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ides Alves dos Santos</text:p>
          </table:table-cell>
          <table:table-cell table:style-name="ce2" office:value-type="string" calcext:value-type="string">
            <text:p>R. Esmeraldo da Silva Santos - Taboca, Nossa Sra. do Socorro - SE, 49160-000</text:p>
          </table:table-cell>
          <table:table-cell table:style-name="ce3" office:value-type="string" calcext:value-type="string">
            <text:p><text:a xlink:href="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" xlink:type="simple">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Esmeraldo da Silva Santos, Taboc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ides Alves dos Santos</text:p>
          </table:table-cell>
          <table:table-cell table:style-name="ce2" office:value-type="string" calcext:value-type="string">
            <text:p>R. Esmeraldo da Silva Santos - Taboca, Nossa Sra. do Socorro - SE, 49160-000</text:p>
          </table:table-cell>
          <table:table-cell table:style-name="ce3" office:value-type="string" calcext:value-type="string">
            <text:p><text:a xlink:href="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" xlink:type="simple">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Francisco de Souza Melo, Taboc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ides Alves dos Santos</text:p>
          </table:table-cell>
          <table:table-cell table:style-name="ce2" office:value-type="string" calcext:value-type="string">
            <text:p>R. Esmeraldo da Silva Santos - Taboca, Nossa Sra. do Socorro - SE, 49160-000</text:p>
          </table:table-cell>
          <table:table-cell table:style-name="ce3" office:value-type="string" calcext:value-type="string">
            <text:p><text:a xlink:href="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" xlink:type="simple">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Gabriel Alves da Paixão, Taboc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ides Alves dos Santos</text:p>
          </table:table-cell>
          <table:table-cell table:style-name="ce2" office:value-type="string" calcext:value-type="string">
            <text:p>R. Esmeraldo da Silva Santos - Taboca, Nossa Sra. do Socorro - SE, 49160-000</text:p>
          </table:table-cell>
          <table:table-cell table:style-name="ce3" office:value-type="string" calcext:value-type="string">
            <text:p><text:a xlink:href="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" xlink:type="simple">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Gerson Nogueira Santos, Taboc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ides Alves dos Santos</text:p>
          </table:table-cell>
          <table:table-cell table:style-name="ce2" office:value-type="string" calcext:value-type="string">
            <text:p>R. Esmeraldo da Silva Santos - Taboca, Nossa Sra. do Socorro - SE, 49160-000</text:p>
          </table:table-cell>
          <table:table-cell table:style-name="ce3" office:value-type="string" calcext:value-type="string">
            <text:p><text:a xlink:href="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" xlink:type="simple">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Joao Pereira da Paixão, Taboc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ides Alves dos Santos</text:p>
          </table:table-cell>
          <table:table-cell table:style-name="ce2" office:value-type="string" calcext:value-type="string">
            <text:p>R. Esmeraldo da Silva Santos - Taboca, Nossa Sra. do Socorro - SE, 49160-000</text:p>
          </table:table-cell>
          <table:table-cell table:style-name="ce3" office:value-type="string" calcext:value-type="string">
            <text:p><text:a xlink:href="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" xlink:type="simple">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José André dos Santos, Taboc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ides Alves dos Santos</text:p>
          </table:table-cell>
          <table:table-cell table:style-name="ce2" office:value-type="string" calcext:value-type="string">
            <text:p>R. Esmeraldo da Silva Santos - Taboca, Nossa Sra. do Socorro - SE, 49160-000</text:p>
          </table:table-cell>
          <table:table-cell table:style-name="ce3" office:value-type="string" calcext:value-type="string">
            <text:p><text:a xlink:href="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" xlink:type="simple">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Jose Jovino dos Santos, Taboc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ides Alves dos Santos</text:p>
          </table:table-cell>
          <table:table-cell table:style-name="ce2" office:value-type="string" calcext:value-type="string">
            <text:p>R. Esmeraldo da Silva Santos - Taboca, Nossa Sra. do Socorro - SE, 49160-000</text:p>
          </table:table-cell>
          <table:table-cell table:style-name="ce3" office:value-type="string" calcext:value-type="string">
            <text:p><text:a xlink:href="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" xlink:type="simple">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Manoel Pereira da Paixão, Taboc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ides Alves dos Santos</text:p>
          </table:table-cell>
          <table:table-cell table:style-name="ce2" office:value-type="string" calcext:value-type="string">
            <text:p>R. Esmeraldo da Silva Santos - Taboca, Nossa Sra. do Socorro - SE, 49160-000</text:p>
          </table:table-cell>
          <table:table-cell table:style-name="ce3" office:value-type="string" calcext:value-type="string">
            <text:p><text:a xlink:href="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" xlink:type="simple">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Maria Rosa da Paixão, Taboc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ides Alves dos Santos</text:p>
          </table:table-cell>
          <table:table-cell table:style-name="ce2" office:value-type="string" calcext:value-type="string">
            <text:p>R. Esmeraldo da Silva Santos - Taboca, Nossa Sra. do Socorro - SE, 49160-000</text:p>
          </table:table-cell>
          <table:table-cell table:style-name="ce3" office:value-type="string" calcext:value-type="string">
            <text:p><text:a xlink:href="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" xlink:type="simple">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Severiano dos Santos, Taboc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ides Alves dos Santos</text:p>
          </table:table-cell>
          <table:table-cell table:style-name="ce2" office:value-type="string" calcext:value-type="string">
            <text:p>R. Esmeraldo da Silva Santos - Taboca, Nossa Sra. do Socorro - SE, 49160-000</text:p>
          </table:table-cell>
          <table:table-cell table:style-name="ce3" office:value-type="string" calcext:value-type="string">
            <text:p><text:a xlink:href="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" xlink:type="simple">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Valdemar Francisco dos Santos, Taboc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ides Alves dos Santos</text:p>
          </table:table-cell>
          <table:table-cell table:style-name="ce2" office:value-type="string" calcext:value-type="string">
            <text:p>R. Esmeraldo da Silva Santos - Taboca, Nossa Sra. do Socorro - SE, 49160-000</text:p>
          </table:table-cell>
          <table:table-cell table:style-name="ce3" office:value-type="string" calcext:value-type="string">
            <text:p><text:a xlink:href="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" xlink:type="simple">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avessa Afonso Alves, Taboc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ides Alves dos Santos</text:p>
          </table:table-cell>
          <table:table-cell table:style-name="ce2" office:value-type="string" calcext:value-type="string">
            <text:p>R. Esmeraldo da Silva Santos - Taboca, Nossa Sra. do Socorro - SE, 49160-000</text:p>
          </table:table-cell>
          <table:table-cell table:style-name="ce3" office:value-type="string" calcext:value-type="string">
            <text:p><text:a xlink:href="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" xlink:type="simple">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avessa Tertuliano Bispo dos Santos, Taboc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ides Alves dos Santos</text:p>
          </table:table-cell>
          <table:table-cell table:style-name="ce2" office:value-type="string" calcext:value-type="string">
            <text:p>R. Esmeraldo da Silva Santos - Taboca, Nossa Sra. do Socorro - SE, 49160-000</text:p>
          </table:table-cell>
          <table:table-cell table:style-name="ce3" office:value-type="string" calcext:value-type="string">
            <text:p><text:a xlink:href="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" xlink:type="simple">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Alcina Souza Ramos, Taboc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ides Alves dos Santos</text:p>
          </table:table-cell>
          <table:table-cell table:style-name="ce2" office:value-type="string" calcext:value-type="string">
            <text:p>R. Esmeraldo da Silva Santos - Taboca, Nossa Sra. do Socorro - SE, 49160-000</text:p>
          </table:table-cell>
          <table:table-cell table:style-name="ce3" office:value-type="string" calcext:value-type="string">
            <text:p><text:a xlink:href="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" xlink:type="simple">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Antilio dos Santos, Taboc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ides Alves dos Santos</text:p>
          </table:table-cell>
          <table:table-cell table:style-name="ce2" office:value-type="string" calcext:value-type="string">
            <text:p>R. Esmeraldo da Silva Santos - Taboca, Nossa Sra. do Socorro - SE, 49160-000</text:p>
          </table:table-cell>
          <table:table-cell table:style-name="ce3" office:value-type="string" calcext:value-type="string">
            <text:p><text:a xlink:href="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" xlink:type="simple">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Esmeraldo da Silva, Taboc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ides Alves dos Santos</text:p>
          </table:table-cell>
          <table:table-cell table:style-name="ce2" office:value-type="string" calcext:value-type="string">
            <text:p>R. Esmeraldo da Silva Santos - Taboca, Nossa Sra. do Socorro - SE, 49160-000</text:p>
          </table:table-cell>
          <table:table-cell table:style-name="ce3" office:value-type="string" calcext:value-type="string">
            <text:p><text:a xlink:href="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" xlink:type="simple">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Francisco de Souza Melo, Taboc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ides Alves dos Santos</text:p>
          </table:table-cell>
          <table:table-cell table:style-name="ce2" office:value-type="string" calcext:value-type="string">
            <text:p>R. Esmeraldo da Silva Santos - Taboca, Nossa Sra. do Socorro - SE, 49160-000</text:p>
          </table:table-cell>
          <table:table-cell table:style-name="ce3" office:value-type="string" calcext:value-type="string">
            <text:p><text:a xlink:href="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" xlink:type="simple">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Gabriel Alves da Paixão, Taboc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ides Alves dos Santos</text:p>
          </table:table-cell>
          <table:table-cell table:style-name="ce2" office:value-type="string" calcext:value-type="string">
            <text:p>R. Esmeraldo da Silva Santos - Taboca, Nossa Sra. do Socorro - SE, 49160-000</text:p>
          </table:table-cell>
          <table:table-cell table:style-name="ce3" office:value-type="string" calcext:value-type="string">
            <text:p><text:a xlink:href="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" xlink:type="simple">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Josefa Alves Barros, Taboc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ides Alves dos Santos</text:p>
          </table:table-cell>
          <table:table-cell table:style-name="ce2" office:value-type="string" calcext:value-type="string">
            <text:p>R. Esmeraldo da Silva Santos - Taboca, Nossa Sra. do Socorro - SE, 49160-000</text:p>
          </table:table-cell>
          <table:table-cell table:style-name="ce3" office:value-type="string" calcext:value-type="string">
            <text:p><text:a xlink:href="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" xlink:type="simple">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José Jovino dos Santos, Taboc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ides Alves dos Santos</text:p>
          </table:table-cell>
          <table:table-cell table:style-name="ce2" office:value-type="string" calcext:value-type="string">
            <text:p>R. Esmeraldo da Silva Santos - Taboca, Nossa Sra. do Socorro - SE, 49160-000</text:p>
          </table:table-cell>
          <table:table-cell table:style-name="ce3" office:value-type="string" calcext:value-type="string">
            <text:p><text:a xlink:href="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" xlink:type="simple">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Pedro Joaquim dos Santos, Taboc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ides Alves dos Santos</text:p>
          </table:table-cell>
          <table:table-cell table:style-name="ce2" office:value-type="string" calcext:value-type="string">
            <text:p>R. Esmeraldo da Silva Santos - Taboca, Nossa Sra. do Socorro - SE, 49160-000</text:p>
          </table:table-cell>
          <table:table-cell table:style-name="ce3" office:value-type="string" calcext:value-type="string">
            <text:p><text:a xlink:href="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" xlink:type="simple">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Valdemar Francisco dos Santos, Taboc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ides Alves dos Santos</text:p>
          </table:table-cell>
          <table:table-cell table:style-name="ce2" office:value-type="string" calcext:value-type="string">
            <text:p>R. Esmeraldo da Silva Santos - Taboca, Nossa Sra. do Socorro - SE, 49160-000</text:p>
          </table:table-cell>
          <table:table-cell table:style-name="ce3" office:value-type="string" calcext:value-type="string">
            <text:p><text:a xlink:href="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" xlink:type="simple">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essa Alfredo Gomes de Oliveira, Taboc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ides Alves dos Santos</text:p>
          </table:table-cell>
          <table:table-cell table:style-name="ce2" office:value-type="string" calcext:value-type="string">
            <text:p>R. Esmeraldo da Silva Santos - Taboca, Nossa Sra. do Socorro - SE, 49160-000</text:p>
          </table:table-cell>
          <table:table-cell table:style-name="ce3" office:value-type="string" calcext:value-type="string">
            <text:p><text:a xlink:href="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" xlink:type="simple">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essa Edelvira Marques da Paixão, Taboc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ides Alves dos Santos</text:p>
          </table:table-cell>
          <table:table-cell table:style-name="ce2" office:value-type="string" calcext:value-type="string">
            <text:p>R. Esmeraldo da Silva Santos - Taboca, Nossa Sra. do Socorro - SE, 49160-000</text:p>
          </table:table-cell>
          <table:table-cell table:style-name="ce3" office:value-type="string" calcext:value-type="string">
            <text:p><text:a xlink:href="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" xlink:type="simple">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essa José Augusto da Silva Santos, Taboc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ides Alves dos Santos</text:p>
          </table:table-cell>
          <table:table-cell table:style-name="ce2" office:value-type="string" calcext:value-type="string">
            <text:p>R. Esmeraldo da Silva Santos - Taboca, Nossa Sra. do Socorro - SE, 49160-000</text:p>
          </table:table-cell>
          <table:table-cell table:style-name="ce3" office:value-type="string" calcext:value-type="string">
            <text:p><text:a xlink:href="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" xlink:type="simple">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Maria Rosa da Paixão, Taboc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ides Alves dos Santos</text:p>
          </table:table-cell>
          <table:table-cell table:style-name="ce2" office:value-type="string" calcext:value-type="string">
            <text:p>R. Esmeraldo da Silva Santos - Taboca, Nossa Sra. do Socorro - SE, 49160-000</text:p>
          </table:table-cell>
          <table:table-cell table:style-name="ce3" office:value-type="string" calcext:value-type="string">
            <text:p><text:a xlink:href="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" xlink:type="simple">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venida Principal, Taboc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ides Alves dos Santos</text:p>
          </table:table-cell>
          <table:table-cell table:style-name="ce2" office:value-type="string" calcext:value-type="string">
            <text:p>R. Esmeraldo da Silva Santos - Taboca, Nossa Sra. do Socorro - SE, 49160-000</text:p>
          </table:table-cell>
          <table:table-cell table:style-name="ce3" office:value-type="string" calcext:value-type="string">
            <text:p><text:a xlink:href="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" xlink:type="simple">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avessa B, Taboc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ides Alves dos Santos</text:p>
          </table:table-cell>
          <table:table-cell table:style-name="ce2" office:value-type="string" calcext:value-type="string">
            <text:p>R. Esmeraldo da Silva Santos - Taboca, Nossa Sra. do Socorro - SE, 49160-000</text:p>
          </table:table-cell>
          <table:table-cell table:style-name="ce3" office:value-type="string" calcext:value-type="string">
            <text:p><text:a xlink:href="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" xlink:type="simple">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da mangueira, Taboc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ides Alves dos Santos</text:p>
          </table:table-cell>
          <table:table-cell table:style-name="ce2" office:value-type="string" calcext:value-type="string">
            <text:p>R. Esmeraldo da Silva Santos - Taboca, Nossa Sra. do Socorro - SE, 49160-000</text:p>
          </table:table-cell>
          <table:table-cell table:style-name="ce3" office:value-type="string" calcext:value-type="string">
            <text:p><text:a xlink:href="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" xlink:type="simple">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azenda Ribeira, Taboc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ides Alves dos Santos</text:p>
          </table:table-cell>
          <table:table-cell table:style-name="ce2" office:value-type="string" calcext:value-type="string">
            <text:p>R. Esmeraldo da Silva Santos - Taboca, Nossa Sra. do Socorro - SE, 49160-000</text:p>
          </table:table-cell>
          <table:table-cell table:style-name="ce3" office:value-type="string" calcext:value-type="string">
            <text:p><text:a xlink:href="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" xlink:type="simple">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venida Principal, Taboc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ides Alves dos Santos</text:p>
          </table:table-cell>
          <table:table-cell table:style-name="ce2" office:value-type="string" calcext:value-type="string">
            <text:p>R. Esmeraldo da Silva Santos - Taboca, Nossa Sra. do Socorro - SE, 49160-000</text:p>
          </table:table-cell>
          <table:table-cell table:style-name="ce3" office:value-type="string" calcext:value-type="string">
            <text:p><text:a xlink:href="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" xlink:type="simple">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da mangueira, Taboc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ides Alves dos Santos</text:p>
          </table:table-cell>
          <table:table-cell table:style-name="ce2" office:value-type="string" calcext:value-type="string">
            <text:p>R. Esmeraldo da Silva Santos - Taboca, Nossa Sra. do Socorro - SE, 49160-000</text:p>
          </table:table-cell>
          <table:table-cell table:style-name="ce3" office:value-type="string" calcext:value-type="string">
            <text:p><text:a xlink:href="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" xlink:type="simple">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azendinha, Taboc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lcides Alves dos Santos</text:p>
          </table:table-cell>
          <table:table-cell table:style-name="ce2" office:value-type="string" calcext:value-type="string">
            <text:p>R. Esmeraldo da Silva Santos - Taboca, Nossa Sra. do Socorro - SE, 49160-000</text:p>
          </table:table-cell>
          <table:table-cell table:style-name="ce3" office:value-type="string" calcext:value-type="string">
            <text:p><text:a xlink:href="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" xlink:type="simple">https://www.google.com/maps/place/UBS+Alcides+Alves+dos+Santos/@-10.8722769,-37.1379991,17z/data=!4m14!1m7!3m6!1s0x71aad529279c0db:0xa5ec2ed56ead8fec!2sUBS+Alcides+Alves+dos+Santos!8m2!3d-10.8722822!4d-37.1354242!16s%2Fg%2F11vm16qrx2!3m5!1s0x71aad529279c0db:0xa5ec2ed56ead8fec!8m2!3d-10.8722822!4d-37.1354242!16s%2Fg%2F11vm16qrx2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Izaltino Pereira, Taboca, Nossa Senhora do Socorro - SE</text:p>
          </table:table-cell>
          <table:table-cell table:number-columns-repeated="1019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tônio_Carlos_Leite_Franco" table:style-name="ta16">
        <table:table-column table:style-name="co34" table:default-cell-style-name="Default"/>
        <table:table-column table:style-name="co35" table:default-cell-style-name="Default"/>
        <table:table-column table:style-name="co4" table:number-columns-repeated="2" table:default-cell-style-name="Default"/>
        <table:table-column table:style-name="co36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ubs_referencia</text:p>
          </table:table-cell>
          <table:table-cell table:style-name="ce1" office:value-type="string" calcext:value-type="string">
            <text:p>localizacao_ubs</text:p>
          </table:table-cell>
          <table:table-cell table:style-name="ce1" office:value-type="string" calcext:value-type="string">
            <text:p>link_map_ubs</text:p>
          </table:table-cell>
          <table:table-cell table:style-name="ce1" office:value-type="string" calcext:value-type="string">
            <text:p>Microarea</text:p>
          </table:table-cell>
          <table:table-cell table:style-name="ce1" office:value-type="string" calcext:value-type="string">
            <text:p>Endereco_Completo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gião Central do Pai André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Carlos Menezes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Prof. Antônio Aires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Tobias Barreto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Marcílio Dias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Ana Nery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Presidente Costa e Silva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Presidente Castelo Branco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Presidente Ernesto Geisel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Carlos Gomes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Silvio Romero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Hermes Fontes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São Pedro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Guarani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Fluminense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das Casas da Caixa Econômica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Manuel Antonio Santos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Santa Terezinha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São Jorge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Santa Catarina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essa São Jorge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essa Santa Catarina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José Liberato de Souza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Hermes Fontes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Esperança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Nossa Senhora do Socorro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Felipe Camarão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Gonçalves Dias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Bota Fogo / Flamengo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avessa A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avessa B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avessa C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avessa D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avessa E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avessa F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avessa G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Presidente Medici 1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Presidente Medici 2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E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Senhor do Bonfim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João Rodrigues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São Jorge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Rodrigues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C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do Campo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João Pereira de Menezes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Gilton Gama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avessa Senhor do Bonfim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Marco José da Silva Porto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Contorno Sul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M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D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avessa Propriá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Senhor do Bonfim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João Rodrigues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avessa da Paz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avessa das Rosas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avessa S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avessa Confiança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avessa Presidente Médice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avessa Propriá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avessa Sergipe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avessa Itabaiana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C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E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A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B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D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do Campo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São Marcos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Camilo Lima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Eliéser Santos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Eliéser Melo Bonfim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Renato Sales de Oliveira, Santo Inácio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ntônio Carlos Leite Franco</text:p>
          </table:table-cell>
          <table:table-cell table:style-name="ce2" office:value-type="string" calcext:value-type="string">
            <text:p>R. Lindóia - Santo Inácio, Nossa Sra. do Socorro - SE, 49161-079</text:p>
          </table:table-cell>
          <table:table-cell table:style-name="ce3" office:value-type="string" calcext:value-type="string">
            <text:p><text:a xlink:href="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" xlink:type="simple">https://www.google.com/maps/place/UBS+Ant%C3%B4nio+Carlos+Leite+Franco/@-10.915407,-37.1617141,17z/data=!4m14!1m7!3m6!1s0x71aadb041d44cfd:0xace005277ed545ad!2sUBS+Ant%C3%B4nio+Carlos+Leite+Franco!8m2!3d-10.9155377!4d-37.1594106!16s%2Fg%2F11k4k3ns7z!3m5!1s0x71aadb041d44cfd:0xace005277ed545ad!8m2!3d-10.9155377!4d-37.1594106!16s%2Fg%2F11k4k3ns7z!5m1!1e4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oteamento Parque São Francisco, Santo Inácio, Nossa Senhora do Socorro - SE</text:p>
          </table:table-cell>
          <table:table-cell table:number-columns-repeated="1019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se_Alves_dos_Santos" table:style-name="ta17">
        <table:table-column table:style-name="co37" table:default-cell-style-name="Default"/>
        <table:table-column table:style-name="co38" table:default-cell-style-name="Default"/>
        <table:table-column table:style-name="co4" table:number-columns-repeated="2" table:default-cell-style-name="Default"/>
        <table:table-column table:style-name="co39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ubs_referencia</text:p>
          </table:table-cell>
          <table:table-cell table:style-name="ce1" office:value-type="string" calcext:value-type="string">
            <text:p>localizacao_ubs</text:p>
          </table:table-cell>
          <table:table-cell table:style-name="ce1" office:value-type="string" calcext:value-type="string">
            <text:p>link_map_ubs</text:p>
          </table:table-cell>
          <table:table-cell table:style-name="ce1" office:value-type="string" calcext:value-type="string">
            <text:p>Microarea</text:p>
          </table:table-cell>
          <table:table-cell table:style-name="ce1" office:value-type="string" calcext:value-type="string">
            <text:p>Endereco_Complet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e Alves dos Santos</text:p>
          </table:table-cell>
          <table:table-cell table:style-name="ce2" office:value-type="string" calcext:value-type="string">
            <text:p>R. José Francisco da Silva, 604-802 - Taiçoca de Dentro, Nossa Sra. do Socorro - SE, 49152-795</text:p>
          </table:table-cell>
          <table:table-cell table:style-name="ce3" office:value-type="string" calcext:value-type="string">
            <text:p><text:a xlink:href="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" xlink:type="simple">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170, Taiçoca de Dentr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e Alves dos Santos</text:p>
          </table:table-cell>
          <table:table-cell table:style-name="ce2" office:value-type="string" calcext:value-type="string">
            <text:p>R. José Francisco da Silva, 604-802 - Taiçoca de Dentro, Nossa Sra. do Socorro - SE, 49152-795</text:p>
          </table:table-cell>
          <table:table-cell table:style-name="ce3" office:value-type="string" calcext:value-type="string">
            <text:p><text:a xlink:href="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" xlink:type="simple">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171, Taiçoca de Dentr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e Alves dos Santos</text:p>
          </table:table-cell>
          <table:table-cell table:style-name="ce2" office:value-type="string" calcext:value-type="string">
            <text:p>R. José Francisco da Silva, 604-802 - Taiçoca de Dentro, Nossa Sra. do Socorro - SE, 49152-795</text:p>
          </table:table-cell>
          <table:table-cell table:style-name="ce3" office:value-type="string" calcext:value-type="string">
            <text:p><text:a xlink:href="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" xlink:type="simple">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172, Taiçoca de Dentr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e Alves dos Santos</text:p>
          </table:table-cell>
          <table:table-cell table:style-name="ce2" office:value-type="string" calcext:value-type="string">
            <text:p>R. José Francisco da Silva, 604-802 - Taiçoca de Dentro, Nossa Sra. do Socorro - SE, 49152-795</text:p>
          </table:table-cell>
          <table:table-cell table:style-name="ce3" office:value-type="string" calcext:value-type="string">
            <text:p><text:a xlink:href="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" xlink:type="simple">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173, Taiçoca de Dentr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e Alves dos Santos</text:p>
          </table:table-cell>
          <table:table-cell table:style-name="ce2" office:value-type="string" calcext:value-type="string">
            <text:p>R. José Francisco da Silva, 604-802 - Taiçoca de Dentro, Nossa Sra. do Socorro - SE, 49152-795</text:p>
          </table:table-cell>
          <table:table-cell table:style-name="ce3" office:value-type="string" calcext:value-type="string">
            <text:p><text:a xlink:href="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" xlink:type="simple">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174, Taiçoca de Dentr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e Alves dos Santos</text:p>
          </table:table-cell>
          <table:table-cell table:style-name="ce2" office:value-type="string" calcext:value-type="string">
            <text:p>R. José Francisco da Silva, 604-802 - Taiçoca de Dentro, Nossa Sra. do Socorro - SE, 49152-795</text:p>
          </table:table-cell>
          <table:table-cell table:style-name="ce3" office:value-type="string" calcext:value-type="string">
            <text:p><text:a xlink:href="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" xlink:type="simple">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175, Taiçoca de Dentr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e Alves dos Santos</text:p>
          </table:table-cell>
          <table:table-cell table:style-name="ce2" office:value-type="string" calcext:value-type="string">
            <text:p>R. José Francisco da Silva, 604-802 - Taiçoca de Dentro, Nossa Sra. do Socorro - SE, 49152-795</text:p>
          </table:table-cell>
          <table:table-cell table:style-name="ce3" office:value-type="string" calcext:value-type="string">
            <text:p><text:a xlink:href="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" xlink:type="simple">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176, Taiçoca de Dentr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e Alves dos Santos</text:p>
          </table:table-cell>
          <table:table-cell table:style-name="ce2" office:value-type="string" calcext:value-type="string">
            <text:p>R. José Francisco da Silva, 604-802 - Taiçoca de Dentro, Nossa Sra. do Socorro - SE, 49152-795</text:p>
          </table:table-cell>
          <table:table-cell table:style-name="ce3" office:value-type="string" calcext:value-type="string">
            <text:p><text:a xlink:href="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" xlink:type="simple">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169, Taiçoca de Dentr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e Alves dos Santos</text:p>
          </table:table-cell>
          <table:table-cell table:style-name="ce2" office:value-type="string" calcext:value-type="string">
            <text:p>R. José Francisco da Silva, 604-802 - Taiçoca de Dentro, Nossa Sra. do Socorro - SE, 49152-795</text:p>
          </table:table-cell>
          <table:table-cell table:style-name="ce3" office:value-type="string" calcext:value-type="string">
            <text:p><text:a xlink:href="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" xlink:type="simple">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A 42, Taiçoca de Dentr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e Alves dos Santos</text:p>
          </table:table-cell>
          <table:table-cell table:style-name="ce2" office:value-type="string" calcext:value-type="string">
            <text:p>R. José Francisco da Silva, 604-802 - Taiçoca de Dentro, Nossa Sra. do Socorro - SE, 49152-795</text:p>
          </table:table-cell>
          <table:table-cell table:style-name="ce3" office:value-type="string" calcext:value-type="string">
            <text:p><text:a xlink:href="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" xlink:type="simple">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v. Perimetral H 69 a 831, Taiçoca de Dentr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e Alves dos Santos</text:p>
          </table:table-cell>
          <table:table-cell table:style-name="ce2" office:value-type="string" calcext:value-type="string">
            <text:p>R. José Francisco da Silva, 604-802 - Taiçoca de Dentro, Nossa Sra. do Socorro - SE, 49152-795</text:p>
          </table:table-cell>
          <table:table-cell table:style-name="ce3" office:value-type="string" calcext:value-type="string">
            <text:p><text:a xlink:href="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" xlink:type="simple">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v. Perimetral H, Taiçoca de Dentr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e Alves dos Santos</text:p>
          </table:table-cell>
          <table:table-cell table:style-name="ce2" office:value-type="string" calcext:value-type="string">
            <text:p>R. José Francisco da Silva, 604-802 - Taiçoca de Dentro, Nossa Sra. do Socorro - SE, 49152-795</text:p>
          </table:table-cell>
          <table:table-cell table:style-name="ce3" office:value-type="string" calcext:value-type="string">
            <text:p><text:a xlink:href="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" xlink:type="simple">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177, Taiçoca de Dentr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e Alves dos Santos</text:p>
          </table:table-cell>
          <table:table-cell table:style-name="ce2" office:value-type="string" calcext:value-type="string">
            <text:p>R. José Francisco da Silva, 604-802 - Taiçoca de Dentro, Nossa Sra. do Socorro - SE, 49152-795</text:p>
          </table:table-cell>
          <table:table-cell table:style-name="ce3" office:value-type="string" calcext:value-type="string">
            <text:p><text:a xlink:href="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" xlink:type="simple">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181, Taiçoca de Dentr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e Alves dos Santos</text:p>
          </table:table-cell>
          <table:table-cell table:style-name="ce2" office:value-type="string" calcext:value-type="string">
            <text:p>R. José Francisco da Silva, 604-802 - Taiçoca de Dentro, Nossa Sra. do Socorro - SE, 49152-795</text:p>
          </table:table-cell>
          <table:table-cell table:style-name="ce3" office:value-type="string" calcext:value-type="string">
            <text:p><text:a xlink:href="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" xlink:type="simple">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182, Taiçoca de Dentr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e Alves dos Santos</text:p>
          </table:table-cell>
          <table:table-cell table:style-name="ce2" office:value-type="string" calcext:value-type="string">
            <text:p>R. José Francisco da Silva, 604-802 - Taiçoca de Dentro, Nossa Sra. do Socorro - SE, 49152-795</text:p>
          </table:table-cell>
          <table:table-cell table:style-name="ce3" office:value-type="string" calcext:value-type="string">
            <text:p><text:a xlink:href="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" xlink:type="simple">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183, Taiçoca de Dentr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e Alves dos Santos</text:p>
          </table:table-cell>
          <table:table-cell table:style-name="ce2" office:value-type="string" calcext:value-type="string">
            <text:p>R. José Francisco da Silva, 604-802 - Taiçoca de Dentro, Nossa Sra. do Socorro - SE, 49152-795</text:p>
          </table:table-cell>
          <table:table-cell table:style-name="ce3" office:value-type="string" calcext:value-type="string">
            <text:p><text:a xlink:href="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" xlink:type="simple">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A 43, Taiçoca de Dentr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e Alves dos Santos</text:p>
          </table:table-cell>
          <table:table-cell table:style-name="ce2" office:value-type="string" calcext:value-type="string">
            <text:p>R. José Francisco da Silva, 604-802 - Taiçoca de Dentro, Nossa Sra. do Socorro - SE, 49152-795</text:p>
          </table:table-cell>
          <table:table-cell table:style-name="ce3" office:value-type="string" calcext:value-type="string">
            <text:p><text:a xlink:href="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" xlink:type="simple">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178, Taiçoca de Dentr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e Alves dos Santos</text:p>
          </table:table-cell>
          <table:table-cell table:style-name="ce2" office:value-type="string" calcext:value-type="string">
            <text:p>R. José Francisco da Silva, 604-802 - Taiçoca de Dentro, Nossa Sra. do Socorro - SE, 49152-795</text:p>
          </table:table-cell>
          <table:table-cell table:style-name="ce3" office:value-type="string" calcext:value-type="string">
            <text:p><text:a xlink:href="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" xlink:type="simple">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179, Taiçoca de Dentr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e Alves dos Santos</text:p>
          </table:table-cell>
          <table:table-cell table:style-name="ce2" office:value-type="string" calcext:value-type="string">
            <text:p>R. José Francisco da Silva, 604-802 - Taiçoca de Dentro, Nossa Sra. do Socorro - SE, 49152-795</text:p>
          </table:table-cell>
          <table:table-cell table:style-name="ce3" office:value-type="string" calcext:value-type="string">
            <text:p><text:a xlink:href="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" xlink:type="simple">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180, Taiçoca de Dentr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e Alves dos Santos</text:p>
          </table:table-cell>
          <table:table-cell table:style-name="ce2" office:value-type="string" calcext:value-type="string">
            <text:p>R. José Francisco da Silva, 604-802 - Taiçoca de Dentro, Nossa Sra. do Socorro - SE, 49152-795</text:p>
          </table:table-cell>
          <table:table-cell table:style-name="ce3" office:value-type="string" calcext:value-type="string">
            <text:p><text:a xlink:href="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" xlink:type="simple">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v. Perimetral H, Taiçoca de Dentr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e Alves dos Santos</text:p>
          </table:table-cell>
          <table:table-cell table:style-name="ce2" office:value-type="string" calcext:value-type="string">
            <text:p>R. José Francisco da Silva, 604-802 - Taiçoca de Dentro, Nossa Sra. do Socorro - SE, 49152-795</text:p>
          </table:table-cell>
          <table:table-cell table:style-name="ce3" office:value-type="string" calcext:value-type="string">
            <text:p><text:a xlink:href="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" xlink:type="simple">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v. Coletora C, Taiçoca de Dentr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e Alves dos Santos</text:p>
          </table:table-cell>
          <table:table-cell table:style-name="ce2" office:value-type="string" calcext:value-type="string">
            <text:p>R. José Francisco da Silva, 604-802 - Taiçoca de Dentro, Nossa Sra. do Socorro - SE, 49152-795</text:p>
          </table:table-cell>
          <table:table-cell table:style-name="ce3" office:value-type="string" calcext:value-type="string">
            <text:p><text:a xlink:href="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" xlink:type="simple">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Maria Minita, Taiçoca de Dentr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e Alves dos Santos</text:p>
          </table:table-cell>
          <table:table-cell table:style-name="ce2" office:value-type="string" calcext:value-type="string">
            <text:p>R. José Francisco da Silva, 604-802 - Taiçoca de Dentro, Nossa Sra. do Socorro - SE, 49152-795</text:p>
          </table:table-cell>
          <table:table-cell table:style-name="ce3" office:value-type="string" calcext:value-type="string">
            <text:p><text:a xlink:href="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" xlink:type="simple">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v. Maria Minita, Taiçoca de Dentr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e Alves dos Santos</text:p>
          </table:table-cell>
          <table:table-cell table:style-name="ce2" office:value-type="string" calcext:value-type="string">
            <text:p>R. José Francisco da Silva, 604-802 - Taiçoca de Dentro, Nossa Sra. do Socorro - SE, 49152-795</text:p>
          </table:table-cell>
          <table:table-cell table:style-name="ce3" office:value-type="string" calcext:value-type="string">
            <text:p><text:a xlink:href="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" xlink:type="simple">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Maria dos Santos, Taiçoca de Dentr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e Alves dos Santos</text:p>
          </table:table-cell>
          <table:table-cell table:style-name="ce2" office:value-type="string" calcext:value-type="string">
            <text:p>R. José Francisco da Silva, 604-802 - Taiçoca de Dentro, Nossa Sra. do Socorro - SE, 49152-795</text:p>
          </table:table-cell>
          <table:table-cell table:style-name="ce3" office:value-type="string" calcext:value-type="string">
            <text:p><text:a xlink:href="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" xlink:type="simple">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Jose Jailton, Taiçoca de Dentr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e Alves dos Santos</text:p>
          </table:table-cell>
          <table:table-cell table:style-name="ce2" office:value-type="string" calcext:value-type="string">
            <text:p>R. José Francisco da Silva, 604-802 - Taiçoca de Dentro, Nossa Sra. do Socorro - SE, 49152-795</text:p>
          </table:table-cell>
          <table:table-cell table:style-name="ce3" office:value-type="string" calcext:value-type="string">
            <text:p><text:a xlink:href="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" xlink:type="simple">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da Escola, Taiçoca de Dentr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e Alves dos Santos</text:p>
          </table:table-cell>
          <table:table-cell table:style-name="ce2" office:value-type="string" calcext:value-type="string">
            <text:p>R. José Francisco da Silva, 604-802 - Taiçoca de Dentro, Nossa Sra. do Socorro - SE, 49152-795</text:p>
          </table:table-cell>
          <table:table-cell table:style-name="ce3" office:value-type="string" calcext:value-type="string">
            <text:p><text:a xlink:href="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" xlink:type="simple">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da Cisterna, Taiçoca de Dentr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e Alves dos Santos</text:p>
          </table:table-cell>
          <table:table-cell table:style-name="ce2" office:value-type="string" calcext:value-type="string">
            <text:p>R. José Francisco da Silva, 604-802 - Taiçoca de Dentro, Nossa Sra. do Socorro - SE, 49152-795</text:p>
          </table:table-cell>
          <table:table-cell table:style-name="ce3" office:value-type="string" calcext:value-type="string">
            <text:p><text:a xlink:href="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" xlink:type="simple">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Josefa Marques, Taiçoca de Dentr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e Alves dos Santos</text:p>
          </table:table-cell>
          <table:table-cell table:style-name="ce2" office:value-type="string" calcext:value-type="string">
            <text:p>R. José Francisco da Silva, 604-802 - Taiçoca de Dentro, Nossa Sra. do Socorro - SE, 49152-795</text:p>
          </table:table-cell>
          <table:table-cell table:style-name="ce3" office:value-type="string" calcext:value-type="string">
            <text:p><text:a xlink:href="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" xlink:type="simple">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v. Josefa Marques, Taiçoca de Dentr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e Alves dos Santos</text:p>
          </table:table-cell>
          <table:table-cell table:style-name="ce2" office:value-type="string" calcext:value-type="string">
            <text:p>R. José Francisco da Silva, 604-802 - Taiçoca de Dentro, Nossa Sra. do Socorro - SE, 49152-795</text:p>
          </table:table-cell>
          <table:table-cell table:style-name="ce3" office:value-type="string" calcext:value-type="string">
            <text:p><text:a xlink:href="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" xlink:type="simple">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Manoel Messias, Taiçoca de Dentr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e Alves dos Santos</text:p>
          </table:table-cell>
          <table:table-cell table:style-name="ce2" office:value-type="string" calcext:value-type="string">
            <text:p>R. José Francisco da Silva, 604-802 - Taiçoca de Dentro, Nossa Sra. do Socorro - SE, 49152-795</text:p>
          </table:table-cell>
          <table:table-cell table:style-name="ce3" office:value-type="string" calcext:value-type="string">
            <text:p><text:a xlink:href="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" xlink:type="simple">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Alto do Cruzeiro, Taiçoca de Dentr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e Alves dos Santos</text:p>
          </table:table-cell>
          <table:table-cell table:style-name="ce2" office:value-type="string" calcext:value-type="string">
            <text:p>R. José Francisco da Silva, 604-802 - Taiçoca de Dentro, Nossa Sra. do Socorro - SE, 49152-795</text:p>
          </table:table-cell>
          <table:table-cell table:style-name="ce3" office:value-type="string" calcext:value-type="string">
            <text:p><text:a xlink:href="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" xlink:type="simple">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v. Alto do Cruzeiro, Taiçoca de Dentr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e Alves dos Santos</text:p>
          </table:table-cell>
          <table:table-cell table:style-name="ce2" office:value-type="string" calcext:value-type="string">
            <text:p>R. José Francisco da Silva, 604-802 - Taiçoca de Dentro, Nossa Sra. do Socorro - SE, 49152-795</text:p>
          </table:table-cell>
          <table:table-cell table:style-name="ce3" office:value-type="string" calcext:value-type="string">
            <text:p><text:a xlink:href="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" xlink:type="simple">https://www.google.com/maps/place/UBS+Jos%C3%A9+Alves+dos+Santos/@-10.8315782,-37.0762834,17z/data=!4m10!1m2!2m1!1subs+Jose+Alves+dos+Santos!3m6!1s0x7054c455b7ee97d:0x23b2ca85e9b96157!8m2!3d-10.8315782!4d-37.0717773!15sChl1YnMgSm9zZSBBbHZlcyBkb3MgU2FudG9zkgEGZG9jdG9y4AEA!16s%2Fg%2F11fx3d697v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ot. Alto do Cruzeiro, Taiçoca de Dentro, Nossa Senhora do Socorro - SE</text:p>
          </table:table-cell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itor_Dias_Soares" table:style-name="ta18">
        <table:table-column table:style-name="co4" table:default-cell-style-name="Default"/>
        <table:table-column table:style-name="co40" table:default-cell-style-name="Default"/>
        <table:table-column table:style-name="co4" table:number-columns-repeated="1022" table:default-cell-style-name="Default"/>
        <table:table-row table:style-name="ro1">
          <table:table-cell table:style-name="ce1" office:value-type="string" calcext:value-type="string">
            <text:p>ubs_referencia</text:p>
          </table:table-cell>
          <table:table-cell table:style-name="ce1" office:value-type="string" calcext:value-type="string">
            <text:p>localizacao_ubs</text:p>
          </table:table-cell>
          <table:table-cell table:style-name="ce1" office:value-type="string" calcext:value-type="string">
            <text:p>link_map_ubs</text:p>
          </table:table-cell>
          <table:table-cell table:style-name="ce1" office:value-type="string" calcext:value-type="string">
            <text:p>Microarea</text:p>
          </table:table-cell>
          <table:table-cell table:style-name="ce1" office:value-type="string" calcext:value-type="string">
            <text:p>Endereco_Complet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itor Dias Soares</text:p>
          </table:table-cell>
          <table:table-cell table:style-name="ce2" office:value-type="string" calcext:value-type="string">
            <text:p>Av. A 38, S/N - Albano Franco, Nossa Sra. do Socorro - SE, 49153-276</text:p>
          </table:table-cell>
          <table:table-cell table:style-name="ce3" office:value-type="string" calcext:value-type="string">
            <text:p><text:a xlink:href="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" xlink:type="simple">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133, Albano Franc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itor Dias Soares</text:p>
          </table:table-cell>
          <table:table-cell table:style-name="ce2" office:value-type="string" calcext:value-type="string">
            <text:p>Av. A 38, S/N - Albano Franco, Nossa Sra. do Socorro - SE, 49153-276</text:p>
          </table:table-cell>
          <table:table-cell table:style-name="ce3" office:value-type="string" calcext:value-type="string">
            <text:p><text:a xlink:href="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" xlink:type="simple">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134, Albano Franc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itor Dias Soares</text:p>
          </table:table-cell>
          <table:table-cell table:style-name="ce2" office:value-type="string" calcext:value-type="string">
            <text:p>Av. A 38, S/N - Albano Franco, Nossa Sra. do Socorro - SE, 49153-276</text:p>
          </table:table-cell>
          <table:table-cell table:style-name="ce3" office:value-type="string" calcext:value-type="string">
            <text:p><text:a xlink:href="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" xlink:type="simple">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135, Albano Franc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itor Dias Soares</text:p>
          </table:table-cell>
          <table:table-cell table:style-name="ce2" office:value-type="string" calcext:value-type="string">
            <text:p>Av. A 38, S/N - Albano Franco, Nossa Sra. do Socorro - SE, 49153-276</text:p>
          </table:table-cell>
          <table:table-cell table:style-name="ce3" office:value-type="string" calcext:value-type="string">
            <text:p><text:a xlink:href="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" xlink:type="simple">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136, Albano Franc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itor Dias Soares</text:p>
          </table:table-cell>
          <table:table-cell table:style-name="ce2" office:value-type="string" calcext:value-type="string">
            <text:p>Av. A 38, S/N - Albano Franco, Nossa Sra. do Socorro - SE, 49153-276</text:p>
          </table:table-cell>
          <table:table-cell table:style-name="ce3" office:value-type="string" calcext:value-type="string">
            <text:p><text:a xlink:href="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" xlink:type="simple">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137, Albano Franc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itor Dias Soares</text:p>
          </table:table-cell>
          <table:table-cell table:style-name="ce2" office:value-type="string" calcext:value-type="string">
            <text:p>Av. A 38, S/N - Albano Franco, Nossa Sra. do Socorro - SE, 49153-276</text:p>
          </table:table-cell>
          <table:table-cell table:style-name="ce3" office:value-type="string" calcext:value-type="string">
            <text:p><text:a xlink:href="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" xlink:type="simple">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138, Albano Franc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itor Dias Soares</text:p>
          </table:table-cell>
          <table:table-cell table:style-name="ce2" office:value-type="string" calcext:value-type="string">
            <text:p>Av. A 38, S/N - Albano Franco, Nossa Sra. do Socorro - SE, 49153-276</text:p>
          </table:table-cell>
          <table:table-cell table:style-name="ce3" office:value-type="string" calcext:value-type="string">
            <text:p><text:a xlink:href="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" xlink:type="simple">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139, Albano Franc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itor Dias Soares</text:p>
          </table:table-cell>
          <table:table-cell table:style-name="ce2" office:value-type="string" calcext:value-type="string">
            <text:p>Av. A 38, S/N - Albano Franco, Nossa Sra. do Socorro - SE, 49153-276</text:p>
          </table:table-cell>
          <table:table-cell table:style-name="ce3" office:value-type="string" calcext:value-type="string">
            <text:p><text:a xlink:href="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" xlink:type="simple">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v. Perimetral G, Albano Franc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itor Dias Soares</text:p>
          </table:table-cell>
          <table:table-cell table:style-name="ce2" office:value-type="string" calcext:value-type="string">
            <text:p>Av. A 38, S/N - Albano Franco, Nossa Sra. do Socorro - SE, 49153-276</text:p>
          </table:table-cell>
          <table:table-cell table:style-name="ce3" office:value-type="string" calcext:value-type="string">
            <text:p><text:a xlink:href="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" xlink:type="simple">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avessa Maria Altair de Lima, Albano Franc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itor Dias Soares</text:p>
          </table:table-cell>
          <table:table-cell table:style-name="ce2" office:value-type="string" calcext:value-type="string">
            <text:p>Av. A 38, S/N - Albano Franco, Nossa Sra. do Socorro - SE, 49153-276</text:p>
          </table:table-cell>
          <table:table-cell table:style-name="ce3" office:value-type="string" calcext:value-type="string">
            <text:p><text:a xlink:href="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" xlink:type="simple">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v. Perimetral F, Albano Franc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itor Dias Soares</text:p>
          </table:table-cell>
          <table:table-cell table:style-name="ce2" office:value-type="string" calcext:value-type="string">
            <text:p>Av. A 38, S/N - Albano Franco, Nossa Sra. do Socorro - SE, 49153-276</text:p>
          </table:table-cell>
          <table:table-cell table:style-name="ce3" office:value-type="string" calcext:value-type="string">
            <text:p><text:a xlink:href="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" xlink:type="simple">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A 33, Albano Franc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itor Dias Soares</text:p>
          </table:table-cell>
          <table:table-cell table:style-name="ce2" office:value-type="string" calcext:value-type="string">
            <text:p>Av. A 38, S/N - Albano Franco, Nossa Sra. do Socorro - SE, 49153-276</text:p>
          </table:table-cell>
          <table:table-cell table:style-name="ce3" office:value-type="string" calcext:value-type="string">
            <text:p><text:a xlink:href="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" xlink:type="simple">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188, Albano Franc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itor Dias Soares</text:p>
          </table:table-cell>
          <table:table-cell table:style-name="ce2" office:value-type="string" calcext:value-type="string">
            <text:p>Av. A 38, S/N - Albano Franco, Nossa Sra. do Socorro - SE, 49153-276</text:p>
          </table:table-cell>
          <table:table-cell table:style-name="ce3" office:value-type="string" calcext:value-type="string">
            <text:p><text:a xlink:href="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" xlink:type="simple">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189, Albano Franc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itor Dias Soares</text:p>
          </table:table-cell>
          <table:table-cell table:style-name="ce2" office:value-type="string" calcext:value-type="string">
            <text:p>Av. A 38, S/N - Albano Franco, Nossa Sra. do Socorro - SE, 49153-276</text:p>
          </table:table-cell>
          <table:table-cell table:style-name="ce3" office:value-type="string" calcext:value-type="string">
            <text:p><text:a xlink:href="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" xlink:type="simple">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190, Albano Franc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itor Dias Soares</text:p>
          </table:table-cell>
          <table:table-cell table:style-name="ce2" office:value-type="string" calcext:value-type="string">
            <text:p>Av. A 38, S/N - Albano Franco, Nossa Sra. do Socorro - SE, 49153-276</text:p>
          </table:table-cell>
          <table:table-cell table:style-name="ce3" office:value-type="string" calcext:value-type="string">
            <text:p><text:a xlink:href="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" xlink:type="simple">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191, Albano Franc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itor Dias Soares</text:p>
          </table:table-cell>
          <table:table-cell table:style-name="ce2" office:value-type="string" calcext:value-type="string">
            <text:p>Av. A 38, S/N - Albano Franco, Nossa Sra. do Socorro - SE, 49153-276</text:p>
          </table:table-cell>
          <table:table-cell table:style-name="ce3" office:value-type="string" calcext:value-type="string">
            <text:p><text:a xlink:href="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" xlink:type="simple">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192, Albano Franc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itor Dias Soares</text:p>
          </table:table-cell>
          <table:table-cell table:style-name="ce2" office:value-type="string" calcext:value-type="string">
            <text:p>Av. A 38, S/N - Albano Franco, Nossa Sra. do Socorro - SE, 49153-276</text:p>
          </table:table-cell>
          <table:table-cell table:style-name="ce3" office:value-type="string" calcext:value-type="string">
            <text:p><text:a xlink:href="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" xlink:type="simple">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193, Albano Franc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itor Dias Soares</text:p>
          </table:table-cell>
          <table:table-cell table:style-name="ce2" office:value-type="string" calcext:value-type="string">
            <text:p>Av. A 38, S/N - Albano Franco, Nossa Sra. do Socorro - SE, 49153-276</text:p>
          </table:table-cell>
          <table:table-cell table:style-name="ce3" office:value-type="string" calcext:value-type="string">
            <text:p><text:a xlink:href="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" xlink:type="simple">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155, Albano Franc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itor Dias Soares</text:p>
          </table:table-cell>
          <table:table-cell table:style-name="ce2" office:value-type="string" calcext:value-type="string">
            <text:p>Av. A 38, S/N - Albano Franco, Nossa Sra. do Socorro - SE, 49153-276</text:p>
          </table:table-cell>
          <table:table-cell table:style-name="ce3" office:value-type="string" calcext:value-type="string">
            <text:p><text:a xlink:href="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" xlink:type="simple">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156, Albano Franc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itor Dias Soares</text:p>
          </table:table-cell>
          <table:table-cell table:style-name="ce2" office:value-type="string" calcext:value-type="string">
            <text:p>Av. A 38, S/N - Albano Franco, Nossa Sra. do Socorro - SE, 49153-276</text:p>
          </table:table-cell>
          <table:table-cell table:style-name="ce3" office:value-type="string" calcext:value-type="string">
            <text:p><text:a xlink:href="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" xlink:type="simple">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157, Albano Franc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itor Dias Soares</text:p>
          </table:table-cell>
          <table:table-cell table:style-name="ce2" office:value-type="string" calcext:value-type="string">
            <text:p>Av. A 38, S/N - Albano Franco, Nossa Sra. do Socorro - SE, 49153-276</text:p>
          </table:table-cell>
          <table:table-cell table:style-name="ce3" office:value-type="string" calcext:value-type="string">
            <text:p><text:a xlink:href="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" xlink:type="simple">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158, Albano Franc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itor Dias Soares</text:p>
          </table:table-cell>
          <table:table-cell table:style-name="ce2" office:value-type="string" calcext:value-type="string">
            <text:p>Av. A 38, S/N - Albano Franco, Nossa Sra. do Socorro - SE, 49153-276</text:p>
          </table:table-cell>
          <table:table-cell table:style-name="ce3" office:value-type="string" calcext:value-type="string">
            <text:p><text:a xlink:href="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" xlink:type="simple">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159, Albano Franc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itor Dias Soares</text:p>
          </table:table-cell>
          <table:table-cell table:style-name="ce2" office:value-type="string" calcext:value-type="string">
            <text:p>Av. A 38, S/N - Albano Franco, Nossa Sra. do Socorro - SE, 49153-276</text:p>
          </table:table-cell>
          <table:table-cell table:style-name="ce3" office:value-type="string" calcext:value-type="string">
            <text:p><text:a xlink:href="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" xlink:type="simple">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venida A 38, Albano Franc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itor Dias Soares</text:p>
          </table:table-cell>
          <table:table-cell table:style-name="ce2" office:value-type="string" calcext:value-type="string">
            <text:p>Av. A 38, S/N - Albano Franco, Nossa Sra. do Socorro - SE, 49153-276</text:p>
          </table:table-cell>
          <table:table-cell table:style-name="ce3" office:value-type="string" calcext:value-type="string">
            <text:p><text:a xlink:href="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" xlink:type="simple">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A 34, Albano Franc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itor Dias Soares</text:p>
          </table:table-cell>
          <table:table-cell table:style-name="ce2" office:value-type="string" calcext:value-type="string">
            <text:p>Av. A 38, S/N - Albano Franco, Nossa Sra. do Socorro - SE, 49153-276</text:p>
          </table:table-cell>
          <table:table-cell table:style-name="ce3" office:value-type="string" calcext:value-type="string">
            <text:p><text:a xlink:href="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" xlink:type="simple">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A 33, Albano Franc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itor Dias Soares</text:p>
          </table:table-cell>
          <table:table-cell table:style-name="ce2" office:value-type="string" calcext:value-type="string">
            <text:p>Av. A 38, S/N - Albano Franco, Nossa Sra. do Socorro - SE, 49153-276</text:p>
          </table:table-cell>
          <table:table-cell table:style-name="ce3" office:value-type="string" calcext:value-type="string">
            <text:p><text:a xlink:href="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" xlink:type="simple">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avessa Caik, Albano Franc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itor Dias Soares</text:p>
          </table:table-cell>
          <table:table-cell table:style-name="ce2" office:value-type="string" calcext:value-type="string">
            <text:p>Av. A 38, S/N - Albano Franco, Nossa Sra. do Socorro - SE, 49153-276</text:p>
          </table:table-cell>
          <table:table-cell table:style-name="ce3" office:value-type="string" calcext:value-type="string">
            <text:p><text:a xlink:href="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" xlink:type="simple">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v. Perimetral F, Albano Franc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itor Dias Soares</text:p>
          </table:table-cell>
          <table:table-cell table:style-name="ce2" office:value-type="string" calcext:value-type="string">
            <text:p>Av. A 38, S/N - Albano Franco, Nossa Sra. do Socorro - SE, 49153-276</text:p>
          </table:table-cell>
          <table:table-cell table:style-name="ce3" office:value-type="string" calcext:value-type="string">
            <text:p><text:a xlink:href="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" xlink:type="simple">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113, Albano Franc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itor Dias Soares</text:p>
          </table:table-cell>
          <table:table-cell table:style-name="ce2" office:value-type="string" calcext:value-type="string">
            <text:p>Av. A 38, S/N - Albano Franco, Nossa Sra. do Socorro - SE, 49153-276</text:p>
          </table:table-cell>
          <table:table-cell table:style-name="ce3" office:value-type="string" calcext:value-type="string">
            <text:p><text:a xlink:href="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" xlink:type="simple">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avessa Altair, Albano Franc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itor Dias Soares</text:p>
          </table:table-cell>
          <table:table-cell table:style-name="ce2" office:value-type="string" calcext:value-type="string">
            <text:p>Av. A 38, S/N - Albano Franco, Nossa Sra. do Socorro - SE, 49153-276</text:p>
          </table:table-cell>
          <table:table-cell table:style-name="ce3" office:value-type="string" calcext:value-type="string">
            <text:p><text:a xlink:href="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" xlink:type="simple">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149, Albano Franc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itor Dias Soares</text:p>
          </table:table-cell>
          <table:table-cell table:style-name="ce2" office:value-type="string" calcext:value-type="string">
            <text:p>Av. A 38, S/N - Albano Franco, Nossa Sra. do Socorro - SE, 49153-276</text:p>
          </table:table-cell>
          <table:table-cell table:style-name="ce3" office:value-type="string" calcext:value-type="string">
            <text:p><text:a xlink:href="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" xlink:type="simple">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150, Albano Franc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itor Dias Soares</text:p>
          </table:table-cell>
          <table:table-cell table:style-name="ce2" office:value-type="string" calcext:value-type="string">
            <text:p>Av. A 38, S/N - Albano Franco, Nossa Sra. do Socorro - SE, 49153-276</text:p>
          </table:table-cell>
          <table:table-cell table:style-name="ce3" office:value-type="string" calcext:value-type="string">
            <text:p><text:a xlink:href="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" xlink:type="simple">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151, Albano Franc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itor Dias Soares</text:p>
          </table:table-cell>
          <table:table-cell table:style-name="ce2" office:value-type="string" calcext:value-type="string">
            <text:p>Av. A 38, S/N - Albano Franco, Nossa Sra. do Socorro - SE, 49153-276</text:p>
          </table:table-cell>
          <table:table-cell table:style-name="ce3" office:value-type="string" calcext:value-type="string">
            <text:p><text:a xlink:href="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" xlink:type="simple">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152, Albano Franc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itor Dias Soares</text:p>
          </table:table-cell>
          <table:table-cell table:style-name="ce2" office:value-type="string" calcext:value-type="string">
            <text:p>Av. A 38, S/N - Albano Franco, Nossa Sra. do Socorro - SE, 49153-276</text:p>
          </table:table-cell>
          <table:table-cell table:style-name="ce3" office:value-type="string" calcext:value-type="string">
            <text:p><text:a xlink:href="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" xlink:type="simple">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153, Albano Franc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itor Dias Soares</text:p>
          </table:table-cell>
          <table:table-cell table:style-name="ce2" office:value-type="string" calcext:value-type="string">
            <text:p>Av. A 38, S/N - Albano Franco, Nossa Sra. do Socorro - SE, 49153-276</text:p>
          </table:table-cell>
          <table:table-cell table:style-name="ce3" office:value-type="string" calcext:value-type="string">
            <text:p><text:a xlink:href="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" xlink:type="simple">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154, Albano Franc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itor Dias Soares</text:p>
          </table:table-cell>
          <table:table-cell table:style-name="ce2" office:value-type="string" calcext:value-type="string">
            <text:p>Av. A 38, S/N - Albano Franco, Nossa Sra. do Socorro - SE, 49153-276</text:p>
          </table:table-cell>
          <table:table-cell table:style-name="ce3" office:value-type="string" calcext:value-type="string">
            <text:p><text:a xlink:href="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" xlink:type="simple">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A 41, Albano Franc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itor Dias Soares</text:p>
          </table:table-cell>
          <table:table-cell table:style-name="ce2" office:value-type="string" calcext:value-type="string">
            <text:p>Av. A 38, S/N - Albano Franco, Nossa Sra. do Socorro - SE, 49153-276</text:p>
          </table:table-cell>
          <table:table-cell table:style-name="ce3" office:value-type="string" calcext:value-type="string">
            <text:p><text:a xlink:href="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" xlink:type="simple">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A 39, Albano Franc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itor Dias Soares</text:p>
          </table:table-cell>
          <table:table-cell table:style-name="ce2" office:value-type="string" calcext:value-type="string">
            <text:p>Av. A 38, S/N - Albano Franco, Nossa Sra. do Socorro - SE, 49153-276</text:p>
          </table:table-cell>
          <table:table-cell table:style-name="ce3" office:value-type="string" calcext:value-type="string">
            <text:p><text:a xlink:href="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" xlink:type="simple">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165, Albano Franc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itor Dias Soares</text:p>
          </table:table-cell>
          <table:table-cell table:style-name="ce2" office:value-type="string" calcext:value-type="string">
            <text:p>Av. A 38, S/N - Albano Franco, Nossa Sra. do Socorro - SE, 49153-276</text:p>
          </table:table-cell>
          <table:table-cell table:style-name="ce3" office:value-type="string" calcext:value-type="string">
            <text:p><text:a xlink:href="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" xlink:type="simple">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166, Albano Franc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itor Dias Soares</text:p>
          </table:table-cell>
          <table:table-cell table:style-name="ce2" office:value-type="string" calcext:value-type="string">
            <text:p>Av. A 38, S/N - Albano Franco, Nossa Sra. do Socorro - SE, 49153-276</text:p>
          </table:table-cell>
          <table:table-cell table:style-name="ce3" office:value-type="string" calcext:value-type="string">
            <text:p><text:a xlink:href="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" xlink:type="simple">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167, Albano Franc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eitor Dias Soares</text:p>
          </table:table-cell>
          <table:table-cell table:style-name="ce2" office:value-type="string" calcext:value-type="string">
            <text:p>Av. A 38, S/N - Albano Franco, Nossa Sra. do Socorro - SE, 49153-276</text:p>
          </table:table-cell>
          <table:table-cell table:style-name="ce3" office:value-type="string" calcext:value-type="string">
            <text:p><text:a xlink:href="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" xlink:type="simple">https://www.google.com/maps/place/UBS+Heitor+Dias+Soares/@-10.8333811,-37.0663536,17z/data=!4m10!1m2!2m1!1subs+heitor+dias+soares!3m6!1s0x7054c42d3e2903f:0xe85c830499b5c744!8m2!3d-10.8333527!4d-37.0637841!15sChZ1YnMgaGVpdG9yIGRpYXMgc29hcmVzkgEObWVkaWNhbF9jZW50ZXLgAQA!16s%2Fg%2F11dylzhr21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168, Albano Franco, Nossa Senhora do Socorro - SE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ncredo_Neves " table:style-name="ta19">
        <table:table-column table:style-name="co4" table:number-columns-repeated="4" table:default-cell-style-name="Default"/>
        <table:table-column table:style-name="co41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ubs_referencia</text:p>
          </table:table-cell>
          <table:table-cell table:style-name="ce1" office:value-type="string" calcext:value-type="string">
            <text:p>localizacao_ubs</text:p>
          </table:table-cell>
          <table:table-cell table:style-name="ce1" office:value-type="string" calcext:value-type="string">
            <text:p>link_map_ubs</text:p>
          </table:table-cell>
          <table:table-cell table:style-name="ce2" office:value-type="string" calcext:value-type="string">
            <text:p>Microarea</text:p>
          </table:table-cell>
          <table:table-cell table:style-name="ce2" office:value-type="string" calcext:value-type="string">
            <text:p>Endereco_Complet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10 (Capela)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07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v 10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10 (Capela)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venida J (Aracaju)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venida Principal (Socorro)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v Nossa Senhora do Socorro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venida K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12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14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v 12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v 14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venida J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16 B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18 A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v J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20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23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24 Arauá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essa 23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22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avessa 22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23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avessa 23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24 Arauá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rimeira Rua 24 (Aruana)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egunda Rua 24 (Aruana)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v 23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v Manoel Santos Barros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venida Areal Mangabeira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13 A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13 B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v Mangueiras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11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09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11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D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v 11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8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v F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4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D9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09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C1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01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avessa 02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venida Coletora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Nova Alvorada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01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essa 01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essa 05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essa 07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venida J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venida H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venida C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venida A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venida D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06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venida I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venida E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venida G, João Alves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ancredo Neves </text:p>
          </table:table-cell>
          <table:table-cell table:style-name="ce2" office:value-type="string" calcext:value-type="string">
            <text:p>Av. Simão Dias, 829-877 - João Alves, Nossa Sra. do Socorro - SE, 49160-000</text:p>
          </table:table-cell>
          <table:table-cell table:style-name="ce3" office:value-type="string" calcext:value-type="string">
            <text:p><text:a xlink:href="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" xlink:type="simple">https://www.google.com/maps/place/UBS+Tancredo+Neves/@-10.8597675,-37.084447,17z/data=!4m14!1m7!3m6!1s0x7054cdfe85917ef:0xdaccb4189c910161!2sUBS+Tancredo+Neves!8m2!3d-10.8597728!4d-37.0818721!16s%2Fg%2F11ddwvchvw!3m5!1s0x7054cdfe85917ef:0xdaccb4189c910161!8m2!3d-10.8597728!4d-37.0818721!16s%2Fg%2F11ddwvchvw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venida F, João Alves, Nossa Senhora do Socorro - SE</text:p>
          </table:table-cell>
          <table:table-cell table:number-columns-repeated="1019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gival_Messias" table:style-name="ta20">
        <table:table-column table:style-name="co42" table:default-cell-style-name="Default"/>
        <table:table-column table:style-name="co4" table:number-columns-repeated="3" table:default-cell-style-name="Default"/>
        <table:table-column table:style-name="co4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ubs_referencia</text:p>
          </table:table-cell>
          <table:table-cell table:style-name="ce1" office:value-type="string" calcext:value-type="string">
            <text:p>localizacao_ubs</text:p>
          </table:table-cell>
          <table:table-cell table:style-name="ce1" office:value-type="string" calcext:value-type="string">
            <text:p>link_map_ubs</text:p>
          </table:table-cell>
          <table:table-cell table:style-name="ce2" office:value-type="string" calcext:value-type="string">
            <text:p>Microarea</text:p>
          </table:table-cell>
          <table:table-cell table:style-name="ce2" office:value-type="string" calcext:value-type="string">
            <text:p>Endereco_Complet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09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10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A05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A6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avessa 2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venida Perimetral A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José Carlos Magno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França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venida Coletora C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A 28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88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11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14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18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A8 (nº 01 a 31)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venida Perimetral A (nº 16 ao 32)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28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28 A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28 B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29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30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venida 09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89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90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91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92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A7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12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13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19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venida A8 (nº 33 a 57)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venida Perimetral A (nº 36 a 58)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venida A28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venida Perimetral B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Perimetral C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14 (nº 01 a 42)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20 (até nº 47)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21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22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A 8 (nº 59 ao 79)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venida Perimetral A (nº 58 ao 81)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93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94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95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96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97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98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99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100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A29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46/41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47/41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42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avessa 46, Marcos Freire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gival Messias Santos</text:p>
          </table:table-cell>
          <table:table-cell table:style-name="ce2" office:value-type="string" calcext:value-type="string">
            <text:p>Av. São Marcos Evangelista, S/N - Marcos Freire I, Nossa Sra. do Socorro - SE, 49156-026</text:p>
          </table:table-cell>
          <table:table-cell table:style-name="ce3" office:value-type="string" calcext:value-type="string">
            <text:p><text:a xlink:href="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" xlink:type="simple">https://www.google.com/maps/place/CEO+Mugival+Messias+Santos+Centro+De+Especialidades+Odontol%C3%B3gicas/@-10.8479809,-37.0666812,3a,90y,142.83h,87.61t/data=!3m7!1e1!3m5!1sDYIG7msXI-hUjwgXvGiiPQ!2e0!6shttps:%2F%2Fstreetviewpixels-pa.googleapis.com%2Fv1%2Fthumbnail%3Fcb_client%3Dmaps_sv.tactile%26w%3D900%26h%3D600%26pitch%3D2.3882275880117447%26panoid%3DDYIG7msXI-hUjwgXvGiiPQ%26yaw%3D142.83447927630476!7i16384!8i8192!4m10!1m2!2m1!1sAv.+A+Cinco,+s%2Fn,+Nossa+Sra.+do+Socorro!3m6!1s0x7054cf3e3ad3229:0x4b7afae53fa19112!8m2!3d-10.848113!4d-37.0666088!15sCidBdi4gQSBDaW5jbywgcy9uLCBOb3NzYSBTcmEuIGRvIFNvY29ycm-SAQhob3NwaXRhbOABAA!16s%2Fg%2F11f4qm68pq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venida A 13, Marcos Freire, Nossa Senhora do Socorro - SE</text:p>
          </table:table-cell>
          <table:table-cell table:number-columns-repeated="1019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tonio_Nascimento" table:style-name="ta21">
        <table:table-column table:style-name="co4" table:number-columns-repeated="1024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ubs_referencia</text:p>
          </table:table-cell>
          <table:table-cell table:style-name="ce1" office:value-type="string" calcext:value-type="string">
            <text:p>localizacao_ubs</text:p>
          </table:table-cell>
          <table:table-cell table:style-name="ce1" office:value-type="string" calcext:value-type="string">
            <text:p>link_map_ubs</text:p>
          </table:table-cell>
          <table:table-cell table:style-name="ce2" office:value-type="string" calcext:value-type="string">
            <text:p>Microarea</text:p>
          </table:table-cell>
          <table:table-cell table:style-name="ce2" office:value-type="string" calcext:value-type="string">
            <text:p>Endereco_Complet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tonio Nascimento </text:p>
          </table:table-cell>
          <table:table-cell table:style-name="ce2" office:value-type="string" calcext:value-type="string">
            <text:p>5V33+CQ Nossa Sra. do Socorro, Sergipe</text:p>
          </table:table-cell>
          <table:table-cell table:style-name="ce3" office:value-type="string" calcext:value-type="string">
            <text:p><text:a xlink:href="https://www.google.com/maps/place/UBS+Ant%C3%B4nio+Nascimento/@-10.8464322,-37.1456801,21z/data=!4m6!3m5!1s0x70553c1e1d0af87:0x3327d9b6cc67db19!8m2!3d-10.8464375!4d-37.1455192!16s%2Fg%2F11mtd824q8?entry=ttu&amp;g_ep=EgoyMDI1MTIwOS4wIKXMDSoASAFQAw%3D%3D" xlink:type="simple">https://www.google.com/maps/place/UBS+Ant%C3%B4nio+Nascimento/@-10.8464322,-37.1456801,21z/data=!4m6!3m5!1s0x70553c1e1d0af87:0x3327d9b6cc67db19!8m2!3d-10.8464375!4d-37.1455192!16s%2Fg%2F11mtd824q8?entry=ttu&amp;g_ep=EgoyMDI1MTIwOS4wIKXMDSoASAFQAw%3D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stiva 1 Via Ferrea, Estiv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tonio Nascimento </text:p>
          </table:table-cell>
          <table:table-cell table:style-name="ce2" office:value-type="string" calcext:value-type="string">
            <text:p>5V33+CQ Nossa Sra. do Socorro, Sergipe</text:p>
          </table:table-cell>
          <table:table-cell table:style-name="ce3" office:value-type="string" calcext:value-type="string">
            <text:p><text:a xlink:href="https://www.google.com/maps/place/UBS+Ant%C3%B4nio+Nascimento/@-10.8464322,-37.1456801,21z/data=!4m6!3m5!1s0x70553c1e1d0af87:0x3327d9b6cc67db19!8m2!3d-10.8464375!4d-37.1455192!16s%2Fg%2F11mtd824q8?entry=ttu&amp;g_ep=EgoyMDI1MTIwOS4wIKXMDSoASAFQAw%3D%3D" xlink:type="simple">https://www.google.com/maps/place/UBS+Ant%C3%B4nio+Nascimento/@-10.8464322,-37.1456801,21z/data=!4m6!3m5!1s0x70553c1e1d0af87:0x3327d9b6cc67db19!8m2!3d-10.8464375!4d-37.1455192!16s%2Fg%2F11mtd824q8?entry=ttu&amp;g_ep=EgoyMDI1MTIwOS4wIKXMDSoASAFQAw%3D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stiva 1 Rua Do Campo, Estiv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tonio Nascimento </text:p>
          </table:table-cell>
          <table:table-cell table:style-name="ce2" office:value-type="string" calcext:value-type="string">
            <text:p>5V33+CQ Nossa Sra. do Socorro, Sergipe</text:p>
          </table:table-cell>
          <table:table-cell table:style-name="ce3" office:value-type="string" calcext:value-type="string">
            <text:p><text:a xlink:href="https://www.google.com/maps/place/UBS+Ant%C3%B4nio+Nascimento/@-10.8464322,-37.1456801,21z/data=!4m6!3m5!1s0x70553c1e1d0af87:0x3327d9b6cc67db19!8m2!3d-10.8464375!4d-37.1455192!16s%2Fg%2F11mtd824q8?entry=ttu&amp;g_ep=EgoyMDI1MTIwOS4wIKXMDSoASAFQAw%3D%3D" xlink:type="simple">https://www.google.com/maps/place/UBS+Ant%C3%B4nio+Nascimento/@-10.8464322,-37.1456801,21z/data=!4m6!3m5!1s0x70553c1e1d0af87:0x3327d9b6cc67db19!8m2!3d-10.8464375!4d-37.1455192!16s%2Fg%2F11mtd824q8?entry=ttu&amp;g_ep=EgoyMDI1MTIwOS4wIKXMDSoASAFQAw%3D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stia 1 Outro Lado, Estiv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ntonio Nascimento </text:p>
          </table:table-cell>
          <table:table-cell table:style-name="ce2" office:value-type="string" calcext:value-type="string">
            <text:p>5V33+CQ Nossa Sra. do Socorro, Sergipe</text:p>
          </table:table-cell>
          <table:table-cell table:style-name="ce3" office:value-type="string" calcext:value-type="string">
            <text:p><text:a xlink:href="https://www.google.com/maps/place/UBS+Ant%C3%B4nio+Nascimento/@-10.8464322,-37.1456801,21z/data=!4m6!3m5!1s0x70553c1e1d0af87:0x3327d9b6cc67db19!8m2!3d-10.8464375!4d-37.1455192!16s%2Fg%2F11mtd824q8?entry=ttu&amp;g_ep=EgoyMDI1MTIwOS4wIKXMDSoASAFQAw%3D%3D" xlink:type="simple">https://www.google.com/maps/place/UBS+Ant%C3%B4nio+Nascimento/@-10.8464322,-37.1456801,21z/data=!4m6!3m5!1s0x70553c1e1d0af87:0x3327d9b6cc67db19!8m2!3d-10.8464375!4d-37.1455192!16s%2Fg%2F11mtd824q8?entry=ttu&amp;g_ep=EgoyMDI1MTIwOS4wIKXMDSoASAFQAw%3D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stiva 2 Madrideus, Estiva, Nossa Senhora do Socorro - SE</text:p>
          </table:table-cell>
          <table:table-cell table:number-columns-repeated="1019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uro_maia " table:style-name="ta22">
        <table:table-column table:style-name="co4" table:number-columns-repeated="2" table:default-cell-style-name="Default"/>
        <table:table-column table:style-name="co44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ubs_referencia</text:p>
          </table:table-cell>
          <table:table-cell table:style-name="ce1" office:value-type="string" calcext:value-type="string">
            <text:p>localizacao_ubs</text:p>
          </table:table-cell>
          <table:table-cell table:style-name="ce1" office:value-type="string" calcext:value-type="string">
            <text:p>link_map_ubs</text:p>
          </table:table-cell>
          <table:table-cell table:style-name="ce2" office:value-type="string" calcext:value-type="string">
            <text:p>Microarea</text:p>
          </table:table-cell>
          <table:table-cell table:style-name="ce2" office:value-type="string" calcext:value-type="string">
            <text:p>Endereco_Complet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aro Maia </text:p>
          </table:table-cell>
          <table:table-cell table:style-name="ce2" office:value-type="string" calcext:value-type="string">
            <text:p>4V2M+Q3 Sobrado, Nossa Sra. do Socorro - SE</text:p>
          </table:table-cell>
          <table:table-cell table:style-name="ce3" office:value-type="string" calcext:value-type="string">
            <text:p><text:a xlink:href="https://www.google.com/maps/place/US+Dr+Lauro+Maia/@-10.8980145,-37.1199222,17z/data=!4m14!1m7!3m6!1s0x71ab29a49066921:0x83de4572cb8568cf!2sUS+Dr+Lauro+Maia!8m2!3d-10.8980198!4d-37.1173473!16s%2Fg%2F11kn6qkl25!3m5!1s0x71ab29a49066921:0x83de4572cb8568cf!8m2!3d-10.8980198!4d-37.1173473!16s%2Fg%2F11kn6qkl25?entry=ttu&amp;g_ep=EgoyMDI1MTIwOS4wIKXMDSoASAFQAw%3D%3D" xlink:type="simple">https://www.google.com/maps/place/US+Dr+Lauro+Maia/@-10.8980145,-37.1199222,17z/data=!4m14!1m7!3m6!1s0x71ab29a49066921:0x83de4572cb8568cf!2sUS+Dr+Lauro+Maia!8m2!3d-10.8980198!4d-37.1173473!16s%2Fg%2F11kn6qkl25!3m5!1s0x71ab29a49066921:0x83de4572cb8568cf!8m2!3d-10.8980198!4d-37.1173473!16s%2Fg%2F11kn6qkl25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venida Luiz Pereira da Silva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aro Maia </text:p>
          </table:table-cell>
          <table:table-cell table:style-name="ce2" office:value-type="string" calcext:value-type="string">
            <text:p>4V2M+Q3 Sobrado, Nossa Sra. do Socorro - SE</text:p>
          </table:table-cell>
          <table:table-cell table:style-name="ce3" office:value-type="string" calcext:value-type="string">
            <text:p><text:a xlink:href="https://www.google.com/maps/place/US+Dr+Lauro+Maia/@-10.8980145,-37.1199222,17z/data=!4m14!1m7!3m6!1s0x71ab29a49066921:0x83de4572cb8568cf!2sUS+Dr+Lauro+Maia!8m2!3d-10.8980198!4d-37.1173473!16s%2Fg%2F11kn6qkl25!3m5!1s0x71ab29a49066921:0x83de4572cb8568cf!8m2!3d-10.8980198!4d-37.1173473!16s%2Fg%2F11kn6qkl25?entry=ttu&amp;g_ep=EgoyMDI1MTIwOS4wIKXMDSoASAFQAw%3D%3D" xlink:type="simple">https://www.google.com/maps/place/US+Dr+Lauro+Maia/@-10.8980145,-37.1199222,17z/data=!4m14!1m7!3m6!1s0x71ab29a49066921:0x83de4572cb8568cf!2sUS+Dr+Lauro+Maia!8m2!3d-10.8980198!4d-37.1173473!16s%2Fg%2F11kn6qkl25!3m5!1s0x71ab29a49066921:0x83de4572cb8568cf!8m2!3d-10.8980198!4d-37.1173473!16s%2Fg%2F11kn6qkl25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da mangueira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aro Maia </text:p>
          </table:table-cell>
          <table:table-cell table:style-name="ce2" office:value-type="string" calcext:value-type="string">
            <text:p>4V2M+Q3 Sobrado, Nossa Sra. do Socorro - SE</text:p>
          </table:table-cell>
          <table:table-cell table:style-name="ce3" office:value-type="string" calcext:value-type="string">
            <text:p><text:a xlink:href="https://www.google.com/maps/place/US+Dr+Lauro+Maia/@-10.8980145,-37.1199222,17z/data=!4m14!1m7!3m6!1s0x71ab29a49066921:0x83de4572cb8568cf!2sUS+Dr+Lauro+Maia!8m2!3d-10.8980198!4d-37.1173473!16s%2Fg%2F11kn6qkl25!3m5!1s0x71ab29a49066921:0x83de4572cb8568cf!8m2!3d-10.8980198!4d-37.1173473!16s%2Fg%2F11kn6qkl25?entry=ttu&amp;g_ep=EgoyMDI1MTIwOS4wIKXMDSoASAFQAw%3D%3D" xlink:type="simple">https://www.google.com/maps/place/US+Dr+Lauro+Maia/@-10.8980145,-37.1199222,17z/data=!4m14!1m7!3m6!1s0x71ab29a49066921:0x83de4572cb8568cf!2sUS+Dr+Lauro+Maia!8m2!3d-10.8980198!4d-37.1173473!16s%2Fg%2F11kn6qkl25!3m5!1s0x71ab29a49066921:0x83de4572cb8568cf!8m2!3d-10.8980198!4d-37.1173473!16s%2Fg%2F11kn6qkl25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Valda Vieira Lima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aro Maia </text:p>
          </table:table-cell>
          <table:table-cell table:style-name="ce2" office:value-type="string" calcext:value-type="string">
            <text:p>4V2M+Q3 Sobrado, Nossa Sra. do Socorro - SE</text:p>
          </table:table-cell>
          <table:table-cell table:style-name="ce3" office:value-type="string" calcext:value-type="string">
            <text:p><text:a xlink:href="https://www.google.com/maps/place/US+Dr+Lauro+Maia/@-10.8980145,-37.1199222,17z/data=!4m14!1m7!3m6!1s0x71ab29a49066921:0x83de4572cb8568cf!2sUS+Dr+Lauro+Maia!8m2!3d-10.8980198!4d-37.1173473!16s%2Fg%2F11kn6qkl25!3m5!1s0x71ab29a49066921:0x83de4572cb8568cf!8m2!3d-10.8980198!4d-37.1173473!16s%2Fg%2F11kn6qkl25?entry=ttu&amp;g_ep=EgoyMDI1MTIwOS4wIKXMDSoASAFQAw%3D%3D" xlink:type="simple">https://www.google.com/maps/place/US+Dr+Lauro+Maia/@-10.8980145,-37.1199222,17z/data=!4m14!1m7!3m6!1s0x71ab29a49066921:0x83de4572cb8568cf!2sUS+Dr+Lauro+Maia!8m2!3d-10.8980198!4d-37.1173473!16s%2Fg%2F11kn6qkl25!3m5!1s0x71ab29a49066921:0x83de4572cb8568cf!8m2!3d-10.8980198!4d-37.1173473!16s%2Fg%2F11kn6qkl25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Joao Cesário dos Santos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aro Maia </text:p>
          </table:table-cell>
          <table:table-cell table:style-name="ce2" office:value-type="string" calcext:value-type="string">
            <text:p>4V2M+Q3 Sobrado, Nossa Sra. do Socorro - SE</text:p>
          </table:table-cell>
          <table:table-cell table:style-name="ce3" office:value-type="string" calcext:value-type="string">
            <text:p><text:a xlink:href="https://www.google.com/maps/place/US+Dr+Lauro+Maia/@-10.8980145,-37.1199222,17z/data=!4m14!1m7!3m6!1s0x71ab29a49066921:0x83de4572cb8568cf!2sUS+Dr+Lauro+Maia!8m2!3d-10.8980198!4d-37.1173473!16s%2Fg%2F11kn6qkl25!3m5!1s0x71ab29a49066921:0x83de4572cb8568cf!8m2!3d-10.8980198!4d-37.1173473!16s%2Fg%2F11kn6qkl25?entry=ttu&amp;g_ep=EgoyMDI1MTIwOS4wIKXMDSoASAFQAw%3D%3D" xlink:type="simple">https://www.google.com/maps/place/US+Dr+Lauro+Maia/@-10.8980145,-37.1199222,17z/data=!4m14!1m7!3m6!1s0x71ab29a49066921:0x83de4572cb8568cf!2sUS+Dr+Lauro+Maia!8m2!3d-10.8980198!4d-37.1173473!16s%2Fg%2F11kn6qkl25!3m5!1s0x71ab29a49066921:0x83de4572cb8568cf!8m2!3d-10.8980198!4d-37.1173473!16s%2Fg%2F11kn6qkl25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Pedro Oliveira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aro Maia </text:p>
          </table:table-cell>
          <table:table-cell table:style-name="ce2" office:value-type="string" calcext:value-type="string">
            <text:p>4V2M+Q3 Sobrado, Nossa Sra. do Socorro - SE</text:p>
          </table:table-cell>
          <table:table-cell table:style-name="ce3" office:value-type="string" calcext:value-type="string">
            <text:p><text:a xlink:href="https://www.google.com/maps/place/US+Dr+Lauro+Maia/@-10.8980145,-37.1199222,17z/data=!4m14!1m7!3m6!1s0x71ab29a49066921:0x83de4572cb8568cf!2sUS+Dr+Lauro+Maia!8m2!3d-10.8980198!4d-37.1173473!16s%2Fg%2F11kn6qkl25!3m5!1s0x71ab29a49066921:0x83de4572cb8568cf!8m2!3d-10.8980198!4d-37.1173473!16s%2Fg%2F11kn6qkl25?entry=ttu&amp;g_ep=EgoyMDI1MTIwOS4wIKXMDSoASAFQAw%3D%3D" xlink:type="simple">https://www.google.com/maps/place/US+Dr+Lauro+Maia/@-10.8980145,-37.1199222,17z/data=!4m14!1m7!3m6!1s0x71ab29a49066921:0x83de4572cb8568cf!2sUS+Dr+Lauro+Maia!8m2!3d-10.8980198!4d-37.1173473!16s%2Fg%2F11kn6qkl25!3m5!1s0x71ab29a49066921:0x83de4572cb8568cf!8m2!3d-10.8980198!4d-37.1173473!16s%2Fg%2F11kn6qkl25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Jasiel dos Santos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aro Maia </text:p>
          </table:table-cell>
          <table:table-cell table:style-name="ce2" office:value-type="string" calcext:value-type="string">
            <text:p>4V2M+Q3 Sobrado, Nossa Sra. do Socorro - SE</text:p>
          </table:table-cell>
          <table:table-cell table:style-name="ce3" office:value-type="string" calcext:value-type="string">
            <text:p><text:a xlink:href="https://www.google.com/maps/place/US+Dr+Lauro+Maia/@-10.8980145,-37.1199222,17z/data=!4m14!1m7!3m6!1s0x71ab29a49066921:0x83de4572cb8568cf!2sUS+Dr+Lauro+Maia!8m2!3d-10.8980198!4d-37.1173473!16s%2Fg%2F11kn6qkl25!3m5!1s0x71ab29a49066921:0x83de4572cb8568cf!8m2!3d-10.8980198!4d-37.1173473!16s%2Fg%2F11kn6qkl25?entry=ttu&amp;g_ep=EgoyMDI1MTIwOS4wIKXMDSoASAFQAw%3D%3D" xlink:type="simple">https://www.google.com/maps/place/US+Dr+Lauro+Maia/@-10.8980145,-37.1199222,17z/data=!4m14!1m7!3m6!1s0x71ab29a49066921:0x83de4572cb8568cf!2sUS+Dr+Lauro+Maia!8m2!3d-10.8980198!4d-37.1173473!16s%2Fg%2F11kn6qkl25!3m5!1s0x71ab29a49066921:0x83de4572cb8568cf!8m2!3d-10.8980198!4d-37.1173473!16s%2Fg%2F11kn6qkl25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Carlos Vasconcelos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aro Maia </text:p>
          </table:table-cell>
          <table:table-cell table:style-name="ce2" office:value-type="string" calcext:value-type="string">
            <text:p>4V2M+Q3 Sobrado, Nossa Sra. do Socorro - SE</text:p>
          </table:table-cell>
          <table:table-cell table:style-name="ce3" office:value-type="string" calcext:value-type="string">
            <text:p><text:a xlink:href="https://www.google.com/maps/place/US+Dr+Lauro+Maia/@-10.8980145,-37.1199222,17z/data=!4m14!1m7!3m6!1s0x71ab29a49066921:0x83de4572cb8568cf!2sUS+Dr+Lauro+Maia!8m2!3d-10.8980198!4d-37.1173473!16s%2Fg%2F11kn6qkl25!3m5!1s0x71ab29a49066921:0x83de4572cb8568cf!8m2!3d-10.8980198!4d-37.1173473!16s%2Fg%2F11kn6qkl25?entry=ttu&amp;g_ep=EgoyMDI1MTIwOS4wIKXMDSoASAFQAw%3D%3D" xlink:type="simple">https://www.google.com/maps/place/US+Dr+Lauro+Maia/@-10.8980145,-37.1199222,17z/data=!4m14!1m7!3m6!1s0x71ab29a49066921:0x83de4572cb8568cf!2sUS+Dr+Lauro+Maia!8m2!3d-10.8980198!4d-37.1173473!16s%2Fg%2F11kn6qkl25!3m5!1s0x71ab29a49066921:0x83de4572cb8568cf!8m2!3d-10.8980198!4d-37.1173473!16s%2Fg%2F11kn6qkl25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1 Lot. Itacanema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aro Maia </text:p>
          </table:table-cell>
          <table:table-cell table:style-name="ce2" office:value-type="string" calcext:value-type="string">
            <text:p>4V2M+Q3 Sobrado, Nossa Sra. do Socorro - SE</text:p>
          </table:table-cell>
          <table:table-cell table:style-name="ce3" office:value-type="string" calcext:value-type="string">
            <text:p><text:a xlink:href="https://www.google.com/maps/place/US+Dr+Lauro+Maia/@-10.8980145,-37.1199222,17z/data=!4m14!1m7!3m6!1s0x71ab29a49066921:0x83de4572cb8568cf!2sUS+Dr+Lauro+Maia!8m2!3d-10.8980198!4d-37.1173473!16s%2Fg%2F11kn6qkl25!3m5!1s0x71ab29a49066921:0x83de4572cb8568cf!8m2!3d-10.8980198!4d-37.1173473!16s%2Fg%2F11kn6qkl25?entry=ttu&amp;g_ep=EgoyMDI1MTIwOS4wIKXMDSoASAFQAw%3D%3D" xlink:type="simple">https://www.google.com/maps/place/US+Dr+Lauro+Maia/@-10.8980145,-37.1199222,17z/data=!4m14!1m7!3m6!1s0x71ab29a49066921:0x83de4572cb8568cf!2sUS+Dr+Lauro+Maia!8m2!3d-10.8980198!4d-37.1173473!16s%2Fg%2F11kn6qkl25!3m5!1s0x71ab29a49066921:0x83de4572cb8568cf!8m2!3d-10.8980198!4d-37.1173473!16s%2Fg%2F11kn6qkl25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2 Lot. Itacanema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aro Maia </text:p>
          </table:table-cell>
          <table:table-cell table:style-name="ce2" office:value-type="string" calcext:value-type="string">
            <text:p>4V2M+Q3 Sobrado, Nossa Sra. do Socorro - SE</text:p>
          </table:table-cell>
          <table:table-cell table:style-name="ce3" office:value-type="string" calcext:value-type="string">
            <text:p><text:a xlink:href="https://www.google.com/maps/place/US+Dr+Lauro+Maia/@-10.8980145,-37.1199222,17z/data=!4m14!1m7!3m6!1s0x71ab29a49066921:0x83de4572cb8568cf!2sUS+Dr+Lauro+Maia!8m2!3d-10.8980198!4d-37.1173473!16s%2Fg%2F11kn6qkl25!3m5!1s0x71ab29a49066921:0x83de4572cb8568cf!8m2!3d-10.8980198!4d-37.1173473!16s%2Fg%2F11kn6qkl25?entry=ttu&amp;g_ep=EgoyMDI1MTIwOS4wIKXMDSoASAFQAw%3D%3D" xlink:type="simple">https://www.google.com/maps/place/US+Dr+Lauro+Maia/@-10.8980145,-37.1199222,17z/data=!4m14!1m7!3m6!1s0x71ab29a49066921:0x83de4572cb8568cf!2sUS+Dr+Lauro+Maia!8m2!3d-10.8980198!4d-37.1173473!16s%2Fg%2F11kn6qkl25!3m5!1s0x71ab29a49066921:0x83de4572cb8568cf!8m2!3d-10.8980198!4d-37.1173473!16s%2Fg%2F11kn6qkl25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3 Lot. Itacanema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aro Maia </text:p>
          </table:table-cell>
          <table:table-cell table:style-name="ce2" office:value-type="string" calcext:value-type="string">
            <text:p>4V2M+Q3 Sobrado, Nossa Sra. do Socorro - SE</text:p>
          </table:table-cell>
          <table:table-cell table:style-name="ce3" office:value-type="string" calcext:value-type="string">
            <text:p><text:a xlink:href="https://www.google.com/maps/place/US+Dr+Lauro+Maia/@-10.8980145,-37.1199222,17z/data=!4m14!1m7!3m6!1s0x71ab29a49066921:0x83de4572cb8568cf!2sUS+Dr+Lauro+Maia!8m2!3d-10.8980198!4d-37.1173473!16s%2Fg%2F11kn6qkl25!3m5!1s0x71ab29a49066921:0x83de4572cb8568cf!8m2!3d-10.8980198!4d-37.1173473!16s%2Fg%2F11kn6qkl25?entry=ttu&amp;g_ep=EgoyMDI1MTIwOS4wIKXMDSoASAFQAw%3D%3D" xlink:type="simple">https://www.google.com/maps/place/US+Dr+Lauro+Maia/@-10.8980145,-37.1199222,17z/data=!4m14!1m7!3m6!1s0x71ab29a49066921:0x83de4572cb8568cf!2sUS+Dr+Lauro+Maia!8m2!3d-10.8980198!4d-37.1173473!16s%2Fg%2F11kn6qkl25!3m5!1s0x71ab29a49066921:0x83de4572cb8568cf!8m2!3d-10.8980198!4d-37.1173473!16s%2Fg%2F11kn6qkl25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R 235 km 04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aro Maia </text:p>
          </table:table-cell>
          <table:table-cell table:style-name="ce2" office:value-type="string" calcext:value-type="string">
            <text:p>4V2M+Q3 Sobrado, Nossa Sra. do Socorro - SE</text:p>
          </table:table-cell>
          <table:table-cell table:style-name="ce3" office:value-type="string" calcext:value-type="string">
            <text:p><text:a xlink:href="https://www.google.com/maps/place/US+Dr+Lauro+Maia/@-10.8980145,-37.1199222,17z/data=!4m14!1m7!3m6!1s0x71ab29a49066921:0x83de4572cb8568cf!2sUS+Dr+Lauro+Maia!8m2!3d-10.8980198!4d-37.1173473!16s%2Fg%2F11kn6qkl25!3m5!1s0x71ab29a49066921:0x83de4572cb8568cf!8m2!3d-10.8980198!4d-37.1173473!16s%2Fg%2F11kn6qkl25?entry=ttu&amp;g_ep=EgoyMDI1MTIwOS4wIKXMDSoASAFQAw%3D%3D" xlink:type="simple">https://www.google.com/maps/place/US+Dr+Lauro+Maia/@-10.8980145,-37.1199222,17z/data=!4m14!1m7!3m6!1s0x71ab29a49066921:0x83de4572cb8568cf!2sUS+Dr+Lauro+Maia!8m2!3d-10.8980198!4d-37.1173473!16s%2Fg%2F11kn6qkl25!3m5!1s0x71ab29a49066921:0x83de4572cb8568cf!8m2!3d-10.8980198!4d-37.1173473!16s%2Fg%2F11kn6qkl25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Fatima Campos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aro Maia </text:p>
          </table:table-cell>
          <table:table-cell table:style-name="ce2" office:value-type="string" calcext:value-type="string">
            <text:p>4V2M+Q3 Sobrado, Nossa Sra. do Socorro - SE</text:p>
          </table:table-cell>
          <table:table-cell table:style-name="ce3" office:value-type="string" calcext:value-type="string">
            <text:p><text:a xlink:href="https://www.google.com/maps/place/US+Dr+Lauro+Maia/@-10.8980145,-37.1199222,17z/data=!4m14!1m7!3m6!1s0x71ab29a49066921:0x83de4572cb8568cf!2sUS+Dr+Lauro+Maia!8m2!3d-10.8980198!4d-37.1173473!16s%2Fg%2F11kn6qkl25!3m5!1s0x71ab29a49066921:0x83de4572cb8568cf!8m2!3d-10.8980198!4d-37.1173473!16s%2Fg%2F11kn6qkl25?entry=ttu&amp;g_ep=EgoyMDI1MTIwOS4wIKXMDSoASAFQAw%3D%3D" xlink:type="simple">https://www.google.com/maps/place/US+Dr+Lauro+Maia/@-10.8980145,-37.1199222,17z/data=!4m14!1m7!3m6!1s0x71ab29a49066921:0x83de4572cb8568cf!2sUS+Dr+Lauro+Maia!8m2!3d-10.8980198!4d-37.1173473!16s%2Fg%2F11kn6qkl25!3m5!1s0x71ab29a49066921:0x83de4572cb8568cf!8m2!3d-10.8980198!4d-37.1173473!16s%2Fg%2F11kn6qkl25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Alexandre Pereira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aro Maia </text:p>
          </table:table-cell>
          <table:table-cell table:style-name="ce2" office:value-type="string" calcext:value-type="string">
            <text:p>4V2M+Q3 Sobrado, Nossa Sra. do Socorro - SE</text:p>
          </table:table-cell>
          <table:table-cell table:style-name="ce3" office:value-type="string" calcext:value-type="string">
            <text:p><text:a xlink:href="https://www.google.com/maps/place/US+Dr+Lauro+Maia/@-10.8980145,-37.1199222,17z/data=!4m14!1m7!3m6!1s0x71ab29a49066921:0x83de4572cb8568cf!2sUS+Dr+Lauro+Maia!8m2!3d-10.8980198!4d-37.1173473!16s%2Fg%2F11kn6qkl25!3m5!1s0x71ab29a49066921:0x83de4572cb8568cf!8m2!3d-10.8980198!4d-37.1173473!16s%2Fg%2F11kn6qkl25?entry=ttu&amp;g_ep=EgoyMDI1MTIwOS4wIKXMDSoASAFQAw%3D%3D" xlink:type="simple">https://www.google.com/maps/place/US+Dr+Lauro+Maia/@-10.8980145,-37.1199222,17z/data=!4m14!1m7!3m6!1s0x71ab29a49066921:0x83de4572cb8568cf!2sUS+Dr+Lauro+Maia!8m2!3d-10.8980198!4d-37.1173473!16s%2Fg%2F11kn6qkl25!3m5!1s0x71ab29a49066921:0x83de4572cb8568cf!8m2!3d-10.8980198!4d-37.1173473!16s%2Fg%2F11kn6qkl25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Felix Rodrigues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aro Maia </text:p>
          </table:table-cell>
          <table:table-cell table:style-name="ce2" office:value-type="string" calcext:value-type="string">
            <text:p>4V2M+Q3 Sobrado, Nossa Sra. do Socorro - SE</text:p>
          </table:table-cell>
          <table:table-cell table:style-name="ce3" office:value-type="string" calcext:value-type="string">
            <text:p><text:a xlink:href="https://www.google.com/maps/place/US+Dr+Lauro+Maia/@-10.8980145,-37.1199222,17z/data=!4m14!1m7!3m6!1s0x71ab29a49066921:0x83de4572cb8568cf!2sUS+Dr+Lauro+Maia!8m2!3d-10.8980198!4d-37.1173473!16s%2Fg%2F11kn6qkl25!3m5!1s0x71ab29a49066921:0x83de4572cb8568cf!8m2!3d-10.8980198!4d-37.1173473!16s%2Fg%2F11kn6qkl25?entry=ttu&amp;g_ep=EgoyMDI1MTIwOS4wIKXMDSoASAFQAw%3D%3D" xlink:type="simple">https://www.google.com/maps/place/US+Dr+Lauro+Maia/@-10.8980145,-37.1199222,17z/data=!4m14!1m7!3m6!1s0x71ab29a49066921:0x83de4572cb8568cf!2sUS+Dr+Lauro+Maia!8m2!3d-10.8980198!4d-37.1173473!16s%2Fg%2F11kn6qkl25!3m5!1s0x71ab29a49066921:0x83de4572cb8568cf!8m2!3d-10.8980198!4d-37.1173473!16s%2Fg%2F11kn6qkl25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Principal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aro Maia </text:p>
          </table:table-cell>
          <table:table-cell table:style-name="ce2" office:value-type="string" calcext:value-type="string">
            <text:p>4V2M+Q3 Sobrado, Nossa Sra. do Socorro - SE</text:p>
          </table:table-cell>
          <table:table-cell table:style-name="ce3" office:value-type="string" calcext:value-type="string">
            <text:p><text:a xlink:href="https://www.google.com/maps/place/US+Dr+Lauro+Maia/@-10.8980145,-37.1199222,17z/data=!4m14!1m7!3m6!1s0x71ab29a49066921:0x83de4572cb8568cf!2sUS+Dr+Lauro+Maia!8m2!3d-10.8980198!4d-37.1173473!16s%2Fg%2F11kn6qkl25!3m5!1s0x71ab29a49066921:0x83de4572cb8568cf!8m2!3d-10.8980198!4d-37.1173473!16s%2Fg%2F11kn6qkl25?entry=ttu&amp;g_ep=EgoyMDI1MTIwOS4wIKXMDSoASAFQAw%3D%3D" xlink:type="simple">https://www.google.com/maps/place/US+Dr+Lauro+Maia/@-10.8980145,-37.1199222,17z/data=!4m14!1m7!3m6!1s0x71ab29a49066921:0x83de4572cb8568cf!2sUS+Dr+Lauro+Maia!8m2!3d-10.8980198!4d-37.1173473!16s%2Fg%2F11kn6qkl25!3m5!1s0x71ab29a49066921:0x83de4572cb8568cf!8m2!3d-10.8980198!4d-37.1173473!16s%2Fg%2F11kn6qkl25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Josias Barreto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aro Maia </text:p>
          </table:table-cell>
          <table:table-cell table:style-name="ce2" office:value-type="string" calcext:value-type="string">
            <text:p>4V2M+Q3 Sobrado, Nossa Sra. do Socorro - SE</text:p>
          </table:table-cell>
          <table:table-cell table:style-name="ce3" office:value-type="string" calcext:value-type="string">
            <text:p><text:a xlink:href="https://www.google.com/maps/place/US+Dr+Lauro+Maia/@-10.8980145,-37.1199222,17z/data=!4m14!1m7!3m6!1s0x71ab29a49066921:0x83de4572cb8568cf!2sUS+Dr+Lauro+Maia!8m2!3d-10.8980198!4d-37.1173473!16s%2Fg%2F11kn6qkl25!3m5!1s0x71ab29a49066921:0x83de4572cb8568cf!8m2!3d-10.8980198!4d-37.1173473!16s%2Fg%2F11kn6qkl25?entry=ttu&amp;g_ep=EgoyMDI1MTIwOS4wIKXMDSoASAFQAw%3D%3D" xlink:type="simple">https://www.google.com/maps/place/US+Dr+Lauro+Maia/@-10.8980145,-37.1199222,17z/data=!4m14!1m7!3m6!1s0x71ab29a49066921:0x83de4572cb8568cf!2sUS+Dr+Lauro+Maia!8m2!3d-10.8980198!4d-37.1173473!16s%2Fg%2F11kn6qkl25!3m5!1s0x71ab29a49066921:0x83de4572cb8568cf!8m2!3d-10.8980198!4d-37.1173473!16s%2Fg%2F11kn6qkl25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oao Pereira, Sobrado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aro Maia </text:p>
          </table:table-cell>
          <table:table-cell table:style-name="ce2" office:value-type="string" calcext:value-type="string">
            <text:p>4V2M+Q3 Sobrado, Nossa Sra. do Socorro - SE</text:p>
          </table:table-cell>
          <table:table-cell table:style-name="ce3" office:value-type="string" calcext:value-type="string">
            <text:p><text:a xlink:href="https://www.google.com/maps/place/US+Dr+Lauro+Maia/@-10.8980145,-37.1199222,17z/data=!4m14!1m7!3m6!1s0x71ab29a49066921:0x83de4572cb8568cf!2sUS+Dr+Lauro+Maia!8m2!3d-10.8980198!4d-37.1173473!16s%2Fg%2F11kn6qkl25!3m5!1s0x71ab29a49066921:0x83de4572cb8568cf!8m2!3d-10.8980198!4d-37.1173473!16s%2Fg%2F11kn6qkl25?entry=ttu&amp;g_ep=EgoyMDI1MTIwOS4wIKXMDSoASAFQAw%3D%3D" xlink:type="simple">https://www.google.com/maps/place/US+Dr+Lauro+Maia/@-10.8980145,-37.1199222,17z/data=!4m14!1m7!3m6!1s0x71ab29a49066921:0x83de4572cb8568cf!2sUS+Dr+Lauro+Maia!8m2!3d-10.8980198!4d-37.1173473!16s%2Fg%2F11kn6qkl25!3m5!1s0x71ab29a49066921:0x83de4572cb8568cf!8m2!3d-10.8980198!4d-37.1173473!16s%2Fg%2F11kn6qkl25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essa Principal, Sobrado, Nossa Senhora do Socorro - SE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taviana_Matos" table:style-name="ta23">
        <table:table-column table:style-name="co4" table:number-columns-repeated="4" table:default-cell-style-name="Default"/>
        <table:table-column table:style-name="co45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ubs_referencia</text:p>
          </table:table-cell>
          <table:table-cell table:style-name="ce1" office:value-type="string" calcext:value-type="string">
            <text:p>localizacao_ubs</text:p>
          </table:table-cell>
          <table:table-cell table:style-name="ce1" office:value-type="string" calcext:value-type="string">
            <text:p>link_map_ubs</text:p>
          </table:table-cell>
          <table:table-cell table:style-name="ce1" office:value-type="string" calcext:value-type="string">
            <text:p>Microarea</text:p>
          </table:table-cell>
          <table:table-cell table:style-name="ce1" office:value-type="string" calcext:value-type="string">
            <text:p>Endereco_Completo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taviana Matos</text:p>
          </table:table-cell>
          <table:table-cell table:style-name="ce2" office:value-type="string" calcext:value-type="string">
            <text:p>Av. D, 112 - Marcos Freire III, Nossa Sra. do Socorro - SE, 49160-000</text:p>
          </table:table-cell>
          <table:table-cell table:style-name="ce3" office:value-type="string" calcext:value-type="string">
            <text:p><text:a xlink:href="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" xlink:type="simple">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v. D, Marcos Freire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taviana Matos</text:p>
          </table:table-cell>
          <table:table-cell table:style-name="ce2" office:value-type="string" calcext:value-type="string">
            <text:p>Av. D, 112 - Marcos Freire III, Nossa Sra. do Socorro - SE, 49160-000</text:p>
          </table:table-cell>
          <table:table-cell table:style-name="ce3" office:value-type="string" calcext:value-type="string">
            <text:p><text:a xlink:href="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" xlink:type="simple">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A51, Marcos Freire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taviana Matos</text:p>
          </table:table-cell>
          <table:table-cell table:style-name="ce2" office:value-type="string" calcext:value-type="string">
            <text:p>Av. D, 112 - Marcos Freire III, Nossa Sra. do Socorro - SE, 49160-000</text:p>
          </table:table-cell>
          <table:table-cell table:style-name="ce3" office:value-type="string" calcext:value-type="string">
            <text:p><text:a xlink:href="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" xlink:type="simple">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v. Perimetral I, Marcos Freire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taviana Matos</text:p>
          </table:table-cell>
          <table:table-cell table:style-name="ce2" office:value-type="string" calcext:value-type="string">
            <text:p>Av. D, 112 - Marcos Freire III, Nossa Sra. do Socorro - SE, 49160-000</text:p>
          </table:table-cell>
          <table:table-cell table:style-name="ce3" office:value-type="string" calcext:value-type="string">
            <text:p><text:a xlink:href="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" xlink:type="simple">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198, Marcos Freire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taviana Matos</text:p>
          </table:table-cell>
          <table:table-cell table:style-name="ce2" office:value-type="string" calcext:value-type="string">
            <text:p>Av. D, 112 - Marcos Freire III, Nossa Sra. do Socorro - SE, 49160-000</text:p>
          </table:table-cell>
          <table:table-cell table:style-name="ce3" office:value-type="string" calcext:value-type="string">
            <text:p><text:a xlink:href="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" xlink:type="simple">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199, Marcos Freire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taviana Matos</text:p>
          </table:table-cell>
          <table:table-cell table:style-name="ce2" office:value-type="string" calcext:value-type="string">
            <text:p>Av. D, 112 - Marcos Freire III, Nossa Sra. do Socorro - SE, 49160-000</text:p>
          </table:table-cell>
          <table:table-cell table:style-name="ce3" office:value-type="string" calcext:value-type="string">
            <text:p><text:a xlink:href="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" xlink:type="simple">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200, Marcos Freire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taviana Matos</text:p>
          </table:table-cell>
          <table:table-cell table:style-name="ce2" office:value-type="string" calcext:value-type="string">
            <text:p>Av. D, 112 - Marcos Freire III, Nossa Sra. do Socorro - SE, 49160-000</text:p>
          </table:table-cell>
          <table:table-cell table:style-name="ce3" office:value-type="string" calcext:value-type="string">
            <text:p><text:a xlink:href="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" xlink:type="simple">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201, Marcos Freire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taviana Matos</text:p>
          </table:table-cell>
          <table:table-cell table:style-name="ce2" office:value-type="string" calcext:value-type="string">
            <text:p>Av. D, 112 - Marcos Freire III, Nossa Sra. do Socorro - SE, 49160-000</text:p>
          </table:table-cell>
          <table:table-cell table:style-name="ce3" office:value-type="string" calcext:value-type="string">
            <text:p><text:a xlink:href="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" xlink:type="simple">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202, Marcos Freire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taviana Matos</text:p>
          </table:table-cell>
          <table:table-cell table:style-name="ce2" office:value-type="string" calcext:value-type="string">
            <text:p>Av. D, 112 - Marcos Freire III, Nossa Sra. do Socorro - SE, 49160-000</text:p>
          </table:table-cell>
          <table:table-cell table:style-name="ce3" office:value-type="string" calcext:value-type="string">
            <text:p><text:a xlink:href="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" xlink:type="simple">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A45, Marcos Freire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taviana Matos</text:p>
          </table:table-cell>
          <table:table-cell table:style-name="ce2" office:value-type="string" calcext:value-type="string">
            <text:p>Av. D, 112 - Marcos Freire III, Nossa Sra. do Socorro - SE, 49160-000</text:p>
          </table:table-cell>
          <table:table-cell table:style-name="ce3" office:value-type="string" calcext:value-type="string">
            <text:p><text:a xlink:href="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" xlink:type="simple">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A-44, Marcos Freire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taviana Matos</text:p>
          </table:table-cell>
          <table:table-cell table:style-name="ce2" office:value-type="string" calcext:value-type="string">
            <text:p>Av. D, 112 - Marcos Freire III, Nossa Sra. do Socorro - SE, 49160-000</text:p>
          </table:table-cell>
          <table:table-cell table:style-name="ce3" office:value-type="string" calcext:value-type="string">
            <text:p><text:a xlink:href="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" xlink:type="simple">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209, Marcos Freire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taviana Matos</text:p>
          </table:table-cell>
          <table:table-cell table:style-name="ce2" office:value-type="string" calcext:value-type="string">
            <text:p>Av. D, 112 - Marcos Freire III, Nossa Sra. do Socorro - SE, 49160-000</text:p>
          </table:table-cell>
          <table:table-cell table:style-name="ce3" office:value-type="string" calcext:value-type="string">
            <text:p><text:a xlink:href="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" xlink:type="simple">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210, Marcos Freire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taviana Matos</text:p>
          </table:table-cell>
          <table:table-cell table:style-name="ce2" office:value-type="string" calcext:value-type="string">
            <text:p>Av. D, 112 - Marcos Freire III, Nossa Sra. do Socorro - SE, 49160-000</text:p>
          </table:table-cell>
          <table:table-cell table:style-name="ce3" office:value-type="string" calcext:value-type="string">
            <text:p><text:a xlink:href="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" xlink:type="simple">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211, Marcos Freire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taviana Matos</text:p>
          </table:table-cell>
          <table:table-cell table:style-name="ce2" office:value-type="string" calcext:value-type="string">
            <text:p>Av. D, 112 - Marcos Freire III, Nossa Sra. do Socorro - SE, 49160-000</text:p>
          </table:table-cell>
          <table:table-cell table:style-name="ce3" office:value-type="string" calcext:value-type="string">
            <text:p><text:a xlink:href="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" xlink:type="simple">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A-47, Marcos Freire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taviana Matos</text:p>
          </table:table-cell>
          <table:table-cell table:style-name="ce2" office:value-type="string" calcext:value-type="string">
            <text:p>Av. D, 112 - Marcos Freire III, Nossa Sra. do Socorro - SE, 49160-000</text:p>
          </table:table-cell>
          <table:table-cell table:style-name="ce3" office:value-type="string" calcext:value-type="string">
            <text:p><text:a xlink:href="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" xlink:type="simple">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219, Marcos Freire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taviana Matos</text:p>
          </table:table-cell>
          <table:table-cell table:style-name="ce2" office:value-type="string" calcext:value-type="string">
            <text:p>Av. D, 112 - Marcos Freire III, Nossa Sra. do Socorro - SE, 49160-000</text:p>
          </table:table-cell>
          <table:table-cell table:style-name="ce3" office:value-type="string" calcext:value-type="string">
            <text:p><text:a xlink:href="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" xlink:type="simple">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220, Marcos Freire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taviana Matos</text:p>
          </table:table-cell>
          <table:table-cell table:style-name="ce2" office:value-type="string" calcext:value-type="string">
            <text:p>Av. D, 112 - Marcos Freire III, Nossa Sra. do Socorro - SE, 49160-000</text:p>
          </table:table-cell>
          <table:table-cell table:style-name="ce3" office:value-type="string" calcext:value-type="string">
            <text:p><text:a xlink:href="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" xlink:type="simple">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224, Marcos Freire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taviana Matos</text:p>
          </table:table-cell>
          <table:table-cell table:style-name="ce2" office:value-type="string" calcext:value-type="string">
            <text:p>Av. D, 112 - Marcos Freire III, Nossa Sra. do Socorro - SE, 49160-000</text:p>
          </table:table-cell>
          <table:table-cell table:style-name="ce3" office:value-type="string" calcext:value-type="string">
            <text:p><text:a xlink:href="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" xlink:type="simple">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D, Marcos Freire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taviana Matos</text:p>
          </table:table-cell>
          <table:table-cell table:style-name="ce2" office:value-type="string" calcext:value-type="string">
            <text:p>Av. D, 112 - Marcos Freire III, Nossa Sra. do Socorro - SE, 49160-000</text:p>
          </table:table-cell>
          <table:table-cell table:style-name="ce3" office:value-type="string" calcext:value-type="string">
            <text:p><text:a xlink:href="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" xlink:type="simple">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203, Marcos Freire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taviana Matos</text:p>
          </table:table-cell>
          <table:table-cell table:style-name="ce2" office:value-type="string" calcext:value-type="string">
            <text:p>Av. D, 112 - Marcos Freire III, Nossa Sra. do Socorro - SE, 49160-000</text:p>
          </table:table-cell>
          <table:table-cell table:style-name="ce3" office:value-type="string" calcext:value-type="string">
            <text:p><text:a xlink:href="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" xlink:type="simple">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v. Perimetral I, Marcos Freire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taviana Matos</text:p>
          </table:table-cell>
          <table:table-cell table:style-name="ce2" office:value-type="string" calcext:value-type="string">
            <text:p>Av. D, 112 - Marcos Freire III, Nossa Sra. do Socorro - SE, 49160-000</text:p>
          </table:table-cell>
          <table:table-cell table:style-name="ce3" office:value-type="string" calcext:value-type="string">
            <text:p><text:a xlink:href="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" xlink:type="simple">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212, Marcos Freire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taviana Matos</text:p>
          </table:table-cell>
          <table:table-cell table:style-name="ce2" office:value-type="string" calcext:value-type="string">
            <text:p>Av. D, 112 - Marcos Freire III, Nossa Sra. do Socorro - SE, 49160-000</text:p>
          </table:table-cell>
          <table:table-cell table:style-name="ce3" office:value-type="string" calcext:value-type="string">
            <text:p><text:a xlink:href="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" xlink:type="simple">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213, Marcos Freire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taviana Matos</text:p>
          </table:table-cell>
          <table:table-cell table:style-name="ce2" office:value-type="string" calcext:value-type="string">
            <text:p>Av. D, 112 - Marcos Freire III, Nossa Sra. do Socorro - SE, 49160-000</text:p>
          </table:table-cell>
          <table:table-cell table:style-name="ce3" office:value-type="string" calcext:value-type="string">
            <text:p><text:a xlink:href="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" xlink:type="simple">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214, Marcos Freire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taviana Matos</text:p>
          </table:table-cell>
          <table:table-cell table:style-name="ce2" office:value-type="string" calcext:value-type="string">
            <text:p>Av. D, 112 - Marcos Freire III, Nossa Sra. do Socorro - SE, 49160-000</text:p>
          </table:table-cell>
          <table:table-cell table:style-name="ce3" office:value-type="string" calcext:value-type="string">
            <text:p><text:a xlink:href="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" xlink:type="simple">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A 49, Marcos Freire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taviana Matos</text:p>
          </table:table-cell>
          <table:table-cell table:style-name="ce2" office:value-type="string" calcext:value-type="string">
            <text:p>Av. D, 112 - Marcos Freire III, Nossa Sra. do Socorro - SE, 49160-000</text:p>
          </table:table-cell>
          <table:table-cell table:style-name="ce3" office:value-type="string" calcext:value-type="string">
            <text:p><text:a xlink:href="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" xlink:type="simple">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A51, Marcos Freire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taviana Matos</text:p>
          </table:table-cell>
          <table:table-cell table:style-name="ce2" office:value-type="string" calcext:value-type="string">
            <text:p>Av. D, 112 - Marcos Freire III, Nossa Sra. do Socorro - SE, 49160-000</text:p>
          </table:table-cell>
          <table:table-cell table:style-name="ce3" office:value-type="string" calcext:value-type="string">
            <text:p><text:a xlink:href="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" xlink:type="simple">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A44, Marcos Freire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taviana Matos</text:p>
          </table:table-cell>
          <table:table-cell table:style-name="ce2" office:value-type="string" calcext:value-type="string">
            <text:p>Av. D, 112 - Marcos Freire III, Nossa Sra. do Socorro - SE, 49160-000</text:p>
          </table:table-cell>
          <table:table-cell table:style-name="ce3" office:value-type="string" calcext:value-type="string">
            <text:p><text:a xlink:href="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" xlink:type="simple">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A46, Marcos Freire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taviana Matos</text:p>
          </table:table-cell>
          <table:table-cell table:style-name="ce2" office:value-type="string" calcext:value-type="string">
            <text:p>Av. D, 112 - Marcos Freire III, Nossa Sra. do Socorro - SE, 49160-000</text:p>
          </table:table-cell>
          <table:table-cell table:style-name="ce3" office:value-type="string" calcext:value-type="string">
            <text:p><text:a xlink:href="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" xlink:type="simple">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avessa Neide, Marcos Freire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taviana Matos</text:p>
          </table:table-cell>
          <table:table-cell table:style-name="ce2" office:value-type="string" calcext:value-type="string">
            <text:p>Av. D, 112 - Marcos Freire III, Nossa Sra. do Socorro - SE, 49160-000</text:p>
          </table:table-cell>
          <table:table-cell table:style-name="ce3" office:value-type="string" calcext:value-type="string">
            <text:p><text:a xlink:href="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" xlink:type="simple">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215, Marcos Freire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taviana Matos</text:p>
          </table:table-cell>
          <table:table-cell table:style-name="ce2" office:value-type="string" calcext:value-type="string">
            <text:p>Av. D, 112 - Marcos Freire III, Nossa Sra. do Socorro - SE, 49160-000</text:p>
          </table:table-cell>
          <table:table-cell table:style-name="ce3" office:value-type="string" calcext:value-type="string">
            <text:p><text:a xlink:href="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" xlink:type="simple">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v. Perimetral I, Marcos Freire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taviana Matos</text:p>
          </table:table-cell>
          <table:table-cell table:style-name="ce2" office:value-type="string" calcext:value-type="string">
            <text:p>Av. D, 112 - Marcos Freire III, Nossa Sra. do Socorro - SE, 49160-000</text:p>
          </table:table-cell>
          <table:table-cell table:style-name="ce3" office:value-type="string" calcext:value-type="string">
            <text:p><text:a xlink:href="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" xlink:type="simple">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221, Marcos Freire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taviana Matos</text:p>
          </table:table-cell>
          <table:table-cell table:style-name="ce2" office:value-type="string" calcext:value-type="string">
            <text:p>Av. D, 112 - Marcos Freire III, Nossa Sra. do Socorro - SE, 49160-000</text:p>
          </table:table-cell>
          <table:table-cell table:style-name="ce3" office:value-type="string" calcext:value-type="string">
            <text:p><text:a xlink:href="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" xlink:type="simple">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222, Marcos Freire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taviana Matos</text:p>
          </table:table-cell>
          <table:table-cell table:style-name="ce2" office:value-type="string" calcext:value-type="string">
            <text:p>Av. D, 112 - Marcos Freire III, Nossa Sra. do Socorro - SE, 49160-000</text:p>
          </table:table-cell>
          <table:table-cell table:style-name="ce3" office:value-type="string" calcext:value-type="string">
            <text:p><text:a xlink:href="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" xlink:type="simple">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223, Marcos Freire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taviana Matos</text:p>
          </table:table-cell>
          <table:table-cell table:style-name="ce2" office:value-type="string" calcext:value-type="string">
            <text:p>Av. D, 112 - Marcos Freire III, Nossa Sra. do Socorro - SE, 49160-000</text:p>
          </table:table-cell>
          <table:table-cell table:style-name="ce3" office:value-type="string" calcext:value-type="string">
            <text:p><text:a xlink:href="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" xlink:type="simple">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224, Marcos Freire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taviana Matos</text:p>
          </table:table-cell>
          <table:table-cell table:style-name="ce2" office:value-type="string" calcext:value-type="string">
            <text:p>Av. D, 112 - Marcos Freire III, Nossa Sra. do Socorro - SE, 49160-000</text:p>
          </table:table-cell>
          <table:table-cell table:style-name="ce3" office:value-type="string" calcext:value-type="string">
            <text:p><text:a xlink:href="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" xlink:type="simple">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204, Marcos Freire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taviana Matos</text:p>
          </table:table-cell>
          <table:table-cell table:style-name="ce2" office:value-type="string" calcext:value-type="string">
            <text:p>Av. D, 112 - Marcos Freire III, Nossa Sra. do Socorro - SE, 49160-000</text:p>
          </table:table-cell>
          <table:table-cell table:style-name="ce3" office:value-type="string" calcext:value-type="string">
            <text:p><text:a xlink:href="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" xlink:type="simple">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205, Marcos Freire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taviana Matos</text:p>
          </table:table-cell>
          <table:table-cell table:style-name="ce2" office:value-type="string" calcext:value-type="string">
            <text:p>Av. D, 112 - Marcos Freire III, Nossa Sra. do Socorro - SE, 49160-000</text:p>
          </table:table-cell>
          <table:table-cell table:style-name="ce3" office:value-type="string" calcext:value-type="string">
            <text:p><text:a xlink:href="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" xlink:type="simple">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206, Marcos Freire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taviana Matos</text:p>
          </table:table-cell>
          <table:table-cell table:style-name="ce2" office:value-type="string" calcext:value-type="string">
            <text:p>Av. D, 112 - Marcos Freire III, Nossa Sra. do Socorro - SE, 49160-000</text:p>
          </table:table-cell>
          <table:table-cell table:style-name="ce3" office:value-type="string" calcext:value-type="string">
            <text:p><text:a xlink:href="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" xlink:type="simple">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207, Marcos Freire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taviana Matos</text:p>
          </table:table-cell>
          <table:table-cell table:style-name="ce2" office:value-type="string" calcext:value-type="string">
            <text:p>Av. D, 112 - Marcos Freire III, Nossa Sra. do Socorro - SE, 49160-000</text:p>
          </table:table-cell>
          <table:table-cell table:style-name="ce3" office:value-type="string" calcext:value-type="string">
            <text:p><text:a xlink:href="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" xlink:type="simple">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208, Marcos Freire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taviana Matos</text:p>
          </table:table-cell>
          <table:table-cell table:style-name="ce2" office:value-type="string" calcext:value-type="string">
            <text:p>Av. D, 112 - Marcos Freire III, Nossa Sra. do Socorro - SE, 49160-000</text:p>
          </table:table-cell>
          <table:table-cell table:style-name="ce3" office:value-type="string" calcext:value-type="string">
            <text:p><text:a xlink:href="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" xlink:type="simple">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216, Marcos Freire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taviana Matos</text:p>
          </table:table-cell>
          <table:table-cell table:style-name="ce2" office:value-type="string" calcext:value-type="string">
            <text:p>Av. D, 112 - Marcos Freire III, Nossa Sra. do Socorro - SE, 49160-000</text:p>
          </table:table-cell>
          <table:table-cell table:style-name="ce3" office:value-type="string" calcext:value-type="string">
            <text:p><text:a xlink:href="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" xlink:type="simple">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217, Marcos Freire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taviana Matos</text:p>
          </table:table-cell>
          <table:table-cell table:style-name="ce2" office:value-type="string" calcext:value-type="string">
            <text:p>Av. D, 112 - Marcos Freire III, Nossa Sra. do Socorro - SE, 49160-000</text:p>
          </table:table-cell>
          <table:table-cell table:style-name="ce3" office:value-type="string" calcext:value-type="string">
            <text:p><text:a xlink:href="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" xlink:type="simple">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218, Marcos Freire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taviana Matos</text:p>
          </table:table-cell>
          <table:table-cell table:style-name="ce2" office:value-type="string" calcext:value-type="string">
            <text:p>Av. D, 112 - Marcos Freire III, Nossa Sra. do Socorro - SE, 49160-000</text:p>
          </table:table-cell>
          <table:table-cell table:style-name="ce3" office:value-type="string" calcext:value-type="string">
            <text:p><text:a xlink:href="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" xlink:type="simple">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v. Perimetral I, Marcos Freire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taviana Matos</text:p>
          </table:table-cell>
          <table:table-cell table:style-name="ce2" office:value-type="string" calcext:value-type="string">
            <text:p>Av. D, 112 - Marcos Freire III, Nossa Sra. do Socorro - SE, 49160-000</text:p>
          </table:table-cell>
          <table:table-cell table:style-name="ce3" office:value-type="string" calcext:value-type="string">
            <text:p><text:a xlink:href="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" xlink:type="simple">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225, Marcos Freire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taviana Matos</text:p>
          </table:table-cell>
          <table:table-cell table:style-name="ce2" office:value-type="string" calcext:value-type="string">
            <text:p>Av. D, 112 - Marcos Freire III, Nossa Sra. do Socorro - SE, 49160-000</text:p>
          </table:table-cell>
          <table:table-cell table:style-name="ce3" office:value-type="string" calcext:value-type="string">
            <text:p><text:a xlink:href="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" xlink:type="simple">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226, Marcos Freire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taviana Matos</text:p>
          </table:table-cell>
          <table:table-cell table:style-name="ce2" office:value-type="string" calcext:value-type="string">
            <text:p>Av. D, 112 - Marcos Freire III, Nossa Sra. do Socorro - SE, 49160-000</text:p>
          </table:table-cell>
          <table:table-cell table:style-name="ce3" office:value-type="string" calcext:value-type="string">
            <text:p><text:a xlink:href="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" xlink:type="simple">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227, Marcos Freire, Nossa Senhora do Socorro - S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Otaviana Matos</text:p>
          </table:table-cell>
          <table:table-cell table:style-name="ce2" office:value-type="string" calcext:value-type="string">
            <text:p>Av. D, 112 - Marcos Freire III, Nossa Sra. do Socorro - SE, 49160-000</text:p>
          </table:table-cell>
          <table:table-cell table:style-name="ce3" office:value-type="string" calcext:value-type="string">
            <text:p><text:a xlink:href="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" xlink:type="simple">https://www.google.com/maps/place/Unidade+de+Saude+Otaviana+Matos/@-10.8314917,-37.0842267,17z/data=!4m14!1m7!3m6!1s0x7054c52a258f493:0xd65ce782d97d3905!2sUnidade+de+Saude+Otaviana+Matos!8m2!3d-10.8314917!4d-37.0816518!16s%2Fg%2F11cn3l__j5!3m5!1s0x7054c52a258f493:0xd65ce782d97d3905!8m2!3d-10.8314917!4d-37.0816518!16s%2Fg%2F11cn3l__j5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av. Perimetral I, Marcos Freire, Nossa Senhora do Socorro - SE</text:p>
          </table:table-cell>
          <table:table-cell table:number-columns-repeated="1019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se_do_prado_barreto " table:style-name="ta24">
        <table:table-column table:style-name="co4" table:number-columns-repeated="1024" table:default-cell-style-name="Default"/>
        <table:table-row table:style-name="ro1">
          <table:table-cell table:style-name="ce1" office:value-type="string" calcext:value-type="string">
            <text:p>ubs_referencia</text:p>
          </table:table-cell>
          <table:table-cell table:style-name="ce1" office:value-type="string" calcext:value-type="string">
            <text:p>localizacao_ubs</text:p>
          </table:table-cell>
          <table:table-cell table:style-name="ce1" office:value-type="string" calcext:value-type="string">
            <text:p>link_map_ubs</text:p>
          </table:table-cell>
          <table:table-cell table:style-name="ce2" office:value-type="string" calcext:value-type="string">
            <text:p>Microarea</text:p>
          </table:table-cell>
          <table:table-cell table:style-name="ce2" office:value-type="string" calcext:value-type="string">
            <text:p>Endereco_Complet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do Prado Barreto</text:p>
          </table:table-cell>
          <table:table-cell table:style-name="ce2" office:value-type="string" calcext:value-type="string">
            <text:p>〒49160-000 Sergipe, Nossa Sra. do Socorro, Piabeta, I 1通り</text:p>
          </table:table-cell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B3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C3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avessa F4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A3 (206 a 811)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v. Central (167 a 1885)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. C3 (28 a 548)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. E3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D3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v. Contorno (2000 a 3000)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C4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D4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E4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F4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K4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avessa A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avessa B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avessa C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v. Contorno (1400 a 1558)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A4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3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4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L 4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v. Central 1600 (número par)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v. Contorno/Maria do Carmo Santos (1724 a 1998)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rav. D 4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ua D2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ua E2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ua F2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ua G4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ua H4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iabetinha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ua C2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ua 4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ua A2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rav. Santo Antônio, 2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ítio do Vigário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A2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B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C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v. Central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I2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Fabio Oliveira Barreto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F2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v. Contorno (13 a 581)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ot. Parque Ilza: Rua/Trav. Vanda Carmem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ot. Parque Ilza: Rua José Augusto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ot. Parque Ilza: Maria Nelita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ot. Parque Ilza: Maria Miralda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ot. Parque Ilza: Rua/Trav. Tim Lopes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ot. Parque Ilza: Rua A (Quadra 1)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contorno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E2 (n° impar)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av. I4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av. contorno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v. Contorno (666 a 1780)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C2 (até 389)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B2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F2 (96 a 276)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G2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H2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av. A2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ot. São Vicente: Rua A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ot. São Vicente: Rua B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ot. São Vicente: Rua C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ot. São Vicente: Rua D3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ot. São Vicente: Rua F (até 180)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ot. São Vicente: Rua G (até 70)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ot. São Vicente: Rua H (2 e 3)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ot. Jaluiz: Rua A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ot. Jaluiz: Rua B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ot. Jaluiz: Rua C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ot. Jaluiz: Trav. B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ot. Jaluiz: Trav. D (até o sitio)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Lot. Jaluiz: Rua F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Lot. Jaluiz: Rua G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Lot. Jaluiz: Rua H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Lot. Jaluiz: Rua D (depois do sitio)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Lot. Beija-flor (Energisa)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v. Central (753 a 935)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/Trav. A1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/Trav. B1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/Trav. C1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/Trav. D1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av. A3 (1022 a 1188)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. A3 (801 a 1020)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. E1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. F1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. G1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. B1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v. H1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v. Central (1190 a 1544)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E2 (32 a 292)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av. E2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av. J4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C2 (392 a 493)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A2 (403 a 562)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v. Central (01 a 35)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ot. Campo Belo: Rua A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ot. Campo Belo: Rua B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ot. Campo Belo: Rua C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ot. Campo Belo: Rua D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K1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I1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J1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rav. Manoel Cruz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rav. A3 (500 a 800)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v. Central (02 a 282)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ua José Augusto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ua Jericó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ua Galileia (sem condomínios)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ua Samaria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ua Apocalipse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ua Jerusalem, Piabeta, Nossa Senhora do Socorro - 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<text:a xlink:href="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" xlink:type="simple">https://www.google.com/maps/place/US+Dr+Lauro+Maia/@-10.899709,-37.1202254,17.91z/data=!4m10!1m2!2m1!1sUbs+lauro+maia,+nossa+senhora+do+socorro!3m6!1s0x71ab29a49066921:0x83de4572cb8568cf!8m2!3d-10.8980198!4d-37.1173473!15sCihVYnMgbGF1cm8gbWFpYSwgbm9zc2Egc2VuaG9yYSBkbyBzb2NvcnJvkgEVcHVibGljX21lZGljYWxfY2VudGVy4AEA!16s%2Fg%2F11kn6qkl25?entry=ttu&amp;g_ep=EgoyMDI1MTIwOS4wIKXMDSoASAFQAw%3D%3D</text:a>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ua Canaa (452 a 720), Piabeta, Nossa Senhora do Socorro - SE</text:p>
          </table:table-cell>
          <table:table-cell table:number-columns-repeated="1019"/>
        </table:table-row>
        <table:table-row table:style-name="ro2" table:number-rows-repeated="10484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se de Carvalho" table:style-name="ta25">
        <table:table-column table:style-name="co4" table:number-columns-repeated="4" table:default-cell-style-name="Default"/>
        <table:table-column table:style-name="co46" table:default-cell-style-name="Default"/>
        <table:table-column table:style-name="co4" table:number-columns-repeated="1019" table:default-cell-style-name="Default"/>
        <table:table-row table:style-name="ro1">
          <table:table-cell table:style-name="ce2" office:value-type="string" calcext:value-type="string">
            <text:p>ubs_referencia</text:p>
          </table:table-cell>
          <table:table-cell table:style-name="ce2" office:value-type="string" calcext:value-type="string">
            <text:p>localizacao_ubs</text:p>
          </table:table-cell>
          <table:table-cell table:style-name="ce2" office:value-type="string" calcext:value-type="string">
            <text:p>link_map_ubs</text:p>
          </table:table-cell>
          <table:table-cell table:style-name="ce2" office:value-type="string" calcext:value-type="string">
            <text:p>Microarea</text:p>
          </table:table-cell>
          <table:table-cell table:style-name="ce2" office:value-type="string" calcext:value-type="string">
            <text:p>Endereco_Complet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de Carvalho Peixoto</text:p>
          </table:table-cell>
          <table:table-cell table:style-name="ce2" office:value-type="string" calcext:value-type="string">
            <text:p>Av. Primavera - Mangabeira, Nossa Sra. do Socorro - SE, 49155-710</text:p>
          </table:table-cell>
          <table:table-cell table:style-name="ce3" office:value-type="string" calcext:value-type="string">
            <text:p><text:a xlink:href="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" xlink:type="simple">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01, Mangabei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de Carvalho Peixoto</text:p>
          </table:table-cell>
          <table:table-cell table:style-name="ce2" office:value-type="string" calcext:value-type="string">
            <text:p>Av. Primavera - Mangabeira, Nossa Sra. do Socorro - SE, 49155-710</text:p>
          </table:table-cell>
          <table:table-cell table:style-name="ce3" office:value-type="string" calcext:value-type="string">
            <text:p><text:a xlink:href="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" xlink:type="simple">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03, Mangabei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de Carvalho Peixoto</text:p>
          </table:table-cell>
          <table:table-cell table:style-name="ce2" office:value-type="string" calcext:value-type="string">
            <text:p>Av. Primavera - Mangabeira, Nossa Sra. do Socorro - SE, 49155-710</text:p>
          </table:table-cell>
          <table:table-cell table:style-name="ce3" office:value-type="string" calcext:value-type="string">
            <text:p><text:a xlink:href="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" xlink:type="simple">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05, Mangabei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de Carvalho Peixoto</text:p>
          </table:table-cell>
          <table:table-cell table:style-name="ce2" office:value-type="string" calcext:value-type="string">
            <text:p>Av. Primavera - Mangabeira, Nossa Sra. do Socorro - SE, 49155-710</text:p>
          </table:table-cell>
          <table:table-cell table:style-name="ce3" office:value-type="string" calcext:value-type="string">
            <text:p><text:a xlink:href="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" xlink:type="simple">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07, Mangabei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de Carvalho Peixoto</text:p>
          </table:table-cell>
          <table:table-cell table:style-name="ce2" office:value-type="string" calcext:value-type="string">
            <text:p>Av. Primavera - Mangabeira, Nossa Sra. do Socorro - SE, 49155-710</text:p>
          </table:table-cell>
          <table:table-cell table:style-name="ce3" office:value-type="string" calcext:value-type="string">
            <text:p><text:a xlink:href="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" xlink:type="simple">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ua 09, Mangabei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de Carvalho Peixoto</text:p>
          </table:table-cell>
          <table:table-cell table:style-name="ce2" office:value-type="string" calcext:value-type="string">
            <text:p>Av. Primavera - Mangabeira, Nossa Sra. do Socorro - SE, 49155-710</text:p>
          </table:table-cell>
          <table:table-cell table:style-name="ce3" office:value-type="string" calcext:value-type="string">
            <text:p><text:a xlink:href="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" xlink:type="simple">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02, Mangabei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de Carvalho Peixoto</text:p>
          </table:table-cell>
          <table:table-cell table:style-name="ce2" office:value-type="string" calcext:value-type="string">
            <text:p>Av. Primavera - Mangabeira, Nossa Sra. do Socorro - SE, 49155-710</text:p>
          </table:table-cell>
          <table:table-cell table:style-name="ce3" office:value-type="string" calcext:value-type="string">
            <text:p><text:a xlink:href="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" xlink:type="simple">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04, Mangabei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de Carvalho Peixoto</text:p>
          </table:table-cell>
          <table:table-cell table:style-name="ce2" office:value-type="string" calcext:value-type="string">
            <text:p>Av. Primavera - Mangabeira, Nossa Sra. do Socorro - SE, 49155-710</text:p>
          </table:table-cell>
          <table:table-cell table:style-name="ce3" office:value-type="string" calcext:value-type="string">
            <text:p><text:a xlink:href="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" xlink:type="simple">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06, Mangabei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de Carvalho Peixoto</text:p>
          </table:table-cell>
          <table:table-cell table:style-name="ce2" office:value-type="string" calcext:value-type="string">
            <text:p>Av. Primavera - Mangabeira, Nossa Sra. do Socorro - SE, 49155-710</text:p>
          </table:table-cell>
          <table:table-cell table:style-name="ce3" office:value-type="string" calcext:value-type="string">
            <text:p><text:a xlink:href="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" xlink:type="simple">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08, Mangabei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de Carvalho Peixoto</text:p>
          </table:table-cell>
          <table:table-cell table:style-name="ce2" office:value-type="string" calcext:value-type="string">
            <text:p>Av. Primavera - Mangabeira, Nossa Sra. do Socorro - SE, 49155-710</text:p>
          </table:table-cell>
          <table:table-cell table:style-name="ce3" office:value-type="string" calcext:value-type="string">
            <text:p><text:a xlink:href="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" xlink:type="simple">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10, Mangabei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de Carvalho Peixoto</text:p>
          </table:table-cell>
          <table:table-cell table:style-name="ce2" office:value-type="string" calcext:value-type="string">
            <text:p>Av. Primavera - Mangabeira, Nossa Sra. do Socorro - SE, 49155-710</text:p>
          </table:table-cell>
          <table:table-cell table:style-name="ce3" office:value-type="string" calcext:value-type="string">
            <text:p><text:a xlink:href="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" xlink:type="simple">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ua Flor de Lis, Mangabei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de Carvalho Peixoto</text:p>
          </table:table-cell>
          <table:table-cell table:style-name="ce2" office:value-type="string" calcext:value-type="string">
            <text:p>Av. Primavera - Mangabeira, Nossa Sra. do Socorro - SE, 49155-710</text:p>
          </table:table-cell>
          <table:table-cell table:style-name="ce3" office:value-type="string" calcext:value-type="string">
            <text:p><text:a xlink:href="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" xlink:type="simple">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11, Mangabei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de Carvalho Peixoto</text:p>
          </table:table-cell>
          <table:table-cell table:style-name="ce2" office:value-type="string" calcext:value-type="string">
            <text:p>Av. Primavera - Mangabeira, Nossa Sra. do Socorro - SE, 49155-710</text:p>
          </table:table-cell>
          <table:table-cell table:style-name="ce3" office:value-type="string" calcext:value-type="string">
            <text:p><text:a xlink:href="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" xlink:type="simple">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12, Mangabei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de Carvalho Peixoto</text:p>
          </table:table-cell>
          <table:table-cell table:style-name="ce2" office:value-type="string" calcext:value-type="string">
            <text:p>Av. Primavera - Mangabeira, Nossa Sra. do Socorro - SE, 49155-710</text:p>
          </table:table-cell>
          <table:table-cell table:style-name="ce3" office:value-type="string" calcext:value-type="string">
            <text:p><text:a xlink:href="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" xlink:type="simple">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14, Mangabei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de Carvalho Peixoto</text:p>
          </table:table-cell>
          <table:table-cell table:style-name="ce2" office:value-type="string" calcext:value-type="string">
            <text:p>Av. Primavera - Mangabeira, Nossa Sra. do Socorro - SE, 49155-710</text:p>
          </table:table-cell>
          <table:table-cell table:style-name="ce3" office:value-type="string" calcext:value-type="string">
            <text:p><text:a xlink:href="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" xlink:type="simple">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Flor de Laranjeiras, Mangabei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de Carvalho Peixoto</text:p>
          </table:table-cell>
          <table:table-cell table:style-name="ce2" office:value-type="string" calcext:value-type="string">
            <text:p>Av. Primavera - Mangabeira, Nossa Sra. do Socorro - SE, 49155-710</text:p>
          </table:table-cell>
          <table:table-cell table:style-name="ce3" office:value-type="string" calcext:value-type="string">
            <text:p><text:a xlink:href="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" xlink:type="simple">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Copo de Leite, Mangabei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de Carvalho Peixoto</text:p>
          </table:table-cell>
          <table:table-cell table:style-name="ce2" office:value-type="string" calcext:value-type="string">
            <text:p>Av. Primavera - Mangabeira, Nossa Sra. do Socorro - SE, 49155-710</text:p>
          </table:table-cell>
          <table:table-cell table:style-name="ce3" office:value-type="string" calcext:value-type="string">
            <text:p><text:a xlink:href="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" xlink:type="simple">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Girassol, Mangabei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de Carvalho Peixoto</text:p>
          </table:table-cell>
          <table:table-cell table:style-name="ce2" office:value-type="string" calcext:value-type="string">
            <text:p>Av. Primavera - Mangabeira, Nossa Sra. do Socorro - SE, 49155-710</text:p>
          </table:table-cell>
          <table:table-cell table:style-name="ce3" office:value-type="string" calcext:value-type="string">
            <text:p><text:a xlink:href="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" xlink:type="simple">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Jacinto, Mangabei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de Carvalho Peixoto</text:p>
          </table:table-cell>
          <table:table-cell table:style-name="ce2" office:value-type="string" calcext:value-type="string">
            <text:p>Av. Primavera - Mangabeira, Nossa Sra. do Socorro - SE, 49155-710</text:p>
          </table:table-cell>
          <table:table-cell table:style-name="ce3" office:value-type="string" calcext:value-type="string">
            <text:p><text:a xlink:href="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" xlink:type="simple">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Violeta, Mangabei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de Carvalho Peixoto</text:p>
          </table:table-cell>
          <table:table-cell table:style-name="ce2" office:value-type="string" calcext:value-type="string">
            <text:p>Av. Primavera - Mangabeira, Nossa Sra. do Socorro - SE, 49155-710</text:p>
          </table:table-cell>
          <table:table-cell table:style-name="ce3" office:value-type="string" calcext:value-type="string">
            <text:p><text:a xlink:href="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" xlink:type="simple">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</text:a>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ua Vitória Régia, Mangabei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de Carvalho Peixoto</text:p>
          </table:table-cell>
          <table:table-cell table:style-name="ce2" office:value-type="string" calcext:value-type="string">
            <text:p>Av. Primavera - Mangabeira, Nossa Sra. do Socorro - SE, 49155-710</text:p>
          </table:table-cell>
          <table:table-cell table:style-name="ce3" office:value-type="string" calcext:value-type="string">
            <text:p><text:a xlink:href="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" xlink:type="simple">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Margarida, Mangabei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de Carvalho Peixoto</text:p>
          </table:table-cell>
          <table:table-cell table:style-name="ce2" office:value-type="string" calcext:value-type="string">
            <text:p>Av. Primavera - Mangabeira, Nossa Sra. do Socorro - SE, 49155-710</text:p>
          </table:table-cell>
          <table:table-cell table:style-name="ce3" office:value-type="string" calcext:value-type="string">
            <text:p><text:a xlink:href="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" xlink:type="simple">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Jasmim, Mangabei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de Carvalho Peixoto</text:p>
          </table:table-cell>
          <table:table-cell table:style-name="ce2" office:value-type="string" calcext:value-type="string">
            <text:p>Av. Primavera - Mangabeira, Nossa Sra. do Socorro - SE, 49155-710</text:p>
          </table:table-cell>
          <table:table-cell table:style-name="ce3" office:value-type="string" calcext:value-type="string">
            <text:p><text:a xlink:href="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" xlink:type="simple">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Flor de Maio, Mangabei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de Carvalho Peixoto</text:p>
          </table:table-cell>
          <table:table-cell table:style-name="ce2" office:value-type="string" calcext:value-type="string">
            <text:p>Av. Primavera - Mangabeira, Nossa Sra. do Socorro - SE, 49155-710</text:p>
          </table:table-cell>
          <table:table-cell table:style-name="ce3" office:value-type="string" calcext:value-type="string">
            <text:p><text:a xlink:href="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" xlink:type="simple">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Cravo Branco, Mangabei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de Carvalho Peixoto</text:p>
          </table:table-cell>
          <table:table-cell table:style-name="ce2" office:value-type="string" calcext:value-type="string">
            <text:p>Av. Primavera - Mangabeira, Nossa Sra. do Socorro - SE, 49155-710</text:p>
          </table:table-cell>
          <table:table-cell table:style-name="ce3" office:value-type="string" calcext:value-type="string">
            <text:p><text:a xlink:href="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" xlink:type="simple">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Primavera, Mangabei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de Carvalho Peixoto</text:p>
          </table:table-cell>
          <table:table-cell table:style-name="ce2" office:value-type="string" calcext:value-type="string">
            <text:p>Av. Primavera - Mangabeira, Nossa Sra. do Socorro - SE, 49155-710</text:p>
          </table:table-cell>
          <table:table-cell table:style-name="ce3" office:value-type="string" calcext:value-type="string">
            <text:p><text:a xlink:href="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" xlink:type="simple">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oteamento Nova Esperança, Mangabei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de Carvalho Peixoto</text:p>
          </table:table-cell>
          <table:table-cell table:style-name="ce2" office:value-type="string" calcext:value-type="string">
            <text:p>Av. Primavera - Mangabeira, Nossa Sra. do Socorro - SE, 49155-710</text:p>
          </table:table-cell>
          <table:table-cell table:style-name="ce3" office:value-type="string" calcext:value-type="string">
            <text:p><text:a xlink:href="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" xlink:type="simple">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Tulipa, Mangabei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de Carvalho Peixoto</text:p>
          </table:table-cell>
          <table:table-cell table:style-name="ce2" office:value-type="string" calcext:value-type="string">
            <text:p>Av. Primavera - Mangabeira, Nossa Sra. do Socorro - SE, 49155-710</text:p>
          </table:table-cell>
          <table:table-cell table:style-name="ce3" office:value-type="string" calcext:value-type="string">
            <text:p><text:a xlink:href="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" xlink:type="simple">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ua Roseira, Mangabei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de Carvalho Peixoto</text:p>
          </table:table-cell>
          <table:table-cell table:style-name="ce2" office:value-type="string" calcext:value-type="string">
            <text:p>Av. Primavera - Mangabeira, Nossa Sra. do Socorro - SE, 49155-710</text:p>
          </table:table-cell>
          <table:table-cell table:style-name="ce3" office:value-type="string" calcext:value-type="string">
            <text:p><text:a xlink:href="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" xlink:type="simple">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avessa Roseira, Mangabei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de Carvalho Peixoto</text:p>
          </table:table-cell>
          <table:table-cell table:style-name="ce2" office:value-type="string" calcext:value-type="string">
            <text:p>Av. Primavera - Mangabeira, Nossa Sra. do Socorro - SE, 49155-710</text:p>
          </table:table-cell>
          <table:table-cell table:style-name="ce3" office:value-type="string" calcext:value-type="string">
            <text:p><text:a xlink:href="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" xlink:type="simple">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ortênsia, Mangabei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de Carvalho Peixoto</text:p>
          </table:table-cell>
          <table:table-cell table:style-name="ce2" office:value-type="string" calcext:value-type="string">
            <text:p>Av. Primavera - Mangabeira, Nossa Sra. do Socorro - SE, 49155-710</text:p>
          </table:table-cell>
          <table:table-cell table:style-name="ce3" office:value-type="string" calcext:value-type="string">
            <text:p><text:a xlink:href="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" xlink:type="simple">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avessa Hortênsia, Mangabei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de Carvalho Peixoto</text:p>
          </table:table-cell>
          <table:table-cell table:style-name="ce2" office:value-type="string" calcext:value-type="string">
            <text:p>Av. Primavera - Mangabeira, Nossa Sra. do Socorro - SE, 49155-710</text:p>
          </table:table-cell>
          <table:table-cell table:style-name="ce3" office:value-type="string" calcext:value-type="string">
            <text:p><text:a xlink:href="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" xlink:type="simple">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írio da Paz, Mangabei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de Carvalho Peixoto</text:p>
          </table:table-cell>
          <table:table-cell table:style-name="ce2" office:value-type="string" calcext:value-type="string">
            <text:p>Av. Primavera - Mangabeira, Nossa Sra. do Socorro - SE, 49155-710</text:p>
          </table:table-cell>
          <table:table-cell table:style-name="ce3" office:value-type="string" calcext:value-type="string">
            <text:p><text:a xlink:href="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" xlink:type="simple">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avessa Lírio da Paz, Mangabei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de Carvalho Peixoto</text:p>
          </table:table-cell>
          <table:table-cell table:style-name="ce2" office:value-type="string" calcext:value-type="string">
            <text:p>Av. Primavera - Mangabeira, Nossa Sra. do Socorro - SE, 49155-710</text:p>
          </table:table-cell>
          <table:table-cell table:style-name="ce3" office:value-type="string" calcext:value-type="string">
            <text:p><text:a xlink:href="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" xlink:type="simple">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Orquídea, Mangabei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de Carvalho Peixoto</text:p>
          </table:table-cell>
          <table:table-cell table:style-name="ce2" office:value-type="string" calcext:value-type="string">
            <text:p>Av. Primavera - Mangabeira, Nossa Sra. do Socorro - SE, 49155-710</text:p>
          </table:table-cell>
          <table:table-cell table:style-name="ce3" office:value-type="string" calcext:value-type="string">
            <text:p><text:a xlink:href="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" xlink:type="simple">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ôr do Sol 1, Mangabei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de Carvalho Peixoto</text:p>
          </table:table-cell>
          <table:table-cell table:style-name="ce2" office:value-type="string" calcext:value-type="string">
            <text:p>Av. Primavera - Mangabeira, Nossa Sra. do Socorro - SE, 49155-710</text:p>
          </table:table-cell>
          <table:table-cell table:style-name="ce3" office:value-type="string" calcext:value-type="string">
            <text:p><text:a xlink:href="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" xlink:type="simple">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Major Aureliano, Mangabei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de Carvalho Peixoto</text:p>
          </table:table-cell>
          <table:table-cell table:style-name="ce2" office:value-type="string" calcext:value-type="string">
            <text:p>Av. Primavera - Mangabeira, Nossa Sra. do Socorro - SE, 49155-710</text:p>
          </table:table-cell>
          <table:table-cell table:style-name="ce3" office:value-type="string" calcext:value-type="string">
            <text:p><text:a xlink:href="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" xlink:type="simple">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lecrim, Mangabei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de Carvalho Peixoto</text:p>
          </table:table-cell>
          <table:table-cell table:style-name="ce2" office:value-type="string" calcext:value-type="string">
            <text:p>Av. Primavera - Mangabeira, Nossa Sra. do Socorro - SE, 49155-710</text:p>
          </table:table-cell>
          <table:table-cell table:style-name="ce3" office:value-type="string" calcext:value-type="string">
            <text:p><text:a xlink:href="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" xlink:type="simple">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ôr do Sol 1, Mangabei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de Carvalho Peixoto</text:p>
          </table:table-cell>
          <table:table-cell table:style-name="ce2" office:value-type="string" calcext:value-type="string">
            <text:p>Av. Primavera - Mangabeira, Nossa Sra. do Socorro - SE, 49155-710</text:p>
          </table:table-cell>
          <table:table-cell table:style-name="ce3" office:value-type="string" calcext:value-type="string">
            <text:p><text:a xlink:href="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" xlink:type="simple">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ôr do Sol 02, Mangabei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de Carvalho Peixoto</text:p>
          </table:table-cell>
          <table:table-cell table:style-name="ce2" office:value-type="string" calcext:value-type="string">
            <text:p>Av. Primavera - Mangabeira, Nossa Sra. do Socorro - SE, 49155-710</text:p>
          </table:table-cell>
          <table:table-cell table:style-name="ce3" office:value-type="string" calcext:value-type="string">
            <text:p><text:a xlink:href="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" xlink:type="simple">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vasão Mangabeira, Mangabei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de Carvalho Peixoto</text:p>
          </table:table-cell>
          <table:table-cell table:style-name="ce2" office:value-type="string" calcext:value-type="string">
            <text:p>Av. Primavera - Mangabeira, Nossa Sra. do Socorro - SE, 49155-710</text:p>
          </table:table-cell>
          <table:table-cell table:style-name="ce3" office:value-type="string" calcext:value-type="string">
            <text:p><text:a xlink:href="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" xlink:type="simple">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</text:a>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ua Divina Pastora, Mangabei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de Carvalho Peixoto</text:p>
          </table:table-cell>
          <table:table-cell table:style-name="ce2" office:value-type="string" calcext:value-type="string">
            <text:p>Av. Primavera - Mangabeira, Nossa Sra. do Socorro - SE, 49155-710</text:p>
          </table:table-cell>
          <table:table-cell table:style-name="ce3" office:value-type="string" calcext:value-type="string">
            <text:p><text:a xlink:href="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" xlink:type="simple">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</text:a></text:p>
          </table:table-cell>
          <table:table-cell table:style-name="ce2" office:value-type="string" calcext:value-type="string">
            <text:p>01 e 02</text:p>
          </table:table-cell>
          <table:table-cell table:style-name="ce2" office:value-type="string" calcext:value-type="string">
            <text:p>Travessa Nova Alvorada, Mangabei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de Carvalho Peixoto</text:p>
          </table:table-cell>
          <table:table-cell table:style-name="ce2" office:value-type="string" calcext:value-type="string">
            <text:p>Av. Primavera - Mangabeira, Nossa Sra. do Socorro - SE, 49155-710</text:p>
          </table:table-cell>
          <table:table-cell table:style-name="ce3" office:value-type="string" calcext:value-type="string">
            <text:p><text:a xlink:href="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" xlink:type="simple">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</text:a></text:p>
          </table:table-cell>
          <table:table-cell table:style-name="ce2" office:value-type="string" calcext:value-type="string">
            <text:p>01 e 02</text:p>
          </table:table-cell>
          <table:table-cell table:style-name="ce2" office:value-type="string" calcext:value-type="string">
            <text:p>Av. Areal Mangabeira, Mangabeira, Nossa Senhora do Socorro - 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osé de Carvalho Peixoto</text:p>
          </table:table-cell>
          <table:table-cell table:style-name="ce2" office:value-type="string" calcext:value-type="string">
            <text:p>Av. Primavera - Mangabeira, Nossa Sra. do Socorro - SE, 49155-710</text:p>
          </table:table-cell>
          <table:table-cell table:style-name="ce3" office:value-type="string" calcext:value-type="string">
            <text:p><text:a xlink:href="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" xlink:type="simple">https://www.google.com/maps/place/UBS+Jos%C3%A9+de+Carvalho+Peixoto/@-10.8575465,-37.0842211,15.5z/data=!4m14!1m7!3m6!1s0x7054d467b23acfb:0x279d0e8962f139e8!2sUBS+Jos%C3%A9+de+Carvalho+Peixoto!8m2!3d-10.857506!4d-37.075219!16s%2Fg%2F11p776g3dc!3m5!1s0x7054d467b23acfb:0x279d0e8962f139e8!8m2!3d-10.857506!4d-37.075219!16s%2Fg%2F11p776g3dc?entry=ttu&amp;g_ep=EgoyMDI1MTIwOS4wIKXMDSoKLDEwMDc5MjA3MUgBUAM%3D</text:a></text:p>
          </table:table-cell>
          <table:table-cell table:style-name="ce2" office:value-type="string" calcext:value-type="string">
            <text:p>01 e 02</text:p>
          </table:table-cell>
          <table:table-cell table:style-name="ce2" office:value-type="string" calcext:value-type="string">
            <text:p>Travessa Areal Mangabeira, Mangabeira, Nossa Senhora do Socorro - SE</text:p>
          </table:table-cell>
          <table:table-cell table:number-columns-repeated="1019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Google Sans Text&quot;" svg:font-family="'&quot;Google Sans Text&quot;'"/>
    <style:font-face style:name="&quot;Google Sans&quot;" svg:font-family="'&quot;Google Sans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nificada" style:display-name="PageStyle_Unific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lter_5f_Rocha" style:display-name="PageStyle_Valter_Roch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que_5f_Nossa_5f_Sra_5f_de_5f_Fatima" style:display-name="PageStyle_Parque_Nossa_Sra_de_Fati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f_5f_Luiz_5f_Pereira_5f_da_5f_Silva" style:display-name="PageStyle_Pref_Luiz_Pereira_da_Silv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nta_5f_Cecilia" style:display-name="PageStyle_Santa_Cecil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osé_5f_do_5f_Prado_5f_Franco_5f_Neto" style:display-name="PageStyle_José_do_Prado_Franco_Ne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ilton_5f_Rezende" style:display-name="PageStyle_Gilton_Rezen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cino_5f_Correia" style:display-name="PageStyle_Alcino_Corre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ciano_5f_Guajara" style:display-name="PageStyle_Muciano_Guajar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ldemar_5f_Pinto_5f_Pereira" style:display-name="PageStyle_Valdemar_Pinto_Pereir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zinete_5f_Gomes_20_" style:display-name="PageStyle_Suzinete_Gomes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osafa_5f_Mota" style:display-name="PageStyle_Josafa_Mo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rvasio" style:display-name="PageStyle_Gervas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ia_5f_Lenice" style:display-name="PageStyle_Maria_Leni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cides_5f_Alves" style:display-name="PageStyle_Alcides_Alv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tônio_5f_Carlos_5f_Leite_5f_Franco" style:display-name="PageStyle_Antônio_Carlos_Leite_Franc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ose_5f_Alves_5f_dos_5f_Santos" style:display-name="PageStyle_Jose_Alves_dos_Sa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itor_5f_Dias_5f_Soares" style:display-name="PageStyle_Heitor_Dias_Soa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ncredo_5f_Neves_20_" style:display-name="PageStyle_Tancredo_Neves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gival_5f_Messias" style:display-name="PageStyle_Mugival_Messi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tonio_5f_Nascimento" style:display-name="PageStyle_Antonio_Nascimen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uro_5f_maia_20_" style:display-name="PageStyle_Lauro_maia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taviana_5f_Matos" style:display-name="PageStyle_Otaviana_Ma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ose_5f_do_5f_prado_5f_barreto_20_" style:display-name="PageStyle_Jose_do_prado_barreto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ose_20_de_20_Carvalho" style:display-name="PageStyle_Jose de Carvalh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5" meta:cell-count="5697" meta:object-count="0"/>
    <meta:generator>LibreOfficeDev/6.0.5.2$Linux_X86_64 LibreOffice_project/</meta:generator>
  </office:meta>
</office:document-meta>
</file>